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132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1.492cm"/>
    </style:style>
    <style:style style:name="co8" style:family="table-column">
      <style:table-column-properties fo:break-before="auto" style:column-width="1.438cm"/>
    </style:style>
    <style:style style:name="co9" style:family="table-column">
      <style:table-column-properties fo:break-before="auto" style:column-width="1.078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4.367cm"/>
    </style:style>
    <style:style style:name="co13" style:family="table-column">
      <style:table-column-properties fo:break-before="auto" style:column-width="4.704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0.995cm"/>
    </style:style>
    <style:style style:name="co16" style:family="table-column">
      <style:table-column-properties fo:break-before="auto" style:column-width="1.05cm"/>
    </style:style>
    <style:style style:name="co17" style:family="table-column">
      <style:table-column-properties fo:break-before="auto" style:column-width="1.187cm"/>
    </style:style>
    <style:style style:name="co18" style:family="table-column">
      <style:table-column-properties fo:break-before="auto" style:column-width="1.244cm"/>
    </style:style>
    <style:style style:name="co19" style:family="table-column">
      <style:table-column-properties fo:break-before="auto" style:column-width="2.542cm"/>
    </style:style>
    <style:style style:name="co20" style:family="table-column">
      <style:table-column-properties fo:break-before="auto" style:column-width="2.404cm"/>
    </style:style>
    <style:style style:name="co21" style:family="table-column">
      <style:table-column-properties fo:break-before="auto" style:column-width="3.179cm"/>
    </style:style>
    <style:style style:name="co22" style:family="table-column">
      <style:table-column-properties fo:break-before="auto" style:column-width="2.792cm"/>
    </style:style>
    <style:style style:name="co23" style:family="table-column">
      <style:table-column-properties fo:break-before="auto" style:column-width="3.7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order="none"/>
    </style:style>
    <style:style style:name="ce9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11"/>
    <style:style style:name="ce12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1">
      <style:table-cell-properties fo:border="none"/>
    </style:style>
    <style:style style:name="ce14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5" style:family="table-cell" style:parent-style-name="Default" style:data-style-name="N0"/>
  </office:automatic-styles>
  <office:body>
    <office:spreadsheet>
      <table:table table:name="Trial1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7.36151408333333" calcext:value-type="float">
            <text:p>7,36</text:p>
          </table:table-cell>
          <table:table-cell office:value-type="float" office:value="80.773898896" calcext:value-type="float">
            <text:p>80,773898896</text:p>
          </table:table-cell>
          <table:table-cell office:value-type="float" office:value="69.7540513293" calcext:value-type="float">
            <text:p>69,7540513293</text:p>
          </table:table-cell>
          <table:table-cell table:style-name="ce11" table:formula="of:=([.K3]-[.L3])/[.K3]" office:value-type="percentage" office:value="0.136428322977062" calcext:value-type="percentage">
            <text:p>13,64%</text:p>
          </table:table-cell>
          <table:table-cell table:style-name="ce11" table:formula="of:=[.F3]/[.L3]" office:value-type="percentage" office:value="0.832209726800718" calcext:value-type="percentage">
            <text:p>83,22%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11.6909939333333" calcext:value-type="float">
            <text:p>11,69</text:p>
          </table:table-cell>
          <table:table-cell table:number-columns-repeated="2" office:value-type="float" office:value="98.5126471063" calcext:value-type="float">
            <text:p>98,5126471063</text:p>
          </table:table-cell>
          <table:table-cell table:style-name="ce11" table:formula="of:=([.K4]-[.L4])/[.K4]" office:value-type="percentage" office:value="0" calcext:value-type="percentage">
            <text:p>0,00%</text:p>
          </table:table-cell>
          <table:table-cell table:style-name="ce11" table:formula="of:=[.F4]/[.L4]" office:value-type="percentage" office:value="0.691281799853746" calcext:value-type="percentage">
            <text:p>69,13%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52414846666667" calcext:value-type="float">
            <text:p>2,52</text:p>
          </table:table-cell>
          <table:table-cell table:number-columns-repeated="2" office:value-type="float" office:value="134.289193943" calcext:value-type="float">
            <text:p>134,289193943</text:p>
          </table:table-cell>
          <table:table-cell table:style-name="ce11" table:formula="of:=([.K5]-[.L5])/[.K5]" office:value-type="percentage" office:value="0" calcext:value-type="percentage">
            <text:p>0,00%</text:p>
          </table:table-cell>
          <table:table-cell table:style-name="ce11" table:formula="of:=[.F5]/[.L5]" office:value-type="percentage" office:value="0.567953368104759" calcext:value-type="percentage">
            <text:p>56,80%</text:p>
          </table:table-cell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est-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.54" calcext:value-type="float">
            <text:p>96,54</text:p>
          </table:table-cell>
          <table:table-cell table:style-name="ce3" table:number-columns-repeated="2"/>
          <table:table-cell table:style-name="ce3" office:value-type="float" office:value="45" calcext:value-type="float">
            <text:p>45</text:p>
          </table:table-cell>
          <table:table-cell table:style-name="ce8" office:value-type="float" office:value="3.3666748" calcext:value-type="float">
            <text:p>3,37</text:p>
          </table:table-cell>
          <table:table-cell table:style-name="ce3" office:value-type="float" office:value="150.043261491" calcext:value-type="float">
            <text:p>150,043261491</text:p>
          </table:table-cell>
          <table:table-cell table:style-name="ce3" office:value-type="float" office:value="149.31698167" calcext:value-type="float">
            <text:p>149,31698167</text:p>
          </table:table-cell>
          <table:table-cell table:style-name="ce11" table:formula="of:=([.K6]-[.L6])/[.K6]" office:value-type="percentage" office:value="0.00484046943383448" calcext:value-type="percentage">
            <text:p>0,48%</text:p>
          </table:table-cell>
          <table:table-cell table:style-name="ce13" table:formula="of:=[.F6]/[.L6]" office:value-type="percentage" office:value="0.646544009397133" calcext:value-type="percentage">
            <text:p>64,65%</text:p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est-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style-name="ce9" office:value-type="float" office:value="5.71481758333333" calcext:value-type="float">
            <text:p>5,71</text:p>
          </table:table-cell>
          <table:table-cell table:style-name="ce4" office:value-type="float" office:value="168.169296399" calcext:value-type="float">
            <text:p>168,169296399</text:p>
          </table:table-cell>
          <table:table-cell table:style-name="ce4" office:value-type="float" office:value="158.66846142" calcext:value-type="float">
            <text:p>158,66846142</text:p>
          </table:table-cell>
          <table:table-cell table:style-name="ce12" table:formula="of:=([.K7]-[.L7])/[.K7]" office:value-type="percentage" office:value="0.0564956575453478" calcext:value-type="percentage">
            <text:p>5,65%</text:p>
          </table:table-cell>
          <table:table-cell table:style-name="ce12" table:formula="of:=[.F7]/[.L7]" office:value-type="percentage" office:value="0" calcext:value-type="percentage">
            <text:p>0,00%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63.2952891333333" calcext:value-type="float">
            <text:p>63,30</text:p>
          </table:table-cell>
          <table:table-cell office:value-type="float" office:value="335.846639067" calcext:value-type="float">
            <text:p>335,846639067</text:p>
          </table:table-cell>
          <table:table-cell office:value-type="float" office:value="312.962336205" calcext:value-type="float">
            <text:p>312,962336205</text:p>
          </table:table-cell>
          <table:table-cell table:style-name="ce11" table:formula="of:=([.K8]-[.L8])/[.K8]" office:value-type="percentage" office:value="0.0681391450739952" calcext:value-type="percentage">
            <text:p>6,81%</text:p>
          </table:table-cell>
          <table:table-cell table:style-name="ce11" table:formula="of:=[.F8]/[.L8]" office:value-type="percentage" office:value="0.940208983509304" calcext:value-type="percentage">
            <text:p>94,02%</text:p>
          </table:table-cell>
          <table:table-cell table:style-name="ce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60.49760165" calcext:value-type="float">
            <text:p>160,50</text:p>
          </table:table-cell>
          <table:table-cell office:value-type="float" office:value="427.48309039" calcext:value-type="float">
            <text:p>427,48309039</text:p>
          </table:table-cell>
          <table:table-cell office:value-type="float" office:value="373.887201069" calcext:value-type="float">
            <text:p>373,887201069</text:p>
          </table:table-cell>
          <table:table-cell table:style-name="ce11" table:formula="of:=([.K9]-[.L9])/[.K9]" office:value-type="percentage" office:value="0.125375460517289" calcext:value-type="percentage">
            <text:p>12,54%</text:p>
          </table:table-cell>
          <table:table-cell table:style-name="ce11" table:formula="of:=[.F9]/[.L9]" office:value-type="percentage" office:value="0.922283509609526" calcext:value-type="percentage">
            <text:p>92,23%</text:p>
          </table:table-cell>
          <table:table-cell table:style-name="ce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419.3348063" calcext:value-type="float">
            <text:p>419,33</text:p>
          </table:table-cell>
          <table:table-cell office:value-type="float" office:value="496.919653154" calcext:value-type="float">
            <text:p>496,919653154</text:p>
          </table:table-cell>
          <table:table-cell office:value-type="float" office:value="442.851855133" calcext:value-type="float">
            <text:p>442,851855133</text:p>
          </table:table-cell>
          <table:table-cell table:style-name="ce11" table:formula="of:=([.K10]-[.L10])/[.K10]" office:value-type="percentage" office:value="0.10880591596212" calcext:value-type="percentage">
            <text:p>10,88%</text:p>
          </table:table-cell>
          <table:table-cell table:style-name="ce11" table:formula="of:=[.F10]/[.L10]" office:value-type="percentage" office:value="0.973508397905488" calcext:value-type="percentage">
            <text:p>97,35%</text:p>
          </table:table-cell>
          <table:table-cell table:style-name="ce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29.4550822166667" calcext:value-type="float">
            <text:p>29,46</text:p>
          </table:table-cell>
          <table:table-cell office:value-type="float" office:value="374.200146757" calcext:value-type="float">
            <text:p>374,200146757</text:p>
          </table:table-cell>
          <table:table-cell office:value-type="float" office:value="347.100199248" calcext:value-type="float">
            <text:p>347,100199248</text:p>
          </table:table-cell>
          <table:table-cell table:style-name="ce11" table:formula="of:=([.K11]-[.L11])/[.K11]" office:value-type="percentage" office:value="0.0724209964743769" calcext:value-type="percentage">
            <text:p>7,24%</text:p>
          </table:table-cell>
          <table:table-cell table:style-name="ce11" table:formula="of:=[.F11]/[.L11]" office:value-type="percentage" office:value="0.865686624931349" calcext:value-type="percentage">
            <text:p>86,57%</text:p>
          </table:table-cell>
          <table:table-cell table:style-name="ce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77.4490864833333" calcext:value-type="float">
            <text:p>77,45</text:p>
          </table:table-cell>
          <table:table-cell office:value-type="float" office:value="456.86067762" calcext:value-type="float">
            <text:p>456,86067762</text:p>
          </table:table-cell>
          <table:table-cell office:value-type="float" office:value="409.728205338" calcext:value-type="float">
            <text:p>409,728205338</text:p>
          </table:table-cell>
          <table:table-cell table:style-name="ce11" table:formula="of:=([.K12]-[.L12])/[.K12]" office:value-type="percentage" office:value="0.10316596413492" calcext:value-type="percentage">
            <text:p>10,32%</text:p>
          </table:table-cell>
          <table:table-cell table:style-name="ce11" table:formula="of:=[.F12]/[.L12]" office:value-type="percentage" office:value="0.841606693187102" calcext:value-type="percentage">
            <text:p>84,16%</text:p>
          </table:table-cell>
          <table:table-cell table:style-name="ce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51.182438583333" calcext:value-type="float">
            <text:p>151,18</text:p>
          </table:table-cell>
          <table:table-cell office:value-type="float" office:value="615.986006443" calcext:value-type="float">
            <text:p>615,986006443</text:p>
          </table:table-cell>
          <table:table-cell office:value-type="float" office:value="614.12743739" calcext:value-type="float">
            <text:p>614,12743739</text:p>
          </table:table-cell>
          <table:table-cell table:style-name="ce11" table:formula="of:=([.K13]-[.L13])/[.K13]" office:value-type="percentage" office:value="0.00301722609533335" calcext:value-type="percentage">
            <text:p>0,30%</text:p>
          </table:table-cell>
          <table:table-cell table:style-name="ce11" table:formula="of:=[.F13]/[.L13]" office:value-type="percentage" office:value="0.805777384093241" calcext:value-type="percentage">
            <text:p>80,58%</text:p>
          </table:table-cell>
          <table:table-cell table:style-name="ce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370.587298783333" calcext:value-type="float">
            <text:p>370,59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([.K14]-[.L14])/[.K14]" office:value-type="string" office:string-value="" calcext:value-type="error">
            <text:p>#VALUE!</text:p>
          </table:table-cell>
          <table:table-cell table:style-name="ce11" table:formula="of:=[.F14]/[.L14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14.4589017333333" calcext:value-type="float">
            <text:p>14,46</text:p>
          </table:table-cell>
          <table:table-cell office:value-type="float" office:value="354.542731483" calcext:value-type="float">
            <text:p>354,542731483</text:p>
          </table:table-cell>
          <table:table-cell office:value-type="float" office:value="310.840828507" calcext:value-type="float">
            <text:p>310,840828507</text:p>
          </table:table-cell>
          <table:table-cell table:style-name="ce11" table:formula="of:=([.K15]-[.L15])/[.K15]" office:value-type="percentage" office:value="0.123262724335657" calcext:value-type="percentage">
            <text:p>12,33%</text:p>
          </table:table-cell>
          <table:table-cell table:style-name="ce11" table:formula="of:=[.F15]/[.L15]" office:value-type="percentage" office:value="0.909404344846656" calcext:value-type="percentage">
            <text:p>90,94%</text:p>
          </table:table-cell>
          <table:table-cell table:style-name="ce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36.9553432166667" calcext:value-type="float">
            <text:p>36,96</text:p>
          </table:table-cell>
          <table:table-cell office:value-type="float" office:value="567.627474192" calcext:value-type="float">
            <text:p>567,627474192</text:p>
          </table:table-cell>
          <table:table-cell office:value-type="float" office:value="481.157774052" calcext:value-type="float">
            <text:p>481,157774052</text:p>
          </table:table-cell>
          <table:table-cell table:style-name="ce11" table:formula="of:=([.K16]-[.L16])/[.K16]" office:value-type="percentage" office:value="0.15233529748201" calcext:value-type="percentage">
            <text:p>15,23%</text:p>
          </table:table-cell>
          <table:table-cell table:style-name="ce11" table:formula="of:=[.F16]/[.L16]" office:value-type="percentage" office:value="0.779411702822182" calcext:value-type="percentage">
            <text:p>77,94%</text:p>
          </table:table-cell>
          <table:table-cell table:style-name="ce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129.35871985" calcext:value-type="float">
            <text:p>129,36</text:p>
          </table:table-cell>
          <table:table-cell office:value-type="float" office:value="665.265846028" calcext:value-type="float">
            <text:p>665,265846028</text:p>
          </table:table-cell>
          <table:table-cell office:value-type="float" office:value="639.732734702" calcext:value-type="float">
            <text:p>639,732734702</text:p>
          </table:table-cell>
          <table:table-cell table:style-name="ce11" table:formula="of:=([.K17]-[.L17])/[.K17]" office:value-type="percentage" office:value="0.0383803128906236" calcext:value-type="percentage">
            <text:p>3,84%</text:p>
          </table:table-cell>
          <table:table-cell table:style-name="ce11" table:formula="of:=[.F17]/[.L17]" office:value-type="percentage" office:value="0.758910672636058" calcext:value-type="percentage">
            <text:p>75,89%</text:p>
          </table:table-cell>
          <table:table-cell table:style-name="ce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233.532527983333" calcext:value-type="float">
            <text:p>233,53</text:p>
          </table:table-cell>
          <table:table-cell office:value-type="float" office:value="841.923203184" calcext:value-type="float">
            <text:p>841,923203184</text:p>
          </table:table-cell>
          <table:table-cell office:value-type="float" office:value="780.130015302" calcext:value-type="float">
            <text:p>780,130015302</text:p>
          </table:table-cell>
          <table:table-cell table:style-name="ce11" table:formula="of:=([.K18]-[.L18])/[.K18]" office:value-type="percentage" office:value="0.0733952783915558" calcext:value-type="percentage">
            <text:p>7,34%</text:p>
          </table:table-cell>
          <table:table-cell table:style-name="ce11" table:formula="of:=[.F18]/[.L18]" office:value-type="percentage" office:value="0.714868020792803" calcext:value-type="percentage">
            <text:p>71,49%</text:p>
          </table:table-cell>
          <table:table-cell table:style-name="ce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222.2756817" calcext:value-type="float">
            <text:p>222,28</text:p>
          </table:table-cell>
          <table:table-cell office:value-type="float" office:value="1032.37724716" calcext:value-type="float">
            <text:p>1032,37724716</text:p>
          </table:table-cell>
          <table:table-cell office:value-type="float" office:value="956.904583807" calcext:value-type="float">
            <text:p>956,904583807</text:p>
          </table:table-cell>
          <table:table-cell table:style-name="ce11" table:formula="of:=([.K19]-[.L19])/[.K19]" office:value-type="percentage" office:value="0.0731057019714646" calcext:value-type="percentage">
            <text:p>7,31%</text:p>
          </table:table-cell>
          <table:table-cell table:style-name="ce11" table:formula="of:=[.F19]/[.L19]" office:value-type="percentage" office:value="0.698941160192933" calcext:value-type="percentage">
            <text:p>69,89%</text:p>
          </table:table-cell>
          <table:table-cell table:style-name="ce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 table:style-name="ce6" office:value-type="string" calcext:value-type="string">
            <text:p>-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156.82301775" calcext:value-type="float">
            <text:p>156,82</text:p>
          </table:table-cell>
          <table:table-cell office:value-type="float" office:value="818.138162689" calcext:value-type="float">
            <text:p>818,138162689</text:p>
          </table:table-cell>
          <table:table-cell office:value-type="float" office:value="779.323758647" calcext:value-type="float">
            <text:p>779,323758647</text:p>
          </table:table-cell>
          <table:table-cell table:style-name="ce11" table:formula="of:=([.K20]-[.L20])/[.K20]" office:value-type="percentage" office:value="0.0474423585307737" calcext:value-type="percentage">
            <text:p>4,74%</text:p>
          </table:table-cell>
          <table:table-cell table:style-name="ce11" table:formula="of:=[.F20]/[.L20]" office:value-type="percentage" office:value="0.639541646805815" calcext:value-type="percentage">
            <text:p>63,95%</text:p>
          </table:table-cell>
          <table:table-cell table:style-name="ce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 table:style-name="ce6" office:value-type="string" calcext:value-type="string">
            <text:p>-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366.146772116667" calcext:value-type="float">
            <text:p>366,15</text:p>
          </table:table-cell>
          <table:table-cell office:value-type="float" office:value="1018.84028953" calcext:value-type="float">
            <text:p>1018,84028953</text:p>
          </table:table-cell>
          <table:table-cell office:value-type="float" office:value="926.234125623" calcext:value-type="float">
            <text:p>926,234125623</text:p>
          </table:table-cell>
          <table:table-cell table:style-name="ce11" table:formula="of:=([.K21]-[.L21])/[.K21]" office:value-type="percentage" office:value="0.0908937002773222" calcext:value-type="percentage">
            <text:p>9,09%</text:p>
          </table:table-cell>
          <table:table-cell table:style-name="ce11" table:formula="of:=[.F21]/[.L21]" office:value-type="percentage" office:value="0.74130285314004" calcext:value-type="percentage">
            <text:p>74,13%</text:p>
          </table:table-cell>
          <table:table-cell table:style-name="ce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 table:style-name="ce6" office:value-type="string" calcext:value-type="string">
            <text:p>-</text:p>
          </table:table-cell>
          <table:table-cell office:value-type="float" office:value="2.51" calcext:value-type="float">
            <text:p>2,51</text:p>
          </table:table-cell>
          <table:table-cell/>
          <table:table-cell office:value-type="float" office:value="323.077578716667" calcext:value-type="float">
            <text:p>323,08</text:p>
          </table:table-cell>
          <table:table-cell office:value-type="float" office:value="1257.37988069" calcext:value-type="float">
            <text:p>1257,37988069</text:p>
          </table:table-cell>
          <table:table-cell office:value-type="float" office:value="1195.93501219" calcext:value-type="float">
            <text:p>1195,93501219</text:p>
          </table:table-cell>
          <table:table-cell table:style-name="ce11" table:formula="of:=([.K22]-[.L22])/[.K22]" office:value-type="percentage" office:value="0.0488673864149007" calcext:value-type="percentage">
            <text:p>4,89%</text:p>
          </table:table-cell>
          <table:table-cell table:style-name="ce11" table:formula="of:=[.F22]/[.L22]" office:value-type="percentage" office:value="0.675973185632904" calcext:value-type="percentage">
            <text:p>67,60%</text:p>
          </table:table-cell>
          <table:table-cell table:style-name="ce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 table:style-name="ce6" office:value-type="string" calcext:value-type="string">
            <text:p>-</text:p>
          </table:table-cell>
          <table:table-cell office:value-type="float" office:value="1.14" calcext:value-type="float">
            <text:p>1,14</text:p>
          </table:table-cell>
          <table:table-cell/>
          <table:table-cell office:value-type="float" office:value="146.722957416667" calcext:value-type="float">
            <text:p>146,72</text:p>
          </table:table-cell>
          <table:table-cell office:value-type="float" office:value="1025.55335973" calcext:value-type="float">
            <text:p>1025,55335973</text:p>
          </table:table-cell>
          <table:table-cell office:value-type="float" office:value="993.082042526" calcext:value-type="float">
            <text:p>993,082042526</text:p>
          </table:table-cell>
          <table:table-cell table:style-name="ce11" table:formula="of:=([.K23]-[.L23])/[.K23]" office:value-type="percentage" office:value="0.0316622405805865" calcext:value-type="percentage">
            <text:p>3,17%</text:p>
          </table:table-cell>
          <table:table-cell table:style-name="ce11" table:formula="of:=[.F23]/[.L23]" office:value-type="percentage" office:value="0.608328389931775" calcext:value-type="percentage">
            <text:p>60,83%</text:p>
          </table:table-cell>
          <table:table-cell table:style-name="ce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 table:style-name="ce6" office:value-type="string" calcext:value-type="string">
            <text:p>-</text:p>
          </table:table-cell>
          <table:table-cell office:value-type="float" office:value="2.29" calcext:value-type="float">
            <text:p>2,29</text:p>
          </table:table-cell>
          <table:table-cell/>
          <table:table-cell office:value-type="float" office:value="279.342108166667" calcext:value-type="float">
            <text:p>279,34</text:p>
          </table:table-cell>
          <table:table-cell office:value-type="string" calcext:value-type="string">
            <text:p>-</text:p>
          </table:table-cell>
          <table:table-cell office:value-type="float" office:value="2687" calcext:value-type="float">
            <text:p>2687</text:p>
          </table:table-cell>
          <table:table-cell table:style-name="ce11" table:formula="of:=([.K24]-[.L24])/[.K24]" office:value-type="string" office:string-value="" calcext:value-type="error">
            <text:p>#VALUE!</text:p>
          </table:table-cell>
          <table:table-cell table:style-name="ce11" table:formula="of:=[.F24]/[.L24]" office:value-type="percentage" office:value="0.304893933755117" calcext:value-type="percentage">
            <text:p>30,49%</text:p>
          </table:table-cell>
          <table:table-cell table:style-name="ce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 table:style-name="ce6" office:value-type="string" calcext:value-type="string">
            <text:p>-</text:p>
          </table:table-cell>
          <table:table-cell office:value-type="float" office:value="4.43" calcext:value-type="float">
            <text:p>4,43</text:p>
          </table:table-cell>
          <table:table-cell/>
          <table:table-cell office:value-type="float" office:value="648.72220465" calcext:value-type="float">
            <text:p>648,72</text:p>
          </table:table-cell>
          <table:table-cell office:value-type="string" calcext:value-type="string">
            <text:p>-</text:p>
          </table:table-cell>
          <table:table-cell office:value-type="float" office:value="3197" calcext:value-type="float">
            <text:p>3197</text:p>
          </table:table-cell>
          <table:table-cell table:style-name="ce11" table:formula="of:=([.K25]-[.L25])/[.K25]" office:value-type="string" office:string-value="" calcext:value-type="error">
            <text:p>#VALUE!</text:p>
          </table:table-cell>
          <table:table-cell table:style-name="ce11" table:formula="of:=[.F25]/[.L25]" office:value-type="percentage" office:value="0.286534250860181" calcext:value-type="percentage">
            <text:p>28,65%</text:p>
          </table:table-cell>
          <table:table-cell table:style-name="ce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 table:style-name="ce6" office:value-type="string" calcext:value-type="string">
            <text:p>-</text:p>
          </table:table-cell>
          <table:table-cell office:value-type="float" office:value="1.67" calcext:value-type="float">
            <text:p>1,67</text:p>
          </table:table-cell>
          <table:table-cell/>
          <table:table-cell office:value-type="float" office:value="186.234758166667" calcext:value-type="float">
            <text:p>186,23</text:p>
          </table:table-cell>
          <table:table-cell office:value-type="string" calcext:value-type="string">
            <text:p>-</text:p>
          </table:table-cell>
          <table:table-cell office:value-type="float" office:value="2532" calcext:value-type="float">
            <text:p>2532</text:p>
          </table:table-cell>
          <table:table-cell table:style-name="ce11" table:formula="of:=([.K26]-[.L26])/[.K26]" office:value-type="string" office:string-value="" calcext:value-type="error">
            <text:p>#VALUE!</text:p>
          </table:table-cell>
          <table:table-cell table:style-name="ce11" table:formula="of:=[.F26]/[.L26]" office:value-type="percentage" office:value="0.285955766192733" calcext:value-type="percentage">
            <text:p>28,60%</text:p>
          </table:table-cell>
          <table:table-cell table:style-name="ce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 table:style-name="ce6" office:value-type="string" calcext:value-type="string">
            <text:p>-</text:p>
          </table:table-cell>
          <table:table-cell office:value-type="float" office:value="2.88" calcext:value-type="float">
            <text:p>2,88</text:p>
          </table:table-cell>
          <table:table-cell/>
          <table:table-cell office:value-type="float" office:value="348.45028435" calcext:value-type="float">
            <text:p>348,45</text:p>
          </table:table-cell>
          <table:table-cell office:value-type="string" calcext:value-type="string">
            <text:p>-</text:p>
          </table:table-cell>
          <table:table-cell office:value-type="float" office:value="3189" calcext:value-type="float">
            <text:p>3189</text:p>
          </table:table-cell>
          <table:table-cell table:style-name="ce11" table:formula="of:=([.K27]-[.L27])/[.K27]" office:value-type="string" office:string-value="" calcext:value-type="error">
            <text:p>#VALUE!</text:p>
          </table:table-cell>
          <table:table-cell table:style-name="ce11" table:formula="of:=[.F27]/[.L27]" office:value-type="percentage" office:value="0.278808403888366" calcext:value-type="percentage">
            <text:p>27,88%</text:p>
          </table:table-cell>
          <table:table-cell table:style-name="ce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 table:style-name="ce6" office:value-type="string" calcext:value-type="string">
            <text:p>-</text:p>
          </table:table-cell>
          <table:table-cell office:value-type="float" office:value="7.04" calcext:value-type="float">
            <text:p>7,04</text:p>
          </table:table-cell>
          <table:table-cell/>
          <table:table-cell office:value-type="float" office:value="553.52395175" calcext:value-type="float">
            <text:p>553,52</text:p>
          </table:table-cell>
          <table:table-cell office:value-type="string" calcext:value-type="string">
            <text:p>-</text:p>
          </table:table-cell>
          <table:table-cell office:value-type="float" office:value="3852" calcext:value-type="float">
            <text:p>3852</text:p>
          </table:table-cell>
          <table:table-cell table:style-name="ce11" table:formula="of:=([.K28]-[.L28])/[.K28]" office:value-type="string" office:string-value="" calcext:value-type="error">
            <text:p>#VALUE!</text:p>
          </table:table-cell>
          <table:table-cell table:style-name="ce11" table:formula="of:=[.F28]/[.L28]" office:value-type="percentage" office:value="0.268268431983385" calcext:value-type="percentage">
            <text:p>26,83%</text:p>
          </table:table-cell>
          <table:table-cell table:style-name="ce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 table:style-name="ce6" office:value-type="string" calcext:value-type="string">
            <text:p>-</text:p>
          </table:table-cell>
          <table:table-cell office:value-type="float" office:value="2.14" calcext:value-type="float">
            <text:p>2,14</text:p>
          </table:table-cell>
          <table:table-cell/>
          <table:table-cell office:value-type="float" office:value="101.827902366667" calcext:value-type="float">
            <text:p>101,83</text:p>
          </table:table-cell>
          <table:table-cell office:value-type="string" calcext:value-type="string">
            <text:p>-</text:p>
          </table:table-cell>
          <table:table-cell office:value-type="float" office:value="2812" calcext:value-type="float">
            <text:p>2812</text:p>
          </table:table-cell>
          <table:table-cell table:style-name="ce11" table:formula="of:=([.K29]-[.L29])/[.K29]" office:value-type="string" office:string-value="" calcext:value-type="error">
            <text:p>#VALUE!</text:p>
          </table:table-cell>
          <table:table-cell table:style-name="ce11" table:formula="of:=[.F29]/[.L29]" office:value-type="percentage" office:value="0.265810810810811" calcext:value-type="percentage">
            <text:p>26,58%</text:p>
          </table:table-cell>
          <table:table-cell table:style-name="ce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 table:style-name="ce6" office:value-type="string" calcext:value-type="string">
            <text:p>-</text:p>
          </table:table-cell>
          <table:table-cell office:value-type="float" office:value="5.73" calcext:value-type="float">
            <text:p>5,73</text:p>
          </table:table-cell>
          <table:table-cell/>
          <table:table-cell office:value-type="float" office:value="203.703854533333" calcext:value-type="float">
            <text:p>203,70</text:p>
          </table:table-cell>
          <table:table-cell office:value-type="string" calcext:value-type="string">
            <text:p>-</text:p>
          </table:table-cell>
          <table:table-cell office:value-type="float" office:value="3536" calcext:value-type="float">
            <text:p>3536</text:p>
          </table:table-cell>
          <table:table-cell table:style-name="ce11" table:formula="of:=([.K30]-[.L30])/[.K30]" office:value-type="string" office:string-value="" calcext:value-type="error">
            <text:p>#VALUE!</text:p>
          </table:table-cell>
          <table:table-cell table:style-name="ce11" table:formula="of:=[.F30]/[.L30]" office:value-type="percentage" office:value="0.26745757918552" calcext:value-type="percentage">
            <text:p>26,75%</text:p>
          </table:table-cell>
          <table:table-cell table:style-name="ce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 table:style-name="ce6" office:value-type="string" calcext:value-type="string">
            <text:p>-</text:p>
          </table:table-cell>
          <table:table-cell office:value-type="float" office:value="9.92" calcext:value-type="float">
            <text:p>9,92</text:p>
          </table:table-cell>
          <table:table-cell/>
          <table:table-cell office:value-type="float" office:value="477.404041116667" calcext:value-type="float">
            <text:p>477,40</text:p>
          </table:table-cell>
          <table:table-cell office:value-type="string" calcext:value-type="string">
            <text:p>-</text:p>
          </table:table-cell>
          <table:table-cell office:value-type="float" office:value="4518" calcext:value-type="float">
            <text:p>4518</text:p>
          </table:table-cell>
          <table:table-cell table:style-name="ce12" table:formula="of:=([.K31]-[.L31])/[.K31]" office:value-type="string" office:string-value="" calcext:value-type="error">
            <text:p>#VALUE!</text:p>
          </table:table-cell>
          <table:table-cell table:style-name="ce11" table:formula="of:=[.F31]/[.L31]" office:value-type="percentage" office:value="0.272822045152722" calcext:value-type="percentage">
            <text:p>27,28%</text:p>
          </table:table-cell>
          <table:table-cell table:style-name="ce7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pr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0.02" calcext:value-type="float">
            <text:p>190,02</text:p>
          </table:table-cell>
          <table:table-cell table:style-name="ce5" table:number-columns-repeated="3"/>
          <table:table-cell table:style-name="ce10"/>
          <table:table-cell table:style-name="ce5" table:number-columns-repeated="2"/>
          <table:table-cell table:style-name="ce11" table:formula="of:=([.K32]-[.L32])/[.K32]" office:value-type="string" office:string-value="" calcext:value-type="error">
            <text:p>#DIV/0!</text:p>
          </table:table-cell>
          <table:table-cell table:style-name="ce14" table:formula="of:=[.F32]/[.L32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4"/>
          <table:table-cell table:style-name="ce3" table:number-columns-repeated="2"/>
          <table:table-cell table:style-name="ce11" table:formula="of:=([.K33]-[.L33])/[.K33]" office:value-type="string" office:string-value="" calcext:value-type="error">
            <text:p>#DIV/0!</text:p>
          </table:table-cell>
          <table:table-cell table:style-name="ce11" table:formula="of:=[.F33]/[.L33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6"/>
          <table:table-cell table:style-name="ce11" table:formula="of:=([.K34]-[.L34])/[.K34]" office:value-type="string" office:string-value="" calcext:value-type="error">
            <text:p>#DIV/0!</text:p>
          </table:table-cell>
          <table:table-cell table:style-name="ce11" table:formula="of:=[.F34]/[.L34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6"/>
          <table:table-cell table:style-name="ce11" table:formula="of:=([.K35]-[.L35])/[.K35]" office:value-type="string" office:string-value="" calcext:value-type="error">
            <text:p>#DIV/0!</text:p>
          </table:table-cell>
          <table:table-cell table:style-name="ce11" table:formula="of:=[.F35]/[.L35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6"/>
          <table:table-cell table:style-name="ce11" table:formula="of:=([.K36]-[.L36])/[.K36]" office:value-type="string" office:string-value="" calcext:value-type="error">
            <text:p>#DIV/0!</text:p>
          </table:table-cell>
          <table:table-cell table:style-name="ce11" table:formula="of:=[.F36]/[.L36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6"/>
          <table:table-cell table:style-name="ce11" table:formula="of:=([.K37]-[.L37])/[.K37]" office:value-type="string" office:string-value="" calcext:value-type="error">
            <text:p>#DIV/0!</text:p>
          </table:table-cell>
          <table:table-cell table:style-name="ce11" table:formula="of:=[.F37]/[.L37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6"/>
          <table:table-cell table:style-name="ce11" table:formula="of:=([.K38]-[.L38])/[.K38]" office:value-type="string" office:string-value="" calcext:value-type="error">
            <text:p>#DIV/0!</text:p>
          </table:table-cell>
          <table:table-cell table:style-name="ce11" table:formula="of:=[.F38]/[.L38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6"/>
          <table:table-cell table:style-name="ce11" table:formula="of:=([.K39]-[.L39])/[.K39]" office:value-type="string" office:string-value="" calcext:value-type="error">
            <text:p>#DIV/0!</text:p>
          </table:table-cell>
          <table:table-cell table:style-name="ce11" table:formula="of:=[.F39]/[.L39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6"/>
          <table:table-cell table:style-name="ce11" table:formula="of:=([.K40]-[.L40])/[.K40]" office:value-type="string" office:string-value="" calcext:value-type="error">
            <text:p>#DIV/0!</text:p>
          </table:table-cell>
          <table:table-cell table:style-name="ce11" table:formula="of:=[.F40]/[.L40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6"/>
          <table:table-cell table:style-name="ce11" table:formula="of:=([.K41]-[.L41])/[.K41]" office:value-type="string" office:string-value="" calcext:value-type="error">
            <text:p>#DIV/0!</text:p>
          </table:table-cell>
          <table:table-cell table:style-name="ce11" table:formula="of:=[.F41]/[.L41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6"/>
          <table:table-cell table:style-name="ce11" table:formula="of:=([.K42]-[.L42])/[.K42]" office:value-type="string" office:string-value="" calcext:value-type="error">
            <text:p>#DIV/0!</text:p>
          </table:table-cell>
          <table:table-cell table:style-name="ce11" table:formula="of:=[.F42]/[.L42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6"/>
          <table:table-cell table:style-name="ce11" table:formula="of:=([.K43]-[.L43])/[.K43]" office:value-type="string" office:string-value="" calcext:value-type="error">
            <text:p>#DIV/0!</text:p>
          </table:table-cell>
          <table:table-cell table:style-name="ce11" table:formula="of:=[.F43]/[.L43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6"/>
          <table:table-cell table:style-name="ce11" table:formula="of:=([.K44]-[.L44])/[.K44]" office:value-type="string" office:string-value="" calcext:value-type="error">
            <text:p>#DIV/0!</text:p>
          </table:table-cell>
          <table:table-cell table:style-name="ce11" table:formula="of:=[.F44]/[.L44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6"/>
          <table:table-cell table:style-name="ce11" table:formula="of:=([.K45]-[.L45])/[.K45]" office:value-type="string" office:string-value="" calcext:value-type="error">
            <text:p>#DIV/0!</text:p>
          </table:table-cell>
          <table:table-cell table:style-name="ce11" table:formula="of:=[.F45]/[.L45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6"/>
          <table:table-cell table:style-name="ce11" table:formula="of:=([.K46]-[.L46])/[.K46]" office:value-type="string" office:string-value="" calcext:value-type="error">
            <text:p>#DIV/0!</text:p>
          </table:table-cell>
          <table:table-cell table:style-name="ce11" table:formula="of:=[.F46]/[.L46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6"/>
          <table:table-cell table:style-name="ce11" table:formula="of:=([.K47]-[.L47])/[.K47]" office:value-type="string" office:string-value="" calcext:value-type="error">
            <text:p>#DIV/0!</text:p>
          </table:table-cell>
          <table:table-cell table:style-name="ce11" table:formula="of:=[.F47]/[.L47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6"/>
          <table:table-cell table:style-name="ce11" table:formula="of:=([.K48]-[.L48])/[.K48]" office:value-type="string" office:string-value="" calcext:value-type="error">
            <text:p>#DIV/0!</text:p>
          </table:table-cell>
          <table:table-cell table:style-name="ce11" table:formula="of:=[.F48]/[.L48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6"/>
          <table:table-cell table:style-name="ce11" table:formula="of:=([.K49]-[.L49])/[.K49]" office:value-type="string" office:string-value="" calcext:value-type="error">
            <text:p>#DIV/0!</text:p>
          </table:table-cell>
          <table:table-cell table:style-name="ce11" table:formula="of:=[.F49]/[.L49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6"/>
          <table:table-cell table:style-name="ce11" table:formula="of:=([.K50]-[.L50])/[.K50]" office:value-type="string" office:string-value="" calcext:value-type="error">
            <text:p>#DIV/0!</text:p>
          </table:table-cell>
          <table:table-cell table:style-name="ce11" table:formula="of:=[.F50]/[.L50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6"/>
          <table:table-cell table:style-name="ce11" table:formula="of:=([.K51]-[.L51])/[.K51]" office:value-type="string" office:string-value="" calcext:value-type="error">
            <text:p>#DIV/0!</text:p>
          </table:table-cell>
          <table:table-cell table:style-name="ce11" table:formula="of:=[.F51]/[.L51]" office:value-type="string" office:string-value="" calcext:value-type="error">
            <text:p>#DIV/0!</text:p>
          </table:table-cell>
          <table:table-cell table:style-name="ce7"/>
        </table:table-row>
        <table:table-row table:style-name="ro2" table:number-rows-repeated="104852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Trial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7.36151408333333" calcext:value-type="float">
            <text:p>7,36</text:p>
          </table:table-cell>
          <table:table-cell office:value-type="float" office:value="80.773898896" calcext:value-type="float">
            <text:p>80,773898896</text:p>
          </table:table-cell>
          <table:table-cell office:value-type="float" office:value="69.7540513293" calcext:value-type="float">
            <text:p>69,7540513293</text:p>
          </table:table-cell>
          <table:table-cell table:style-name="ce11" table:formula="of:=[.K3]/[.L3]" office:value-type="percentage" office:value="1.15798146998913" calcext:value-type="percentage">
            <text:p>115,80%</text:p>
          </table:table-cell>
          <table:table-cell table:style-name="ce11" table:formula="of:=[.F3]/[.L3]" office:value-type="percentage" office:value="0.832209726800718" calcext:value-type="percentage">
            <text:p>83,22%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11.6909939333333" calcext:value-type="float">
            <text:p>11,69</text:p>
          </table:table-cell>
          <table:table-cell table:number-columns-repeated="2" office:value-type="float" office:value="98.5126471063" calcext:value-type="float">
            <text:p>98,5126471063</text:p>
          </table:table-cell>
          <table:table-cell table:style-name="ce11" table:formula="of:=[.K4]/[.L4]" office:value-type="percentage" office:value="1" calcext:value-type="percentage">
            <text:p>100,00%</text:p>
          </table:table-cell>
          <table:table-cell table:style-name="ce11" table:formula="of:=[.F4]/[.L4]" office:value-type="percentage" office:value="0.691281799853746" calcext:value-type="percentage">
            <text:p>69,13%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52414846666667" calcext:value-type="float">
            <text:p>2,52</text:p>
          </table:table-cell>
          <table:table-cell table:number-columns-repeated="2" office:value-type="float" office:value="134.289193943" calcext:value-type="float">
            <text:p>134,289193943</text:p>
          </table:table-cell>
          <table:table-cell table:style-name="ce11" table:formula="of:=[.K5]/[.L5]" office:value-type="percentage" office:value="1" calcext:value-type="percentage">
            <text:p>100,00%</text:p>
          </table:table-cell>
          <table:table-cell table:style-name="ce11" table:formula="of:=[.F5]/[.L5]" office:value-type="percentage" office:value="0.567953368104759" calcext:value-type="percentage">
            <text:p>56,80%</text:p>
          </table:table-cell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est-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.54" calcext:value-type="float">
            <text:p>96,54</text:p>
          </table:table-cell>
          <table:table-cell table:style-name="ce3" table:number-columns-repeated="2"/>
          <table:table-cell table:style-name="ce3" office:value-type="float" office:value="45" calcext:value-type="float">
            <text:p>45</text:p>
          </table:table-cell>
          <table:table-cell table:style-name="ce8" office:value-type="float" office:value="3.3666748" calcext:value-type="float">
            <text:p>3,37</text:p>
          </table:table-cell>
          <table:table-cell table:style-name="ce3" office:value-type="float" office:value="150.043261491" calcext:value-type="float">
            <text:p>150,043261491</text:p>
          </table:table-cell>
          <table:table-cell table:style-name="ce3" office:value-type="float" office:value="149.31698167" calcext:value-type="float">
            <text:p>149,31698167</text:p>
          </table:table-cell>
          <table:table-cell table:style-name="ce11" table:formula="of:=[.K6]/[.L6]" office:value-type="percentage" office:value="1.00486401354271" calcext:value-type="percentage">
            <text:p>100,49%</text:p>
          </table:table-cell>
          <table:table-cell table:style-name="ce13" table:formula="of:=[.F6]/[.L6]" office:value-type="percentage" office:value="0.646544009397133" calcext:value-type="percentage">
            <text:p>64,65%</text:p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est-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style-name="ce9" office:value-type="float" office:value="5.71481758333333" calcext:value-type="float">
            <text:p>5,71</text:p>
          </table:table-cell>
          <table:table-cell table:style-name="ce4" office:value-type="float" office:value="168.169296399" calcext:value-type="float">
            <text:p>168,169296399</text:p>
          </table:table-cell>
          <table:table-cell table:style-name="ce4" office:value-type="float" office:value="158.66846142" calcext:value-type="float">
            <text:p>158,66846142</text:p>
          </table:table-cell>
          <table:table-cell table:style-name="ce12" table:formula="of:=[.K7]/[.L7]" office:value-type="percentage" office:value="1.05987853473824" calcext:value-type="percentage">
            <text:p>105,99%</text:p>
          </table:table-cell>
          <table:table-cell table:style-name="ce12" table:formula="of:=[.F7]/[.L7]" office:value-type="percentage" office:value="0" calcext:value-type="percentage">
            <text:p>0,00%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244.150318066667" calcext:value-type="float">
            <text:p>244,15</text:p>
          </table:table-cell>
          <table:table-cell office:value-type="float" office:value="348.718003191" calcext:value-type="float">
            <text:p>348,718003191</text:p>
          </table:table-cell>
          <table:table-cell office:value-type="float" office:value="292.836582076" calcext:value-type="float">
            <text:p>292,836582076</text:p>
          </table:table-cell>
          <table:table-cell table:style-name="ce11" table:formula="of:=[.K8]/[.L8]" office:value-type="percentage" office:value="1.19082800625127" calcext:value-type="percentage">
            <text:p>119,08%</text:p>
          </table:table-cell>
          <table:table-cell table:style-name="ce11" table:formula="of:=[.F8]/[.L8]" office:value-type="percentage" office:value="1.00482664397317" calcext:value-type="percentage">
            <text:p>100,48%</text:p>
          </table:table-cell>
          <table:table-cell table:style-name="ce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97.0650243333333" calcext:value-type="float">
            <text:p>97,07</text:p>
          </table:table-cell>
          <table:table-cell office:value-type="float" office:value="432.056881255" calcext:value-type="float">
            <text:p>432,056881255</text:p>
          </table:table-cell>
          <table:table-cell office:value-type="float" office:value="357.579180626" calcext:value-type="float">
            <text:p>357,579180626</text:p>
          </table:table-cell>
          <table:table-cell table:style-name="ce11" table:formula="of:=[.K9]/[.L9]" office:value-type="percentage" office:value="1.20828310109838" calcext:value-type="percentage">
            <text:p>120,83%</text:p>
          </table:table-cell>
          <table:table-cell table:style-name="ce11" table:formula="of:=[.F9]/[.L9]" office:value-type="percentage" office:value="0.96434585312355" calcext:value-type="percentage">
            <text:p>96,43%</text:p>
          </table:table-cell>
          <table:table-cell table:style-name="ce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117.061004583333" calcext:value-type="float">
            <text:p>117,06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10]/[.L10]" office:value-type="string" office:string-value="" calcext:value-type="error">
            <text:p>#VALUE!</text:p>
          </table:table-cell>
          <table:table-cell table:style-name="ce11" table:formula="of:=[.F10]/[.L10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38.0220656" calcext:value-type="float">
            <text:p>38,02</text:p>
          </table:table-cell>
          <table:table-cell office:value-type="float" office:value="398.594162234" calcext:value-type="float">
            <text:p>398,594162234</text:p>
          </table:table-cell>
          <table:table-cell office:value-type="float" office:value="344.650541985" calcext:value-type="float">
            <text:p>344,650541985</text:p>
          </table:table-cell>
          <table:table-cell table:style-name="ce11" table:formula="of:=[.K11]/[.L11]" office:value-type="percentage" office:value="1.15651685889804" calcext:value-type="percentage">
            <text:p>115,65%</text:p>
          </table:table-cell>
          <table:table-cell table:style-name="ce11" table:formula="of:=[.F11]/[.L11]" office:value-type="percentage" office:value="0.87183962708835" calcext:value-type="percentage">
            <text:p>87,18%</text:p>
          </table:table-cell>
          <table:table-cell table:style-name="ce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19.7890661166667" calcext:value-type="float">
            <text:p>19,79</text:p>
          </table:table-cell>
          <table:table-cell office:value-type="float" office:value="427.316043158" calcext:value-type="float">
            <text:p>427,316043158</text:p>
          </table:table-cell>
          <table:table-cell office:value-type="float" office:value="406.045899629" calcext:value-type="float">
            <text:p>406,045899629</text:p>
          </table:table-cell>
          <table:table-cell table:style-name="ce11" table:formula="of:=[.K12]/[.L12]" office:value-type="percentage" office:value="1.05238359394451" calcext:value-type="percentage">
            <text:p>105,24%</text:p>
          </table:table-cell>
          <table:table-cell table:style-name="ce11" table:formula="of:=[.F12]/[.L12]" office:value-type="percentage" office:value="0.84923896612444" calcext:value-type="percentage">
            <text:p>84,92%</text:p>
          </table:table-cell>
          <table:table-cell table:style-name="ce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18.526782733333" calcext:value-type="float">
            <text:p>118,53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13]/[.L13]" office:value-type="string" office:string-value="" calcext:value-type="error">
            <text:p>#VALUE!</text:p>
          </table:table-cell>
          <table:table-cell table:style-name="ce11" table:formula="of:=[.F13]/[.L13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202.20459435" calcext:value-type="float">
            <text:p>202,20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14]/[.L14]" office:value-type="string" office:string-value="" calcext:value-type="error">
            <text:p>#VALUE!</text:p>
          </table:table-cell>
          <table:table-cell table:style-name="ce11" table:formula="of:=[.F14]/[.L14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11.5099442" calcext:value-type="float">
            <text:p>11,51</text:p>
          </table:table-cell>
          <table:table-cell office:value-type="float" office:value="338.527871561" calcext:value-type="float">
            <text:p>338,527871561</text:p>
          </table:table-cell>
          <table:table-cell office:value-type="float" office:value="314.537138153" calcext:value-type="float">
            <text:p>314,537138153</text:p>
          </table:table-cell>
          <table:table-cell table:style-name="ce11" table:formula="of:=[.K15]/[.L15]" office:value-type="percentage" office:value="1.07627313438685" calcext:value-type="percentage">
            <text:p>107,63%</text:p>
          </table:table-cell>
          <table:table-cell table:style-name="ce11" table:formula="of:=[.F15]/[.L15]" office:value-type="percentage" office:value="0.898717403165588" calcext:value-type="percentage">
            <text:p>89,87%</text:p>
          </table:table-cell>
          <table:table-cell table:style-name="ce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21.3408233" calcext:value-type="float">
            <text:p>21,34</text:p>
          </table:table-cell>
          <table:table-cell office:value-type="float" office:value="559.171069353" calcext:value-type="float">
            <text:p>559,171069353</text:p>
          </table:table-cell>
          <table:table-cell office:value-type="float" office:value="459.665009539" calcext:value-type="float">
            <text:p>459,665009539</text:p>
          </table:table-cell>
          <table:table-cell table:style-name="ce11" table:formula="of:=[.K16]/[.L16]" office:value-type="percentage" office:value="1.21647516723928" calcext:value-type="percentage">
            <text:p>121,65%</text:p>
          </table:table-cell>
          <table:table-cell table:style-name="ce11" table:formula="of:=[.F16]/[.L16]" office:value-type="percentage" office:value="0.815855007924378" calcext:value-type="percentage">
            <text:p>81,59%</text:p>
          </table:table-cell>
          <table:table-cell table:style-name="ce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63.2391748333333" calcext:value-type="float">
            <text:p>63,24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17]/[.L17]" office:value-type="string" office:string-value="" calcext:value-type="error">
            <text:p>#VALUE!</text:p>
          </table:table-cell>
          <table:table-cell table:style-name="ce11" table:formula="of:=[.F17]/[.L17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190.6667986" calcext:value-type="float">
            <text:p>190,67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18]/[.L18]" office:value-type="string" office:string-value="" calcext:value-type="error">
            <text:p>#VALUE!</text:p>
          </table:table-cell>
          <table:table-cell table:style-name="ce11" table:formula="of:=[.F18]/[.L18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562.484842083333" calcext:value-type="float">
            <text:p>562,48</text:p>
          </table:table-cell>
          <table:table-cell office:value-type="float" office:value="942.593180453" calcext:value-type="float">
            <text:p>942,593180453</text:p>
          </table:table-cell>
          <table:table-cell office:value-type="float" office:value="915.591315376" calcext:value-type="float">
            <text:p>915,591315376</text:p>
          </table:table-cell>
          <table:table-cell table:style-name="ce11" table:formula="of:=[.K19]/[.L19]" office:value-type="percentage" office:value="1.02949117649277" calcext:value-type="percentage">
            <text:p>102,95%</text:p>
          </table:table-cell>
          <table:table-cell table:style-name="ce11" table:formula="of:=[.F19]/[.L19]" office:value-type="percentage" office:value="0.730478750473228" calcext:value-type="percentage">
            <text:p>73,05%</text:p>
          </table:table-cell>
          <table:table-cell table:style-name="ce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527.4721838" calcext:value-type="float">
            <text:p>527,47</text:p>
          </table:table-cell>
          <table:table-cell office:value-type="float" office:value="803.800991626" calcext:value-type="float">
            <text:p>803,800991626</text:p>
          </table:table-cell>
          <table:table-cell office:value-type="float" office:value="730.876784179" calcext:value-type="float">
            <text:p>730,876784179</text:p>
          </table:table-cell>
          <table:table-cell table:style-name="ce11" table:formula="of:=[.K20]/[.L20]" office:value-type="percentage" office:value="1.09977633580045" calcext:value-type="percentage">
            <text:p>109,98%</text:p>
          </table:table-cell>
          <table:table-cell table:style-name="ce11" table:formula="of:=[.F20]/[.L20]" office:value-type="percentage" office:value="0.681934370866449" calcext:value-type="percentage">
            <text:p>68,19%</text:p>
          </table:table-cell>
          <table:table-cell table:style-name="ce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13.96364085" calcext:value-type="float">
            <text:p>213,96</text:p>
          </table:table-cell>
          <table:table-cell office:value-type="float" office:value="970.958139494" calcext:value-type="float">
            <text:p>970,958139494</text:p>
          </table:table-cell>
          <table:table-cell office:value-type="float" office:value="935.72220825" calcext:value-type="float">
            <text:p>935,72220825</text:p>
          </table:table-cell>
          <table:table-cell table:style-name="ce11" table:formula="of:=[.K21]/[.L21]" office:value-type="percentage" office:value="1.03765640158301" calcext:value-type="percentage">
            <text:p>103,77%</text:p>
          </table:table-cell>
          <table:table-cell table:style-name="ce11" table:formula="of:=[.F21]/[.L21]" office:value-type="percentage" office:value="0.733786153568083" calcext:value-type="percentage">
            <text:p>73,38%</text:p>
          </table:table-cell>
          <table:table-cell table:style-name="ce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473.18366635" calcext:value-type="float">
            <text:p>473,18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2]/[.L22]" office:value-type="string" office:string-value="" calcext:value-type="error">
            <text:p>#VALUE!</text:p>
          </table:table-cell>
          <table:table-cell table:style-name="ce11" table:formula="of:=[.F22]/[.L22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50.0043380833333" calcext:value-type="float">
            <text:p>50,00</text:p>
          </table:table-cell>
          <table:table-cell office:value-type="float" office:value="965.280564817" calcext:value-type="float">
            <text:p>965,280564817</text:p>
          </table:table-cell>
          <table:table-cell office:value-type="float" office:value="929.608417761" calcext:value-type="float">
            <text:p>929,608417761</text:p>
          </table:table-cell>
          <table:table-cell table:style-name="ce11" table:formula="of:=[.K23]/[.L23]" office:value-type="percentage" office:value="1.03837330468878" calcext:value-type="percentage">
            <text:p>103,84%</text:p>
          </table:table-cell>
          <table:table-cell table:style-name="ce11" table:formula="of:=[.F23]/[.L23]" office:value-type="percentage" office:value="0.6498650275296" calcext:value-type="percentage">
            <text:p>64,99%</text:p>
          </table:table-cell>
          <table:table-cell table:style-name="ce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126.7511175" calcext:value-type="float">
            <text:p>126,75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4]/[.L24]" office:value-type="string" office:string-value="" calcext:value-type="error">
            <text:p>#VALUE!</text:p>
          </table:table-cell>
          <table:table-cell table:style-name="ce11" table:formula="of:=[.F24]/[.L24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304.697952283333" calcext:value-type="float">
            <text:p>304,70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5]/[.L25]" office:value-type="string" office:string-value="" calcext:value-type="error">
            <text:p>#VALUE!</text:p>
          </table:table-cell>
          <table:table-cell table:style-name="ce11" table:formula="of:=[.F25]/[.L25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132.456192216667" calcext:value-type="float">
            <text:p>132,46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6]/[.L26]" office:value-type="string" office:string-value="" calcext:value-type="error">
            <text:p>#VALUE!</text:p>
          </table:table-cell>
          <table:table-cell table:style-name="ce11" table:formula="of:=[.F26]/[.L26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251.71020085" calcext:value-type="float">
            <text:p>251,71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7]/[.L27]" office:value-type="string" office:string-value="" calcext:value-type="error">
            <text:p>#VALUE!</text:p>
          </table:table-cell>
          <table:table-cell table:style-name="ce11" table:formula="of:=[.F27]/[.L27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355.624347016667" calcext:value-type="float">
            <text:p>355,62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8]/[.L28]" office:value-type="string" office:string-value="" calcext:value-type="error">
            <text:p>#VALUE!</text:p>
          </table:table-cell>
          <table:table-cell table:style-name="ce11" table:formula="of:=[.F28]/[.L28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59.0426904" calcext:value-type="float">
            <text:p>59,04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9]/[.L29]" office:value-type="string" office:string-value="" calcext:value-type="error">
            <text:p>#VALUE!</text:p>
          </table:table-cell>
          <table:table-cell table:style-name="ce11" table:formula="of:=[.F29]/[.L29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126.0932426" calcext:value-type="float">
            <text:p>126,09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30]/[.L30]" office:value-type="string" office:string-value="" calcext:value-type="error">
            <text:p>#VALUE!</text:p>
          </table:table-cell>
          <table:table-cell table:style-name="ce11" table:formula="of:=[.F30]/[.L30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250.54178465" calcext:value-type="float">
            <text:p>250,54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31]/[.L31]" office:value-type="string" office:string-value="" calcext:value-type="error">
            <text:p>#VALUE!</text:p>
          </table:table-cell>
          <table:table-cell table:style-name="ce11" table:formula="of:=[.F31]/[.L31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pr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0.02" calcext:value-type="float">
            <text:p>190,02</text:p>
          </table:table-cell>
          <table:table-cell table:style-name="ce5" table:number-columns-repeated="3"/>
          <table:table-cell table:style-name="ce10"/>
          <table:table-cell table:style-name="ce5" table:number-columns-repeated="2"/>
          <table:table-cell table:style-name="ce14" table:formula="of:=[.K32]/[.L32]" office:value-type="string" office:string-value="" calcext:value-type="error">
            <text:p>#DIV/0!</text:p>
          </table:table-cell>
          <table:table-cell table:style-name="ce14" table:formula="of:=[.F32]/[.L32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4"/>
          <table:table-cell table:style-name="ce3" table:number-columns-repeated="2"/>
          <table:table-cell table:style-name="ce11" table:formula="of:=[.K33]/[.L33]" office:value-type="string" office:string-value="" calcext:value-type="error">
            <text:p>#DIV/0!</text:p>
          </table:table-cell>
          <table:table-cell table:style-name="ce11" table:formula="of:=[.F33]/[.L33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6"/>
          <table:table-cell table:style-name="ce11" table:formula="of:=[.K34]/[.L34]" office:value-type="string" office:string-value="" calcext:value-type="error">
            <text:p>#DIV/0!</text:p>
          </table:table-cell>
          <table:table-cell table:style-name="ce11" table:formula="of:=[.F34]/[.L34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6"/>
          <table:table-cell table:style-name="ce11" table:formula="of:=[.K35]/[.L35]" office:value-type="string" office:string-value="" calcext:value-type="error">
            <text:p>#DIV/0!</text:p>
          </table:table-cell>
          <table:table-cell table:style-name="ce11" table:formula="of:=[.F35]/[.L35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6"/>
          <table:table-cell table:style-name="ce11" table:formula="of:=[.K36]/[.L36]" office:value-type="string" office:string-value="" calcext:value-type="error">
            <text:p>#DIV/0!</text:p>
          </table:table-cell>
          <table:table-cell table:style-name="ce11" table:formula="of:=[.F36]/[.L36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6"/>
          <table:table-cell table:style-name="ce11" table:formula="of:=[.K37]/[.L37]" office:value-type="string" office:string-value="" calcext:value-type="error">
            <text:p>#DIV/0!</text:p>
          </table:table-cell>
          <table:table-cell table:style-name="ce11" table:formula="of:=[.F37]/[.L37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6"/>
          <table:table-cell table:style-name="ce11" table:formula="of:=[.K38]/[.L38]" office:value-type="string" office:string-value="" calcext:value-type="error">
            <text:p>#DIV/0!</text:p>
          </table:table-cell>
          <table:table-cell table:style-name="ce11" table:formula="of:=[.F38]/[.L38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6"/>
          <table:table-cell table:style-name="ce11" table:formula="of:=[.K39]/[.L39]" office:value-type="string" office:string-value="" calcext:value-type="error">
            <text:p>#DIV/0!</text:p>
          </table:table-cell>
          <table:table-cell table:style-name="ce11" table:formula="of:=[.F39]/[.L39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6"/>
          <table:table-cell table:style-name="ce11" table:formula="of:=[.K40]/[.L40]" office:value-type="string" office:string-value="" calcext:value-type="error">
            <text:p>#DIV/0!</text:p>
          </table:table-cell>
          <table:table-cell table:style-name="ce11" table:formula="of:=[.F40]/[.L40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6"/>
          <table:table-cell table:style-name="ce11" table:formula="of:=[.K41]/[.L41]" office:value-type="string" office:string-value="" calcext:value-type="error">
            <text:p>#DIV/0!</text:p>
          </table:table-cell>
          <table:table-cell table:style-name="ce11" table:formula="of:=[.F41]/[.L41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6"/>
          <table:table-cell table:style-name="ce11" table:formula="of:=[.K42]/[.L42]" office:value-type="string" office:string-value="" calcext:value-type="error">
            <text:p>#DIV/0!</text:p>
          </table:table-cell>
          <table:table-cell table:style-name="ce11" table:formula="of:=[.F42]/[.L42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6"/>
          <table:table-cell table:style-name="ce11" table:formula="of:=[.K43]/[.L43]" office:value-type="string" office:string-value="" calcext:value-type="error">
            <text:p>#DIV/0!</text:p>
          </table:table-cell>
          <table:table-cell table:style-name="ce11" table:formula="of:=[.F43]/[.L43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6"/>
          <table:table-cell table:style-name="ce11" table:formula="of:=[.K44]/[.L44]" office:value-type="string" office:string-value="" calcext:value-type="error">
            <text:p>#DIV/0!</text:p>
          </table:table-cell>
          <table:table-cell table:style-name="ce11" table:formula="of:=[.F44]/[.L44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6"/>
          <table:table-cell table:style-name="ce11" table:formula="of:=[.K45]/[.L45]" office:value-type="string" office:string-value="" calcext:value-type="error">
            <text:p>#DIV/0!</text:p>
          </table:table-cell>
          <table:table-cell table:style-name="ce11" table:formula="of:=[.F45]/[.L45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6"/>
          <table:table-cell table:style-name="ce11" table:formula="of:=[.K46]/[.L46]" office:value-type="string" office:string-value="" calcext:value-type="error">
            <text:p>#DIV/0!</text:p>
          </table:table-cell>
          <table:table-cell table:style-name="ce11" table:formula="of:=[.F46]/[.L46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6"/>
          <table:table-cell table:style-name="ce11" table:formula="of:=[.K47]/[.L47]" office:value-type="string" office:string-value="" calcext:value-type="error">
            <text:p>#DIV/0!</text:p>
          </table:table-cell>
          <table:table-cell table:style-name="ce11" table:formula="of:=[.F47]/[.L47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6"/>
          <table:table-cell table:style-name="ce11" table:formula="of:=[.K48]/[.L48]" office:value-type="string" office:string-value="" calcext:value-type="error">
            <text:p>#DIV/0!</text:p>
          </table:table-cell>
          <table:table-cell table:style-name="ce11" table:formula="of:=[.F48]/[.L48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6"/>
          <table:table-cell table:style-name="ce11" table:formula="of:=[.K49]/[.L49]" office:value-type="string" office:string-value="" calcext:value-type="error">
            <text:p>#DIV/0!</text:p>
          </table:table-cell>
          <table:table-cell table:style-name="ce11" table:formula="of:=[.F49]/[.L49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6"/>
          <table:table-cell table:style-name="ce11" table:formula="of:=[.K50]/[.L50]" office:value-type="string" office:string-value="" calcext:value-type="error">
            <text:p>#DIV/0!</text:p>
          </table:table-cell>
          <table:table-cell table:style-name="ce11" table:formula="of:=[.F50]/[.L50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6"/>
          <table:table-cell table:style-name="ce11" table:formula="of:=[.K51]/[.L51]" office:value-type="string" office:string-value="" calcext:value-type="error">
            <text:p>#DIV/0!</text:p>
          </table:table-cell>
          <table:table-cell table:style-name="ce11" table:formula="of:=[.F51]/[.L51]" office:value-type="string" office:string-value="" calcext:value-type="error">
            <text:p>#DIV/0!</text:p>
          </table:table-cell>
          <table:table-cell table:style-name="ce7"/>
        </table:table-row>
        <table:table-row table:style-name="ro2" table:number-rows-repeated="104852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Trial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7.36151408333333" calcext:value-type="float">
            <text:p>7,36</text:p>
          </table:table-cell>
          <table:table-cell office:value-type="float" office:value="80.773898896" calcext:value-type="float">
            <text:p>80,773898896</text:p>
          </table:table-cell>
          <table:table-cell office:value-type="float" office:value="69.7540513293" calcext:value-type="float">
            <text:p>69,7540513293</text:p>
          </table:table-cell>
          <table:table-cell table:style-name="ce11" table:formula="of:=[.K3]/[.L3]" office:value-type="percentage" office:value="1.15798146998913" calcext:value-type="percentage">
            <text:p>115,80%</text:p>
          </table:table-cell>
          <table:table-cell table:style-name="ce11" table:formula="of:=[.F3]/[.L3]" office:value-type="percentage" office:value="0.832209726800718" calcext:value-type="percentage">
            <text:p>83,22%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11.6909939333333" calcext:value-type="float">
            <text:p>11,69</text:p>
          </table:table-cell>
          <table:table-cell table:number-columns-repeated="2" office:value-type="float" office:value="98.5126471063" calcext:value-type="float">
            <text:p>98,5126471063</text:p>
          </table:table-cell>
          <table:table-cell table:style-name="ce11" table:formula="of:=[.K4]/[.L4]" office:value-type="percentage" office:value="1" calcext:value-type="percentage">
            <text:p>100,00%</text:p>
          </table:table-cell>
          <table:table-cell table:style-name="ce11" table:formula="of:=[.F4]/[.L4]" office:value-type="percentage" office:value="0.691281799853746" calcext:value-type="percentage">
            <text:p>69,13%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52414846666667" calcext:value-type="float">
            <text:p>2,52</text:p>
          </table:table-cell>
          <table:table-cell table:number-columns-repeated="2" office:value-type="float" office:value="134.289193943" calcext:value-type="float">
            <text:p>134,289193943</text:p>
          </table:table-cell>
          <table:table-cell table:style-name="ce11" table:formula="of:=[.K5]/[.L5]" office:value-type="percentage" office:value="1" calcext:value-type="percentage">
            <text:p>100,00%</text:p>
          </table:table-cell>
          <table:table-cell table:style-name="ce11" table:formula="of:=[.F5]/[.L5]" office:value-type="percentage" office:value="0.567953368104759" calcext:value-type="percentage">
            <text:p>56,80%</text:p>
          </table:table-cell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est-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.54" calcext:value-type="float">
            <text:p>96,54</text:p>
          </table:table-cell>
          <table:table-cell table:style-name="ce3" table:number-columns-repeated="2"/>
          <table:table-cell table:style-name="ce3" office:value-type="float" office:value="45" calcext:value-type="float">
            <text:p>45</text:p>
          </table:table-cell>
          <table:table-cell table:style-name="ce8" office:value-type="float" office:value="3.3666748" calcext:value-type="float">
            <text:p>3,37</text:p>
          </table:table-cell>
          <table:table-cell table:style-name="ce3" office:value-type="float" office:value="150.043261491" calcext:value-type="float">
            <text:p>150,043261491</text:p>
          </table:table-cell>
          <table:table-cell table:style-name="ce3" office:value-type="float" office:value="149.31698167" calcext:value-type="float">
            <text:p>149,31698167</text:p>
          </table:table-cell>
          <table:table-cell table:style-name="ce11" table:formula="of:=[.K6]/[.L6]" office:value-type="percentage" office:value="1.00486401354271" calcext:value-type="percentage">
            <text:p>100,49%</text:p>
          </table:table-cell>
          <table:table-cell table:style-name="ce13" table:formula="of:=[.F6]/[.L6]" office:value-type="percentage" office:value="0.646544009397133" calcext:value-type="percentage">
            <text:p>64,65%</text:p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est-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style-name="ce9" office:value-type="float" office:value="5.71481758333333" calcext:value-type="float">
            <text:p>5,71</text:p>
          </table:table-cell>
          <table:table-cell table:style-name="ce4" office:value-type="float" office:value="168.169296399" calcext:value-type="float">
            <text:p>168,169296399</text:p>
          </table:table-cell>
          <table:table-cell table:style-name="ce4" office:value-type="float" office:value="158.66846142" calcext:value-type="float">
            <text:p>158,66846142</text:p>
          </table:table-cell>
          <table:table-cell table:style-name="ce12" table:formula="of:=[.K7]/[.L7]" office:value-type="percentage" office:value="1.05987853473824" calcext:value-type="percentage">
            <text:p>105,99%</text:p>
          </table:table-cell>
          <table:table-cell table:style-name="ce12" table:formula="of:=[.F7]/[.L7]" office:value-type="percentage" office:value="0" calcext:value-type="percentage">
            <text:p>0,00%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22.5333333333333" calcext:value-type="float">
            <text:p>22,53</text:p>
          </table:table-cell>
          <table:table-cell table:number-columns-repeated="2" office:value-type="float" office:value="335.511558722" calcext:value-type="float">
            <text:p>335,511558722</text:p>
          </table:table-cell>
          <table:table-cell table:style-name="ce11" table:formula="of:=[.K8]/[.L8]" office:value-type="percentage" office:value="1" calcext:value-type="percentage">
            <text:p>100,00%</text:p>
          </table:table-cell>
          <table:table-cell table:style-name="ce11" table:formula="of:=[.F8]/[.L8]" office:value-type="percentage" office:value="0.877018965071815" calcext:value-type="percentage">
            <text:p>87,70%</text:p>
          </table:table-cell>
          <table:table-cell table:style-name="ce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44.8666666666667" calcext:value-type="float">
            <text:p>44,87</text:p>
          </table:table-cell>
          <table:table-cell office:value-type="float" office:value="414.732085124" calcext:value-type="float">
            <text:p>414,732085124</text:p>
          </table:table-cell>
          <table:table-cell office:value-type="float" office:value="370.640892102" calcext:value-type="float">
            <text:p>370,640892102</text:p>
          </table:table-cell>
          <table:table-cell table:style-name="ce11" table:formula="of:=[.K9]/[.L9]" office:value-type="percentage" office:value="1.11895933223112" calcext:value-type="percentage">
            <text:p>111,90%</text:p>
          </table:table-cell>
          <table:table-cell table:style-name="ce11" table:formula="of:=[.F9]/[.L9]" office:value-type="percentage" office:value="0.930361455921337" calcext:value-type="percentage">
            <text:p>93,04%</text:p>
          </table:table-cell>
          <table:table-cell table:style-name="ce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99.4666666666667" calcext:value-type="float">
            <text:p>99,47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10]/[.L10]" office:value-type="string" office:string-value="" calcext:value-type="error">
            <text:p>#VALUE!</text:p>
          </table:table-cell>
          <table:table-cell table:style-name="ce11" table:formula="of:=[.F10]/[.L10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9.9" calcext:value-type="float">
            <text:p>9,90</text:p>
          </table:table-cell>
          <table:table-cell office:value-type="float" office:value="382.86861768" calcext:value-type="float">
            <text:p>382,86861768</text:p>
          </table:table-cell>
          <table:table-cell office:value-type="float" office:value="347.45061699" calcext:value-type="float">
            <text:p>347,45061699</text:p>
          </table:table-cell>
          <table:table-cell table:style-name="ce11" table:formula="of:=[.K11]/[.L11]" office:value-type="percentage" office:value="1.10193679031809" calcext:value-type="percentage">
            <text:p>110,19%</text:p>
          </table:table-cell>
          <table:table-cell table:style-name="ce11" table:formula="of:=[.F11]/[.L11]" office:value-type="percentage" office:value="0.864813545599915" calcext:value-type="percentage">
            <text:p>86,48%</text:p>
          </table:table-cell>
          <table:table-cell table:style-name="ce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6.45" calcext:value-type="float">
            <text:p>6,45</text:p>
          </table:table-cell>
          <table:table-cell office:value-type="float" office:value="453.493127524" calcext:value-type="float">
            <text:p>453,493127524</text:p>
          </table:table-cell>
          <table:table-cell office:value-type="float" office:value="403.985879289" calcext:value-type="float">
            <text:p>403,985879289</text:p>
          </table:table-cell>
          <table:table-cell table:style-name="ce11" table:formula="of:=[.K12]/[.L12]" office:value-type="percentage" office:value="1.12254697694417" calcext:value-type="percentage">
            <text:p>112,25%</text:p>
          </table:table-cell>
          <table:table-cell table:style-name="ce11" table:formula="of:=[.F12]/[.L12]" office:value-type="percentage" office:value="0.853569438137016" calcext:value-type="percentage">
            <text:p>85,36%</text:p>
          </table:table-cell>
          <table:table-cell table:style-name="ce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81.5833333333333" calcext:value-type="float">
            <text:p>81,58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13]/[.L13]" office:value-type="string" office:string-value="" calcext:value-type="error">
            <text:p>#VALUE!</text:p>
          </table:table-cell>
          <table:table-cell table:style-name="ce11" table:formula="of:=[.F13]/[.L13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20.6" calcext:value-type="float">
            <text:p>20,60</text:p>
          </table:table-cell>
          <table:table-cell office:value-type="float" office:value="765.702930781" calcext:value-type="float">
            <text:p>765,702930781</text:p>
          </table:table-cell>
          <table:table-cell office:value-type="float" office:value="754.56577605" calcext:value-type="float">
            <text:p>754,56577605</text:p>
          </table:table-cell>
          <table:table-cell table:style-name="ce11" table:formula="of:=[.K14]/[.L14]" office:value-type="percentage" office:value="1.01475968707367" calcext:value-type="percentage">
            <text:p>101,48%</text:p>
          </table:table-cell>
          <table:table-cell table:style-name="ce11" table:formula="of:=[.F14]/[.L14]" office:value-type="percentage" office:value="0.772881594302994" calcext:value-type="percentage">
            <text:p>77,29%</text:p>
          </table:table-cell>
          <table:table-cell table:style-name="ce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22.3833333333333" calcext:value-type="float">
            <text:p>22,38</text:p>
          </table:table-cell>
          <table:table-cell office:value-type="float" office:value="344.911003575" calcext:value-type="float">
            <text:p>344,911003575</text:p>
          </table:table-cell>
          <table:table-cell office:value-type="float" office:value="315.541572457" calcext:value-type="float">
            <text:p>315,541572457</text:p>
          </table:table-cell>
          <table:table-cell table:style-name="ce11" table:formula="of:=[.K15]/[.L15]" office:value-type="percentage" office:value="1.09307626532159" calcext:value-type="percentage">
            <text:p>109,31%</text:p>
          </table:table-cell>
          <table:table-cell table:style-name="ce11" table:formula="of:=[.F15]/[.L15]" office:value-type="percentage" office:value="0.895856599176078" calcext:value-type="percentage">
            <text:p>89,59%</text:p>
          </table:table-cell>
          <table:table-cell table:style-name="ce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7.46666666666667" calcext:value-type="float">
            <text:p>7,47</text:p>
          </table:table-cell>
          <table:table-cell office:value-type="float" office:value="522.645712222" calcext:value-type="float">
            <text:p>522,645712222</text:p>
          </table:table-cell>
          <table:table-cell office:value-type="float" office:value="519.401839624" calcext:value-type="float">
            <text:p>519,401839624</text:p>
          </table:table-cell>
          <table:table-cell table:style-name="ce11" table:formula="of:=[.K16]/[.L16]" office:value-type="percentage" office:value="1.00624540067157" calcext:value-type="percentage">
            <text:p>100,62%</text:p>
          </table:table-cell>
          <table:table-cell table:style-name="ce11" table:formula="of:=[.F16]/[.L16]" office:value-type="percentage" office:value="0.722022856660424" calcext:value-type="percentage">
            <text:p>72,20%</text:p>
          </table:table-cell>
          <table:table-cell table:style-name="ce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21.3" calcext:value-type="float">
            <text:p>21,30</text:p>
          </table:table-cell>
          <table:table-cell office:value-type="float" office:value="681.897397698" calcext:value-type="float">
            <text:p>681,897397698</text:p>
          </table:table-cell>
          <table:table-cell office:value-type="float" office:value="661.729359531" calcext:value-type="float">
            <text:p>661,729359531</text:p>
          </table:table-cell>
          <table:table-cell table:style-name="ce11" table:formula="of:=[.K17]/[.L17]" office:value-type="percentage" office:value="1.03047777445041" calcext:value-type="percentage">
            <text:p>103,05%</text:p>
          </table:table-cell>
          <table:table-cell table:style-name="ce11" table:formula="of:=[.F17]/[.L17]" office:value-type="percentage" office:value="0.733683632148493" calcext:value-type="percentage">
            <text:p>73,37%</text:p>
          </table:table-cell>
          <table:table-cell table:style-name="ce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51.5" calcext:value-type="float">
            <text:p>51,50</text:p>
          </table:table-cell>
          <table:table-cell office:value-type="float" office:value="800.011267532" calcext:value-type="float">
            <text:p>800,011267532</text:p>
          </table:table-cell>
          <table:table-cell office:value-type="float" office:value="763.262654094" calcext:value-type="float">
            <text:p>763,262654094</text:p>
          </table:table-cell>
          <table:table-cell table:style-name="ce11" table:formula="of:=[.K18]/[.L18]" office:value-type="percentage" office:value="1.04814674639312" calcext:value-type="percentage">
            <text:p>104,81%</text:p>
          </table:table-cell>
          <table:table-cell table:style-name="ce11" table:formula="of:=[.F18]/[.L18]" office:value-type="percentage" office:value="0.7306659077431" calcext:value-type="percentage">
            <text:p>73,07%</text:p>
          </table:table-cell>
          <table:table-cell table:style-name="ce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31.95" calcext:value-type="float">
            <text:p>31,95</text:p>
          </table:table-cell>
          <table:table-cell office:value-type="float" office:value="924.972317844" calcext:value-type="float">
            <text:p>924,972317844</text:p>
          </table:table-cell>
          <table:table-cell office:value-type="float" office:value="906.616899887" calcext:value-type="float">
            <text:p>906,616899887</text:p>
          </table:table-cell>
          <table:table-cell table:style-name="ce11" table:formula="of:=[.K19]/[.L19]" office:value-type="percentage" office:value="1.02024605757877" calcext:value-type="percentage">
            <text:p>102,02%</text:p>
          </table:table-cell>
          <table:table-cell table:style-name="ce11" table:formula="of:=[.F19]/[.L19]" office:value-type="percentage" office:value="0.737709610402543" calcext:value-type="percentage">
            <text:p>73,77%</text:p>
          </table:table-cell>
          <table:table-cell table:style-name="ce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21.3666666666667" calcext:value-type="float">
            <text:p>21,37</text:p>
          </table:table-cell>
          <table:table-cell office:value-type="float" office:value="783.285280444" calcext:value-type="float">
            <text:p>783,285280444</text:p>
          </table:table-cell>
          <table:table-cell office:value-type="float" office:value="722.254198588" calcext:value-type="float">
            <text:p>722,254198588</text:p>
          </table:table-cell>
          <table:table-cell table:style-name="ce11" table:formula="of:=[.K20]/[.L20]" office:value-type="percentage" office:value="1.08450083360583" calcext:value-type="percentage">
            <text:p>108,45%</text:p>
          </table:table-cell>
          <table:table-cell table:style-name="ce11" table:formula="of:=[.F20]/[.L20]" office:value-type="percentage" office:value="0.690075600771012" calcext:value-type="percentage">
            <text:p>69,01%</text:p>
          </table:table-cell>
          <table:table-cell table:style-name="ce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69.6" calcext:value-type="float">
            <text:p>69,60</text:p>
          </table:table-cell>
          <table:table-cell office:value-type="float" office:value="1015.4937768" calcext:value-type="float">
            <text:p>1015,4937768</text:p>
          </table:table-cell>
          <table:table-cell office:value-type="float" office:value="1011.18836282" calcext:value-type="float">
            <text:p>1011,18836282</text:p>
          </table:table-cell>
          <table:table-cell table:style-name="ce11" table:formula="of:=[.K21]/[.L21]" office:value-type="percentage" office:value="1.00425777643247" calcext:value-type="percentage">
            <text:p>100,43%</text:p>
          </table:table-cell>
          <table:table-cell table:style-name="ce11" table:formula="of:=[.F21]/[.L21]" office:value-type="percentage" office:value="0.679022846035486" calcext:value-type="percentage">
            <text:p>67,90%</text:p>
          </table:table-cell>
          <table:table-cell table:style-name="ce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239.35" calcext:value-type="float">
            <text:p>239,35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2]/[.L22]" office:value-type="string" office:string-value="" calcext:value-type="error">
            <text:p>#VALUE!</text:p>
          </table:table-cell>
          <table:table-cell table:style-name="ce11" table:formula="of:=[.F22]/[.L22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17.8333333333333" calcext:value-type="float">
            <text:p>17,83</text:p>
          </table:table-cell>
          <table:table-cell office:value-type="float" office:value="987.648601083" calcext:value-type="float">
            <text:p>987,648601083</text:p>
          </table:table-cell>
          <table:table-cell office:value-type="float" office:value="985.487960819" calcext:value-type="float">
            <text:p>985,487960819</text:p>
          </table:table-cell>
          <table:table-cell table:style-name="ce11" table:formula="of:=[.K23]/[.L23]" office:value-type="percentage" office:value="1.0021924572901" calcext:value-type="percentage">
            <text:p>100,22%</text:p>
          </table:table-cell>
          <table:table-cell table:style-name="ce11" table:formula="of:=[.F23]/[.L23]" office:value-type="percentage" office:value="0.613016113862964" calcext:value-type="percentage">
            <text:p>61,30%</text:p>
          </table:table-cell>
          <table:table-cell table:style-name="ce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76.85" calcext:value-type="float">
            <text:p>76,85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4]/[.L24]" office:value-type="string" office:string-value="" calcext:value-type="error">
            <text:p>#VALUE!</text:p>
          </table:table-cell>
          <table:table-cell table:style-name="ce11" table:formula="of:=[.F24]/[.L24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92.983333333333" calcext:value-type="float">
            <text:p>192,98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5]/[.L25]" office:value-type="string" office:string-value="" calcext:value-type="error">
            <text:p>#VALUE!</text:p>
          </table:table-cell>
          <table:table-cell table:style-name="ce11" table:formula="of:=[.F25]/[.L25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58.3333333333333" calcext:value-type="float">
            <text:p>58,33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6]/[.L26]" office:value-type="string" office:string-value="" calcext:value-type="error">
            <text:p>#VALUE!</text:p>
          </table:table-cell>
          <table:table-cell table:style-name="ce11" table:formula="of:=[.F26]/[.L26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65.766666666667" calcext:value-type="float">
            <text:p>165,77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7]/[.L27]" office:value-type="string" office:string-value="" calcext:value-type="error">
            <text:p>#VALUE!</text:p>
          </table:table-cell>
          <table:table-cell table:style-name="ce11" table:formula="of:=[.F27]/[.L27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218.9" calcext:value-type="float">
            <text:p>218,90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8]/[.L28]" office:value-type="string" office:string-value="" calcext:value-type="error">
            <text:p>#VALUE!</text:p>
          </table:table-cell>
          <table:table-cell table:style-name="ce11" table:formula="of:=[.F28]/[.L28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27.1333333333333" calcext:value-type="float">
            <text:p>27,13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9]/[.L29]" office:value-type="string" office:string-value="" calcext:value-type="error">
            <text:p>#VALUE!</text:p>
          </table:table-cell>
          <table:table-cell table:style-name="ce11" table:formula="of:=[.F29]/[.L29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79.5333333333333" calcext:value-type="float">
            <text:p>79,53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30]/[.L30]" office:value-type="string" office:string-value="" calcext:value-type="error">
            <text:p>#VALUE!</text:p>
          </table:table-cell>
          <table:table-cell table:style-name="ce11" table:formula="of:=[.F30]/[.L30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213.216666666667" calcext:value-type="float">
            <text:p>213,22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31]/[.L31]" office:value-type="string" office:string-value="" calcext:value-type="error">
            <text:p>#VALUE!</text:p>
          </table:table-cell>
          <table:table-cell table:style-name="ce11" table:formula="of:=[.F31]/[.L31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pr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0.02" calcext:value-type="float">
            <text:p>190,02</text:p>
          </table:table-cell>
          <table:table-cell table:style-name="ce5" table:number-columns-repeated="3"/>
          <table:table-cell table:style-name="ce10" office:value-type="float" office:value="0" calcext:value-type="float">
            <text:p>0,00</text:p>
          </table:table-cell>
          <table:table-cell table:style-name="ce5" table:number-columns-repeated="2"/>
          <table:table-cell table:style-name="ce14" table:formula="of:=[.K32]/[.L32]" office:value-type="string" office:string-value="" calcext:value-type="error">
            <text:p>#DIV/0!</text:p>
          </table:table-cell>
          <table:table-cell table:style-name="ce14" table:formula="of:=[.F32]/[.L32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style-name="ce3" table:number-columns-repeated="2"/>
          <table:table-cell table:style-name="ce11" table:formula="of:=[.K33]/[.L33]" office:value-type="string" office:string-value="" calcext:value-type="error">
            <text:p>#DIV/0!</text:p>
          </table:table-cell>
          <table:table-cell table:style-name="ce11" table:formula="of:=[.F33]/[.L33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11" table:formula="of:=[.K34]/[.L34]" office:value-type="string" office:string-value="" calcext:value-type="error">
            <text:p>#DIV/0!</text:p>
          </table:table-cell>
          <table:table-cell table:style-name="ce11" table:formula="of:=[.F34]/[.L34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11" table:formula="of:=[.K35]/[.L35]" office:value-type="string" office:string-value="" calcext:value-type="error">
            <text:p>#DIV/0!</text:p>
          </table:table-cell>
          <table:table-cell table:style-name="ce11" table:formula="of:=[.F35]/[.L35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11" table:formula="of:=[.K36]/[.L36]" office:value-type="string" office:string-value="" calcext:value-type="error">
            <text:p>#DIV/0!</text:p>
          </table:table-cell>
          <table:table-cell table:style-name="ce11" table:formula="of:=[.F36]/[.L36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11" table:formula="of:=[.K37]/[.L37]" office:value-type="string" office:string-value="" calcext:value-type="error">
            <text:p>#DIV/0!</text:p>
          </table:table-cell>
          <table:table-cell table:style-name="ce11" table:formula="of:=[.F37]/[.L37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11" table:formula="of:=[.K38]/[.L38]" office:value-type="string" office:string-value="" calcext:value-type="error">
            <text:p>#DIV/0!</text:p>
          </table:table-cell>
          <table:table-cell table:style-name="ce11" table:formula="of:=[.F38]/[.L38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11" table:formula="of:=[.K39]/[.L39]" office:value-type="string" office:string-value="" calcext:value-type="error">
            <text:p>#DIV/0!</text:p>
          </table:table-cell>
          <table:table-cell table:style-name="ce11" table:formula="of:=[.F39]/[.L39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11" table:formula="of:=[.K40]/[.L40]" office:value-type="string" office:string-value="" calcext:value-type="error">
            <text:p>#DIV/0!</text:p>
          </table:table-cell>
          <table:table-cell table:style-name="ce11" table:formula="of:=[.F40]/[.L40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11" table:formula="of:=[.K41]/[.L41]" office:value-type="string" office:string-value="" calcext:value-type="error">
            <text:p>#DIV/0!</text:p>
          </table:table-cell>
          <table:table-cell table:style-name="ce11" table:formula="of:=[.F41]/[.L41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11" table:formula="of:=[.K42]/[.L42]" office:value-type="string" office:string-value="" calcext:value-type="error">
            <text:p>#DIV/0!</text:p>
          </table:table-cell>
          <table:table-cell table:style-name="ce11" table:formula="of:=[.F42]/[.L42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11" table:formula="of:=[.K43]/[.L43]" office:value-type="string" office:string-value="" calcext:value-type="error">
            <text:p>#DIV/0!</text:p>
          </table:table-cell>
          <table:table-cell table:style-name="ce11" table:formula="of:=[.F43]/[.L43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11" table:formula="of:=[.K44]/[.L44]" office:value-type="string" office:string-value="" calcext:value-type="error">
            <text:p>#DIV/0!</text:p>
          </table:table-cell>
          <table:table-cell table:style-name="ce11" table:formula="of:=[.F44]/[.L44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11" table:formula="of:=[.K45]/[.L45]" office:value-type="string" office:string-value="" calcext:value-type="error">
            <text:p>#DIV/0!</text:p>
          </table:table-cell>
          <table:table-cell table:style-name="ce11" table:formula="of:=[.F45]/[.L45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11" table:formula="of:=[.K46]/[.L46]" office:value-type="string" office:string-value="" calcext:value-type="error">
            <text:p>#DIV/0!</text:p>
          </table:table-cell>
          <table:table-cell table:style-name="ce11" table:formula="of:=[.F46]/[.L46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11" table:formula="of:=[.K47]/[.L47]" office:value-type="string" office:string-value="" calcext:value-type="error">
            <text:p>#DIV/0!</text:p>
          </table:table-cell>
          <table:table-cell table:style-name="ce11" table:formula="of:=[.F47]/[.L47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11" table:formula="of:=[.K48]/[.L48]" office:value-type="string" office:string-value="" calcext:value-type="error">
            <text:p>#DIV/0!</text:p>
          </table:table-cell>
          <table:table-cell table:style-name="ce11" table:formula="of:=[.F48]/[.L48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11" table:formula="of:=[.K49]/[.L49]" office:value-type="string" office:string-value="" calcext:value-type="error">
            <text:p>#DIV/0!</text:p>
          </table:table-cell>
          <table:table-cell table:style-name="ce11" table:formula="of:=[.F49]/[.L49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11" table:formula="of:=[.K50]/[.L50]" office:value-type="string" office:string-value="" calcext:value-type="error">
            <text:p>#DIV/0!</text:p>
          </table:table-cell>
          <table:table-cell table:style-name="ce11" table:formula="of:=[.F50]/[.L50]" office:value-type="string" office:string-value="" calcext:value-type="error">
            <text:p>#DIV/0!</text:p>
          </table:table-cell>
          <table:table-cell table:style-name="ce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11" table:formula="of:=[.K51]/[.L51]" office:value-type="string" office:string-value="" calcext:value-type="error">
            <text:p>#DIV/0!</text:p>
          </table:table-cell>
          <table:table-cell table:style-name="ce11" table:formula="of:=[.F51]/[.L51]" office:value-type="string" office:string-value="" calcext:value-type="error">
            <text:p>#DIV/0!</text:p>
          </table:table-cell>
          <table:table-cell table:style-name="ce7"/>
        </table:table-row>
        <table:table-row table:style-name="ro2" table:number-rows-repeated="104852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Trial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204.3" calcext:value-type="float">
            <text:p>204,30</text:p>
          </table:table-cell>
          <table:table-cell office:value-type="float" office:value="330.981494337" calcext:value-type="float">
            <text:p>330,981494337</text:p>
          </table:table-cell>
          <table:table-cell office:value-type="float" office:value="302.277622241" calcext:value-type="float">
            <text:p>302,277622241</text:p>
          </table:table-cell>
          <table:table-cell table:style-name="ce11" table:formula="of:=[.K7]/[.L7]" office:value-type="percentage" office:value="1.09495864061388" calcext:value-type="percentage">
            <text:p>109,50%</text:p>
          </table:table-cell>
          <table:table-cell table:style-name="ce11" table:formula="of:=[.F7]/[.L7]" office:value-type="percentage" office:value="0.97344288279931" calcext:value-type="percentage">
            <text:p>97,34%</text:p>
          </table:table-cell>
          <table:table-cell table:style-name="ce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88.8" calcext:value-type="float">
            <text:p>88,80</text:p>
          </table:table-cell>
          <table:table-cell office:value-type="float" office:value="410.812683388" calcext:value-type="float">
            <text:p>410,812683388</text:p>
          </table:table-cell>
          <table:table-cell office:value-type="float" office:value="353.119456004" calcext:value-type="float">
            <text:p>353,119456004</text:p>
          </table:table-cell>
          <table:table-cell table:style-name="ce11" table:formula="of:=[.K8]/[.L8]" office:value-type="percentage" office:value="1.16338161605954" calcext:value-type="percentage">
            <text:p>116,34%</text:p>
          </table:table-cell>
          <table:table-cell table:style-name="ce11" table:formula="of:=[.F8]/[.L8]" office:value-type="percentage" office:value="0.976525065772909" calcext:value-type="percentage">
            <text:p>97,65%</text:p>
          </table:table-cell>
          <table:table-cell table:style-name="ce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92.5" calcext:value-type="float">
            <text:p>92,50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9]/[.L9]" office:value-type="string" office:string-value="" calcext:value-type="error">
            <text:p>#VALUE!</text:p>
          </table:table-cell>
          <table:table-cell table:style-name="ce11" table:formula="of:=[.F9]/[.L9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35.6166666666667" calcext:value-type="float">
            <text:p>35,62</text:p>
          </table:table-cell>
          <table:table-cell office:value-type="float" office:value="382.832976151" calcext:value-type="float">
            <text:p>382,832976151</text:p>
          </table:table-cell>
          <table:table-cell office:value-type="float" office:value="331.078513599" calcext:value-type="float">
            <text:p>331,078513599</text:p>
          </table:table-cell>
          <table:table-cell table:style-name="ce11" table:formula="of:=[.K10]/[.L10]" office:value-type="percentage" office:value="1.15632081342097" calcext:value-type="percentage">
            <text:p>115,63%</text:p>
          </table:table-cell>
          <table:table-cell table:style-name="ce11" table:formula="of:=[.F10]/[.L10]" office:value-type="percentage" office:value="0.907579283033569" calcext:value-type="percentage">
            <text:p>90,76%</text:p>
          </table:table-cell>
          <table:table-cell table:style-name="ce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35.0166666666667" calcext:value-type="float">
            <text:p>35,02</text:p>
          </table:table-cell>
          <table:table-cell office:value-type="float" office:value="430.076067117" calcext:value-type="float">
            <text:p>430,076067117</text:p>
          </table:table-cell>
          <table:table-cell office:value-type="float" office:value="392.095758008" calcext:value-type="float">
            <text:p>392,095758008</text:p>
          </table:table-cell>
          <table:table-cell table:style-name="ce11" table:formula="of:=[.K11]/[.L11]" office:value-type="percentage" office:value="1.09686488143089" calcext:value-type="percentage">
            <text:p>109,69%</text:p>
          </table:table-cell>
          <table:table-cell table:style-name="ce11" table:formula="of:=[.F11]/[.L11]" office:value-type="percentage" office:value="0.879453533881293" calcext:value-type="percentage">
            <text:p>87,95%</text:p>
          </table:table-cell>
          <table:table-cell table:style-name="ce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34.416666666667" calcext:value-type="float">
            <text:p>134,42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12]/[.L12]" office:value-type="string" office:string-value="" calcext:value-type="error">
            <text:p>#VALUE!</text:p>
          </table:table-cell>
          <table:table-cell table:style-name="ce11" table:formula="of:=[.F12]/[.L12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53.3833333333333" calcext:value-type="float">
            <text:p>53,38</text:p>
          </table:table-cell>
          <table:table-cell table:number-columns-repeated="2" office:value-type="float" office:value="755.255924074" calcext:value-type="float">
            <text:p>755,255924074</text:p>
          </table:table-cell>
          <table:table-cell table:style-name="ce11" table:formula="of:=[.K13]/[.L13]" office:value-type="percentage" office:value="1" calcext:value-type="percentage">
            <text:p>100,00%</text:p>
          </table:table-cell>
          <table:table-cell table:style-name="ce11" table:formula="of:=[.F13]/[.L13]" office:value-type="percentage" office:value="0.772175340054478" calcext:value-type="percentage">
            <text:p>77,22%</text:p>
          </table:table-cell>
          <table:table-cell table:style-name="ce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20.2166666666667" calcext:value-type="float">
            <text:p>20,22</text:p>
          </table:table-cell>
          <table:table-cell office:value-type="float" office:value="347.028426492" calcext:value-type="float">
            <text:p>347,028426492</text:p>
          </table:table-cell>
          <table:table-cell office:value-type="float" office:value="331.767295762" calcext:value-type="float">
            <text:p>331,767295762</text:p>
          </table:table-cell>
          <table:table-cell table:style-name="ce11" table:formula="of:=[.K14]/[.L14]" office:value-type="percentage" office:value="1.04599950304007" calcext:value-type="percentage">
            <text:p>104,60%</text:p>
          </table:table-cell>
          <table:table-cell table:style-name="ce11" table:formula="of:=[.F14]/[.L14]" office:value-type="percentage" office:value="0.852042994023095" calcext:value-type="percentage">
            <text:p>85,20%</text:p>
          </table:table-cell>
          <table:table-cell table:style-name="ce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63.7333333333333" calcext:value-type="float">
            <text:p>63,73</text:p>
          </table:table-cell>
          <table:table-cell office:value-type="float" office:value="509.476072026" calcext:value-type="float">
            <text:p>509,476072026</text:p>
          </table:table-cell>
          <table:table-cell office:value-type="float" office:value="472.878478379" calcext:value-type="float">
            <text:p>472,878478379</text:p>
          </table:table-cell>
          <table:table-cell table:style-name="ce11" table:formula="of:=[.K15]/[.L15]" office:value-type="percentage" office:value="1.07739323170819" calcext:value-type="percentage">
            <text:p>107,74%</text:p>
          </table:table-cell>
          <table:table-cell table:style-name="ce11" table:formula="of:=[.F15]/[.L15]" office:value-type="percentage" office:value="0.793057872469787" calcext:value-type="percentage">
            <text:p>79,31%</text:p>
          </table:table-cell>
          <table:table-cell table:style-name="ce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44.35" calcext:value-type="float">
            <text:p>44,35</text:p>
          </table:table-cell>
          <table:table-cell table:number-columns-repeated="2" office:value-type="float" office:value="678.529552428" calcext:value-type="float">
            <text:p>678,529552428</text:p>
          </table:table-cell>
          <table:table-cell table:style-name="ce11" table:formula="of:=[.K16]/[.L16]" office:value-type="percentage" office:value="1" calcext:value-type="percentage">
            <text:p>100,00%</text:p>
          </table:table-cell>
          <table:table-cell table:style-name="ce11" table:formula="of:=[.F16]/[.L16]" office:value-type="percentage" office:value="0.715517840398731" calcext:value-type="percentage">
            <text:p>71,55%</text:p>
          </table:table-cell>
          <table:table-cell table:style-name="ce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55.3" calcext:value-type="float">
            <text:p>55,30</text:p>
          </table:table-cell>
          <table:table-cell table:number-columns-repeated="2" office:value-type="float" office:value="863.215694335" calcext:value-type="float">
            <text:p>863,215694335</text:p>
          </table:table-cell>
          <table:table-cell table:style-name="ce11" table:formula="of:=[.K17]/[.L17]" office:value-type="percentage" office:value="1" calcext:value-type="percentage">
            <text:p>100,00%</text:p>
          </table:table-cell>
          <table:table-cell table:style-name="ce11" table:formula="of:=[.F17]/[.L17]" office:value-type="percentage" office:value="0.646061006142423" calcext:value-type="percentage">
            <text:p>64,61%</text:p>
          </table:table-cell>
          <table:table-cell table:style-name="ce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46.5166666666667" calcext:value-type="float">
            <text:p>46,52</text:p>
          </table:table-cell>
          <table:table-cell office:value-type="float" office:value="945.078272666" calcext:value-type="float">
            <text:p>945,078272666</text:p>
          </table:table-cell>
          <table:table-cell office:value-type="float" office:value="905.567745146" calcext:value-type="float">
            <text:p>905,567745146</text:p>
          </table:table-cell>
          <table:table-cell table:style-name="ce11" table:formula="of:=[.K18]/[.L18]" office:value-type="percentage" office:value="1.04363067007607" calcext:value-type="percentage">
            <text:p>104,36%</text:p>
          </table:table-cell>
          <table:table-cell table:style-name="ce11" table:formula="of:=[.F18]/[.L18]" office:value-type="percentage" office:value="0.738564291390667" calcext:value-type="percentage">
            <text:p>73,86%</text:p>
          </table:table-cell>
          <table:table-cell table:style-name="ce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26.85" calcext:value-type="float">
            <text:p>26,85</text:p>
          </table:table-cell>
          <table:table-cell office:value-type="float" office:value="765.4252776" calcext:value-type="float">
            <text:p>765,4252776</text:p>
          </table:table-cell>
          <table:table-cell office:value-type="float" office:value="760.267244478" calcext:value-type="float">
            <text:p>760,267244478</text:p>
          </table:table-cell>
          <table:table-cell table:style-name="ce11" table:formula="of:=[.K19]/[.L19]" office:value-type="percentage" office:value="1.00678450000242" calcext:value-type="percentage">
            <text:p>100,68%</text:p>
          </table:table-cell>
          <table:table-cell table:style-name="ce11" table:formula="of:=[.F19]/[.L19]" office:value-type="percentage" office:value="0.655572107860847" calcext:value-type="percentage">
            <text:p>65,56%</text:p>
          </table:table-cell>
          <table:table-cell table:style-name="ce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16.6833333333333" calcext:value-type="float">
            <text:p>16,68</text:p>
          </table:table-cell>
          <table:table-cell office:value-type="float" office:value="1079.27803839" calcext:value-type="float">
            <text:p>1079,27803839</text:p>
          </table:table-cell>
          <table:table-cell office:value-type="float" office:value="1001.10424874" calcext:value-type="float">
            <text:p>1001,10424874</text:p>
          </table:table-cell>
          <table:table-cell table:style-name="ce11" table:formula="of:=[.K20]/[.L20]" office:value-type="percentage" office:value="1.07808756155854" calcext:value-type="percentage">
            <text:p>107,81%</text:p>
          </table:table-cell>
          <table:table-cell table:style-name="ce11" table:formula="of:=[.F20]/[.L20]" office:value-type="percentage" office:value="0.685862637047227" calcext:value-type="percentage">
            <text:p>68,59%</text:p>
          </table:table-cell>
          <table:table-cell table:style-name="ce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376.133333333333" calcext:value-type="float">
            <text:p>376,13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1]/[.L21]" office:value-type="string" office:string-value="" calcext:value-type="error">
            <text:p>#VALUE!</text:p>
          </table:table-cell>
          <table:table-cell table:style-name="ce11" table:formula="of:=[.F21]/[.L21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17.8166666666667" calcext:value-type="float">
            <text:p>17,82</text:p>
          </table:table-cell>
          <table:table-cell table:number-columns-repeated="2" office:value-type="float" office:value="934.697648169" calcext:value-type="float">
            <text:p>934,697648169</text:p>
          </table:table-cell>
          <table:table-cell table:style-name="ce11" table:formula="of:=[.K22]/[.L22]" office:value-type="percentage" office:value="1" calcext:value-type="percentage">
            <text:p>100,00%</text:p>
          </table:table-cell>
          <table:table-cell table:style-name="ce11" table:formula="of:=[.F22]/[.L22]" office:value-type="percentage" office:value="0.646326650316735" calcext:value-type="percentage">
            <text:p>64,63%</text:p>
          </table:table-cell>
          <table:table-cell table:style-name="ce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135.45" calcext:value-type="float">
            <text:p>135,45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3]/[.L23]" office:value-type="string" office:string-value="" calcext:value-type="error">
            <text:p>#VALUE!</text:p>
          </table:table-cell>
          <table:table-cell table:style-name="ce11" table:formula="of:=[.F23]/[.L23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242.433333333333" calcext:value-type="float">
            <text:p>242,43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4]/[.L24]" office:value-type="string" office:string-value="" calcext:value-type="error">
            <text:p>#VALUE!</text:p>
          </table:table-cell>
          <table:table-cell table:style-name="ce11" table:formula="of:=[.F24]/[.L24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75.8" calcext:value-type="float">
            <text:p>75,80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5]/[.L25]" office:value-type="string" office:string-value="" calcext:value-type="error">
            <text:p>#VALUE!</text:p>
          </table:table-cell>
          <table:table-cell table:style-name="ce11" table:formula="of:=[.F25]/[.L25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85" calcext:value-type="float">
            <text:p>185,00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6]/[.L26]" office:value-type="string" office:string-value="" calcext:value-type="error">
            <text:p>#VALUE!</text:p>
          </table:table-cell>
          <table:table-cell table:style-name="ce11" table:formula="of:=[.F26]/[.L26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288.316666666667" calcext:value-type="float">
            <text:p>288,32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7]/[.L27]" office:value-type="string" office:string-value="" calcext:value-type="error">
            <text:p>#VALUE!</text:p>
          </table:table-cell>
          <table:table-cell table:style-name="ce11" table:formula="of:=[.F27]/[.L27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47.6833333333333" calcext:value-type="float">
            <text:p>47,68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8]/[.L28]" office:value-type="string" office:string-value="" calcext:value-type="error">
            <text:p>#VALUE!</text:p>
          </table:table-cell>
          <table:table-cell table:style-name="ce11" table:formula="of:=[.F28]/[.L28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90.4666666666667" calcext:value-type="float">
            <text:p>90,47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29]/[.L29]" office:value-type="string" office:string-value="" calcext:value-type="error">
            <text:p>#VALUE!</text:p>
          </table:table-cell>
          <table:table-cell table:style-name="ce11" table:formula="of:=[.F29]/[.L29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214.883333333333" calcext:value-type="float">
            <text:p>214,88</text:p>
          </table:table-cell>
          <table:table-cell table:number-columns-repeated="2" office:value-type="string" calcext:value-type="string">
            <text:p>-</text:p>
          </table:table-cell>
          <table:table-cell table:style-name="ce11" table:formula="of:=[.K30]/[.L30]" office:value-type="string" office:string-value="" calcext:value-type="error">
            <text:p>#VALUE!</text:p>
          </table:table-cell>
          <table:table-cell table:style-name="ce11" table:formula="of:=[.F30]/[.L30]" office:value-type="string" office:string-value="" calcext:value-type="error">
            <text:p>#VALUE!</text:p>
          </table:table-cell>
          <table:table-cell table:style-name="ce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pr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0.02" calcext:value-type="float">
            <text:p>190,02</text:p>
          </table:table-cell>
          <table:table-cell table:style-name="ce5" table:number-columns-repeated="3"/>
          <table:table-cell table:style-name="ce10"/>
          <table:table-cell table:style-name="ce5" table:number-columns-repeated="2"/>
          <table:table-cell table:style-name="ce14" table:formula="of:=[.K31]/[.L31]" office:value-type="string" office:string-value="" calcext:value-type="error">
            <text:p>#DIV/0!</text:p>
          </table:table-cell>
          <table:table-cell table:style-name="ce14" table:formula="of:=[.F31]/[.L31]" office:value-type="string" office:string-value="" calcext:value-type="error">
            <text:p>#DIV/0!</text:p>
          </table:table-cell>
          <table:table-cell table:style-name="ce1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4"/>
          <table:table-cell table:style-name="ce3" table:number-columns-repeated="2"/>
          <table:table-cell table:style-name="ce11" table:formula="of:=[.K32]/[.L32]" office:value-type="string" office:string-value="" calcext:value-type="error">
            <text:p>#DIV/0!</text:p>
          </table:table-cell>
          <table:table-cell table:style-name="ce11" table:formula="of:=[.F32]/[.L32]" office:value-type="string" office:string-value="" calcext:value-type="error">
            <text:p>#DIV/0!</text:p>
          </table:table-cell>
          <table:table-cell table:style-name="ce1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6"/>
          <table:table-cell table:style-name="ce11" table:formula="of:=[.K33]/[.L33]" office:value-type="string" office:string-value="" calcext:value-type="error">
            <text:p>#DIV/0!</text:p>
          </table:table-cell>
          <table:table-cell table:style-name="ce11" table:formula="of:=[.F33]/[.L33]" office:value-type="string" office:string-value="" calcext:value-type="error">
            <text:p>#DIV/0!</text:p>
          </table:table-cell>
          <table:table-cell table:style-name="ce1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6"/>
          <table:table-cell table:style-name="ce11" table:formula="of:=[.K34]/[.L34]" office:value-type="string" office:string-value="" calcext:value-type="error">
            <text:p>#DIV/0!</text:p>
          </table:table-cell>
          <table:table-cell table:style-name="ce11" table:formula="of:=[.F34]/[.L34]" office:value-type="string" office:string-value="" calcext:value-type="error">
            <text:p>#DIV/0!</text:p>
          </table:table-cell>
          <table:table-cell table:style-name="ce1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6"/>
          <table:table-cell table:style-name="ce11" table:formula="of:=[.K35]/[.L35]" office:value-type="string" office:string-value="" calcext:value-type="error">
            <text:p>#DIV/0!</text:p>
          </table:table-cell>
          <table:table-cell table:style-name="ce11" table:formula="of:=[.F35]/[.L35]" office:value-type="string" office:string-value="" calcext:value-type="error">
            <text:p>#DIV/0!</text:p>
          </table:table-cell>
          <table:table-cell table:style-name="ce1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6"/>
          <table:table-cell table:style-name="ce11" table:formula="of:=[.K36]/[.L36]" office:value-type="string" office:string-value="" calcext:value-type="error">
            <text:p>#DIV/0!</text:p>
          </table:table-cell>
          <table:table-cell table:style-name="ce11" table:formula="of:=[.F36]/[.L36]" office:value-type="string" office:string-value="" calcext:value-type="error">
            <text:p>#DIV/0!</text:p>
          </table:table-cell>
          <table:table-cell table:style-name="ce1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6"/>
          <table:table-cell table:style-name="ce11" table:formula="of:=[.K37]/[.L37]" office:value-type="string" office:string-value="" calcext:value-type="error">
            <text:p>#DIV/0!</text:p>
          </table:table-cell>
          <table:table-cell table:style-name="ce11" table:formula="of:=[.F37]/[.L37]" office:value-type="string" office:string-value="" calcext:value-type="error">
            <text:p>#DIV/0!</text:p>
          </table:table-cell>
          <table:table-cell table:style-name="ce1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6"/>
          <table:table-cell table:style-name="ce11" table:formula="of:=[.K38]/[.L38]" office:value-type="string" office:string-value="" calcext:value-type="error">
            <text:p>#DIV/0!</text:p>
          </table:table-cell>
          <table:table-cell table:style-name="ce11" table:formula="of:=[.F38]/[.L38]" office:value-type="string" office:string-value="" calcext:value-type="error">
            <text:p>#DIV/0!</text:p>
          </table:table-cell>
          <table:table-cell table:style-name="ce1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6"/>
          <table:table-cell table:style-name="ce11" table:formula="of:=[.K39]/[.L39]" office:value-type="string" office:string-value="" calcext:value-type="error">
            <text:p>#DIV/0!</text:p>
          </table:table-cell>
          <table:table-cell table:style-name="ce11" table:formula="of:=[.F39]/[.L39]" office:value-type="string" office:string-value="" calcext:value-type="error">
            <text:p>#DIV/0!</text:p>
          </table:table-cell>
          <table:table-cell table:style-name="ce1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6"/>
          <table:table-cell table:style-name="ce11" table:formula="of:=[.K40]/[.L40]" office:value-type="string" office:string-value="" calcext:value-type="error">
            <text:p>#DIV/0!</text:p>
          </table:table-cell>
          <table:table-cell table:style-name="ce11" table:formula="of:=[.F40]/[.L40]" office:value-type="string" office:string-value="" calcext:value-type="error">
            <text:p>#DIV/0!</text:p>
          </table:table-cell>
          <table:table-cell table:style-name="ce1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6"/>
          <table:table-cell table:style-name="ce11" table:formula="of:=[.K41]/[.L41]" office:value-type="string" office:string-value="" calcext:value-type="error">
            <text:p>#DIV/0!</text:p>
          </table:table-cell>
          <table:table-cell table:style-name="ce11" table:formula="of:=[.F41]/[.L41]" office:value-type="string" office:string-value="" calcext:value-type="error">
            <text:p>#DIV/0!</text:p>
          </table:table-cell>
          <table:table-cell table:style-name="ce1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6"/>
          <table:table-cell table:style-name="ce11" table:formula="of:=[.K42]/[.L42]" office:value-type="string" office:string-value="" calcext:value-type="error">
            <text:p>#DIV/0!</text:p>
          </table:table-cell>
          <table:table-cell table:style-name="ce11" table:formula="of:=[.F42]/[.L42]" office:value-type="string" office:string-value="" calcext:value-type="error">
            <text:p>#DIV/0!</text:p>
          </table:table-cell>
          <table:table-cell table:style-name="ce1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6"/>
          <table:table-cell table:style-name="ce11" table:formula="of:=[.K43]/[.L43]" office:value-type="string" office:string-value="" calcext:value-type="error">
            <text:p>#DIV/0!</text:p>
          </table:table-cell>
          <table:table-cell table:style-name="ce11" table:formula="of:=[.F43]/[.L43]" office:value-type="string" office:string-value="" calcext:value-type="error">
            <text:p>#DIV/0!</text:p>
          </table:table-cell>
          <table:table-cell table:style-name="ce1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6"/>
          <table:table-cell table:style-name="ce11" table:formula="of:=[.K44]/[.L44]" office:value-type="string" office:string-value="" calcext:value-type="error">
            <text:p>#DIV/0!</text:p>
          </table:table-cell>
          <table:table-cell table:style-name="ce11" table:formula="of:=[.F44]/[.L44]" office:value-type="string" office:string-value="" calcext:value-type="error">
            <text:p>#DIV/0!</text:p>
          </table:table-cell>
          <table:table-cell table:style-name="ce1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6"/>
          <table:table-cell table:style-name="ce11" table:formula="of:=[.K45]/[.L45]" office:value-type="string" office:string-value="" calcext:value-type="error">
            <text:p>#DIV/0!</text:p>
          </table:table-cell>
          <table:table-cell table:style-name="ce11" table:formula="of:=[.F45]/[.L45]" office:value-type="string" office:string-value="" calcext:value-type="error">
            <text:p>#DIV/0!</text:p>
          </table:table-cell>
          <table:table-cell table:style-name="ce1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6"/>
          <table:table-cell table:style-name="ce11" table:formula="of:=[.K46]/[.L46]" office:value-type="string" office:string-value="" calcext:value-type="error">
            <text:p>#DIV/0!</text:p>
          </table:table-cell>
          <table:table-cell table:style-name="ce11" table:formula="of:=[.F46]/[.L46]" office:value-type="string" office:string-value="" calcext:value-type="error">
            <text:p>#DIV/0!</text:p>
          </table:table-cell>
          <table:table-cell table:style-name="ce1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6"/>
          <table:table-cell table:style-name="ce11" table:formula="of:=[.K47]/[.L47]" office:value-type="string" office:string-value="" calcext:value-type="error">
            <text:p>#DIV/0!</text:p>
          </table:table-cell>
          <table:table-cell table:style-name="ce11" table:formula="of:=[.F47]/[.L47]" office:value-type="string" office:string-value="" calcext:value-type="error">
            <text:p>#DIV/0!</text:p>
          </table:table-cell>
          <table:table-cell table:style-name="ce1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6"/>
          <table:table-cell table:style-name="ce11" table:formula="of:=[.K48]/[.L48]" office:value-type="string" office:string-value="" calcext:value-type="error">
            <text:p>#DIV/0!</text:p>
          </table:table-cell>
          <table:table-cell table:style-name="ce11" table:formula="of:=[.F48]/[.L48]" office:value-type="string" office:string-value="" calcext:value-type="error">
            <text:p>#DIV/0!</text:p>
          </table:table-cell>
          <table:table-cell table:style-name="ce1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6"/>
          <table:table-cell table:style-name="ce11" table:formula="of:=[.K49]/[.L49]" office:value-type="string" office:string-value="" calcext:value-type="error">
            <text:p>#DIV/0!</text:p>
          </table:table-cell>
          <table:table-cell table:style-name="ce11" table:formula="of:=[.F49]/[.L49]" office:value-type="string" office:string-value="" calcext:value-type="error">
            <text:p>#DIV/0!</text:p>
          </table:table-cell>
          <table:table-cell table:style-name="ce1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6"/>
          <table:table-cell table:style-name="ce11" table:formula="of:=[.K50]/[.L50]" office:value-type="string" office:string-value="" calcext:value-type="error">
            <text:p>#DIV/0!</text:p>
          </table:table-cell>
          <table:table-cell table:style-name="ce11" table:formula="of:=[.F50]/[.L50]" office:value-type="string" office:string-value="" calcext:value-type="error">
            <text:p>#DIV/0!</text:p>
          </table:table-cell>
          <table:table-cell table:style-name="ce11"/>
        </table:table-row>
        <table:table-row table:style-name="ro2" table:number-rows-repeated="104852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Trial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39.7666666666667" calcext:value-type="float">
            <text:p>39,77</text:p>
          </table:table-cell>
          <table:table-cell office:value-type="float" office:value="361.872601807" calcext:value-type="float">
            <text:p>361,872601807</text:p>
          </table:table-cell>
          <table:table-cell office:value-type="float" office:value="312.230274132" calcext:value-type="float">
            <text:p>312,230274132</text:p>
          </table:table-cell>
          <table:table-cell table:style-name="ce11" table:formula="of:=[.K7]/[.L7]" office:value-type="percentage" office:value="1.15899267876251" calcext:value-type="percentage">
            <text:p>115,90%</text:p>
          </table:table-cell>
          <table:table-cell table:style-name="ce11" table:formula="of:=[.F7]/[.L7]" office:value-type="percentage" office:value="0.942413418487412" calcext:value-type="percentage">
            <text:p>94,24%</text:p>
          </table:table-cell>
          <table:table-cell table:style-name="ce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67.3833333333333" calcext:value-type="float">
            <text:p>67,38</text:p>
          </table:table-cell>
          <table:table-cell office:value-type="float" office:value="890" calcext:value-type="float">
            <text:p>890</text:p>
          </table:table-cell>
          <table:table-cell office:value-type="float" office:value="373.126627662" calcext:value-type="float">
            <text:p>373,126627662</text:p>
          </table:table-cell>
          <table:table-cell table:style-name="ce11" table:formula="of:=[.K8]/[.L8]" office:value-type="percentage" office:value="2.38524922645353" calcext:value-type="percentage">
            <text:p>238,52%</text:p>
          </table:table-cell>
          <table:table-cell table:style-name="ce11" table:formula="of:=[.F8]/[.L8]" office:value-type="percentage" office:value="0.924163472761765" calcext:value-type="percentage">
            <text:p>92,42%</text:p>
          </table:table-cell>
          <table:table-cell table:style-name="ce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75.8333333333333" calcext:value-type="float">
            <text:p>75,83</text:p>
          </table:table-cell>
          <table:table-cell office:value-type="float" office:value="1052" calcext:value-type="float">
            <text:p>1052</text:p>
          </table:table-cell>
          <table:table-cell office:value-type="float" office:value="434.928946227" calcext:value-type="float">
            <text:p>434,928946227</text:p>
          </table:table-cell>
          <table:table-cell table:style-name="ce11" table:formula="of:=[.K9]/[.L9]" office:value-type="percentage" office:value="2.41878589393987" calcext:value-type="percentage">
            <text:p>241,88%</text:p>
          </table:table-cell>
          <table:table-cell table:style-name="ce11" table:formula="of:=[.F9]/[.L9]" office:value-type="percentage" office:value="0.991242371288362" calcext:value-type="percentage">
            <text:p>99,12%</text:p>
          </table:table-cell>
          <table:table-cell table:style-name="ce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75.1" calcext:value-type="float">
            <text:p>75,10</text:p>
          </table:table-cell>
          <table:table-cell office:value-type="float" office:value="808" calcext:value-type="float">
            <text:p>808</text:p>
          </table:table-cell>
          <table:table-cell office:value-type="float" office:value="324.256785404" calcext:value-type="float">
            <text:p>324,256785404</text:p>
          </table:table-cell>
          <table:table-cell table:style-name="ce11" table:formula="of:=[.K10]/[.L10]" office:value-type="percentage" office:value="2.49185224911575" calcext:value-type="percentage">
            <text:p>249,19%</text:p>
          </table:table-cell>
          <table:table-cell table:style-name="ce11" table:formula="of:=[.F10]/[.L10]" office:value-type="percentage" office:value="0.926672975017698" calcext:value-type="percentage">
            <text:p>92,67%</text:p>
          </table:table-cell>
          <table:table-cell table:style-name="ce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111.583333333333" calcext:value-type="float">
            <text:p>111,58</text:p>
          </table:table-cell>
          <table:table-cell office:value-type="float" office:value="975" calcext:value-type="float">
            <text:p>975</text:p>
          </table:table-cell>
          <table:table-cell office:value-type="float" office:value="419.269685608" calcext:value-type="float">
            <text:p>419,269685608</text:p>
          </table:table-cell>
          <table:table-cell table:style-name="ce11" table:formula="of:=[.K11]/[.L11]" office:value-type="percentage" office:value="2.325472204331" calcext:value-type="percentage">
            <text:p>232,55%</text:p>
          </table:table-cell>
          <table:table-cell table:style-name="ce11" table:formula="of:=[.F11]/[.L11]" office:value-type="percentage" office:value="0.822453928430213" calcext:value-type="percentage">
            <text:p>82,25%</text:p>
          </table:table-cell>
          <table:table-cell table:style-name="ce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96.6666666666667" calcext:value-type="float">
            <text:p>96,67</text:p>
          </table:table-cell>
          <table:table-cell office:value-type="float" office:value="1323" calcext:value-type="float">
            <text:p>1323</text:p>
          </table:table-cell>
          <table:table-cell office:value-type="float" office:value="622.891175045" calcext:value-type="float">
            <text:p>622,891175045</text:p>
          </table:table-cell>
          <table:table-cell table:style-name="ce11" table:formula="of:=[.K12]/[.L12]" office:value-type="percentage" office:value="2.12396651775396" calcext:value-type="percentage">
            <text:p>212,40%</text:p>
          </table:table-cell>
          <table:table-cell table:style-name="ce11" table:formula="of:=[.F12]/[.L12]" office:value-type="percentage" office:value="0.794440537649695" calcext:value-type="percentage">
            <text:p>79,44%</text:p>
          </table:table-cell>
          <table:table-cell table:style-name="ce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03.383333333333" calcext:value-type="float">
            <text:p>103,38</text:p>
          </table:table-cell>
          <table:table-cell office:value-type="float" office:value="1683" calcext:value-type="float">
            <text:p>1683</text:p>
          </table:table-cell>
          <table:table-cell office:value-type="float" office:value="773.251043565" calcext:value-type="float">
            <text:p>773,251043565</text:p>
          </table:table-cell>
          <table:table-cell table:style-name="ce11" table:formula="of:=[.K13]/[.L13]" office:value-type="percentage" office:value="2.1765247056644" calcext:value-type="percentage">
            <text:p>217,65%</text:p>
          </table:table-cell>
          <table:table-cell table:style-name="ce11" table:formula="of:=[.F13]/[.L13]" office:value-type="percentage" office:value="0.754205254365074" calcext:value-type="percentage">
            <text:p>75,42%</text:p>
          </table:table-cell>
          <table:table-cell table:style-name="ce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40.55" calcext:value-type="float">
            <text:p>40,55</text:p>
          </table:table-cell>
          <table:table-cell office:value-type="float" office:value="680" calcext:value-type="float">
            <text:p>680</text:p>
          </table:table-cell>
          <table:table-cell office:value-type="float" office:value="273.719305089" calcext:value-type="float">
            <text:p>273,719305089</text:p>
          </table:table-cell>
          <table:table-cell table:style-name="ce11" table:formula="of:=[.K14]/[.L14]" office:value-type="percentage" office:value="2.48429682290366" calcext:value-type="percentage">
            <text:p>248,43%</text:p>
          </table:table-cell>
          <table:table-cell table:style-name="ce11" table:formula="of:=[.F14]/[.L14]" office:value-type="percentage" office:value="1.03273680279177" calcext:value-type="percentage">
            <text:p>103,27%</text:p>
          </table:table-cell>
          <table:table-cell table:style-name="ce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90.8833333333334" calcext:value-type="float">
            <text:p>90,88</text:p>
          </table:table-cell>
          <table:table-cell office:value-type="float" office:value="1027" calcext:value-type="float">
            <text:p>1027</text:p>
          </table:table-cell>
          <table:table-cell office:value-type="float" office:value="498.33075156" calcext:value-type="float">
            <text:p>498,33075156</text:p>
          </table:table-cell>
          <table:table-cell table:style-name="ce11" table:formula="of:=[.K15]/[.L15]" office:value-type="percentage" office:value="2.06088024225883" calcext:value-type="percentage">
            <text:p>206,09%</text:p>
          </table:table-cell>
          <table:table-cell table:style-name="ce11" table:formula="of:=[.F15]/[.L15]" office:value-type="percentage" office:value="0.752552393818801" calcext:value-type="percentage">
            <text:p>75,26%</text:p>
          </table:table-cell>
          <table:table-cell table:style-name="ce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201.833333333333" calcext:value-type="float">
            <text:p>201,83</text:p>
          </table:table-cell>
          <table:table-cell office:value-type="float" office:value="1445" calcext:value-type="float">
            <text:p>1445</text:p>
          </table:table-cell>
          <table:table-cell office:value-type="float" office:value="637.039881406" calcext:value-type="float">
            <text:p>637,039881406</text:p>
          </table:table-cell>
          <table:table-cell table:style-name="ce11" table:formula="of:=[.K16]/[.L16]" office:value-type="percentage" office:value="2.2683038255168" calcext:value-type="percentage">
            <text:p>226,83%</text:p>
          </table:table-cell>
          <table:table-cell table:style-name="ce11" table:formula="of:=[.F16]/[.L16]" office:value-type="percentage" office:value="0.762118690164988" calcext:value-type="percentage">
            <text:p>76,21%</text:p>
          </table:table-cell>
          <table:table-cell table:style-name="ce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144" calcext:value-type="float">
            <text:p>144,00</text:p>
          </table:table-cell>
          <table:table-cell office:value-type="float" office:value="1815" calcext:value-type="float">
            <text:p>1815</text:p>
          </table:table-cell>
          <table:table-cell office:value-type="float" office:value="746.686249891" calcext:value-type="float">
            <text:p>746,686249891</text:p>
          </table:table-cell>
          <table:table-cell table:style-name="ce11" table:formula="of:=[.K17]/[.L17]" office:value-type="percentage" office:value="2.43073981912075" calcext:value-type="percentage">
            <text:p>243,07%</text:p>
          </table:table-cell>
          <table:table-cell table:style-name="ce11" table:formula="of:=[.F17]/[.L17]" office:value-type="percentage" office:value="0.746886661005758" calcext:value-type="percentage">
            <text:p>74,69%</text:p>
          </table:table-cell>
          <table:table-cell table:style-name="ce1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153.316666666667" calcext:value-type="float">
            <text:p>153,32</text:p>
          </table:table-cell>
          <table:table-cell office:value-type="float" office:value="2031" calcext:value-type="float">
            <text:p>2031</text:p>
          </table:table-cell>
          <table:table-cell office:value-type="float" office:value="885.887492934" calcext:value-type="float">
            <text:p>885,887492934</text:p>
          </table:table-cell>
          <table:table-cell table:style-name="ce11" table:formula="of:=[.K18]/[.L18]" office:value-type="percentage" office:value="2.29261618004501" calcext:value-type="percentage">
            <text:p>229,26%</text:p>
          </table:table-cell>
          <table:table-cell table:style-name="ce11" table:formula="of:=[.F18]/[.L18]" office:value-type="percentage" office:value="0.754971715183508" calcext:value-type="percentage">
            <text:p>75,50%</text:p>
          </table:table-cell>
          <table:table-cell table:style-name="ce1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132.45" calcext:value-type="float">
            <text:p>132,45</text:p>
          </table:table-cell>
          <table:table-cell office:value-type="float" office:value="1733" calcext:value-type="float">
            <text:p>1733</text:p>
          </table:table-cell>
          <table:table-cell office:value-type="float" office:value="750.953798457" calcext:value-type="float">
            <text:p>750,953798457</text:p>
          </table:table-cell>
          <table:table-cell table:style-name="ce11" table:formula="of:=[.K19]/[.L19]" office:value-type="percentage" office:value="2.30773185189399" calcext:value-type="percentage">
            <text:p>230,77%</text:p>
          </table:table-cell>
          <table:table-cell table:style-name="ce11" table:formula="of:=[.F19]/[.L19]" office:value-type="percentage" office:value="0.663702615292836" calcext:value-type="percentage">
            <text:p>66,37%</text:p>
          </table:table-cell>
          <table:table-cell table:style-name="ce1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35.2" calcext:value-type="float">
            <text:p>235,20</text:p>
          </table:table-cell>
          <table:table-cell office:value-type="float" office:value="2126" calcext:value-type="float">
            <text:p>2126</text:p>
          </table:table-cell>
          <table:table-cell office:value-type="float" office:value="933.449388107" calcext:value-type="float">
            <text:p>933,449388107</text:p>
          </table:table-cell>
          <table:table-cell table:style-name="ce11" table:formula="of:=[.K20]/[.L20]" office:value-type="percentage" office:value="2.27757393929139" calcext:value-type="percentage">
            <text:p>227,76%</text:p>
          </table:table-cell>
          <table:table-cell table:style-name="ce11" table:formula="of:=[.F20]/[.L20]" office:value-type="percentage" office:value="0.735572821352896" calcext:value-type="percentage">
            <text:p>73,56%</text:p>
          </table:table-cell>
          <table:table-cell table:style-name="ce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7.1" calcext:value-type="float">
            <text:p>17,10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-</text:p>
          </table:table-cell>
          <table:table-cell table:style-name="ce11" table:formula="of:=[.K21]/[.L21]" office:value-type="string" office:string-value="" calcext:value-type="error">
            <text:p>#VALUE!</text:p>
          </table:table-cell>
          <table:table-cell table:style-name="ce11" table:formula="of:=[.F21]/[.L21]" office:value-type="string" office:string-value="" calcext:value-type="error">
            <text:p>#VALUE!</text:p>
          </table:table-cell>
          <table:table-cell table:style-name="ce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117.633333333333" calcext:value-type="float">
            <text:p>117,63</text:p>
          </table:table-cell>
          <table:table-cell office:value-type="float" office:value="2193" calcext:value-type="float">
            <text:p>2193</text:p>
          </table:table-cell>
          <table:table-cell office:value-type="float" office:value="943.96911038" calcext:value-type="float">
            <text:p>943,96911038</text:p>
          </table:table-cell>
          <table:table-cell table:style-name="ce11" table:formula="of:=[.K22]/[.L22]" office:value-type="percentage" office:value="2.3231692392108" calcext:value-type="percentage">
            <text:p>232,32%</text:p>
          </table:table-cell>
          <table:table-cell table:style-name="ce11" table:formula="of:=[.F22]/[.L22]" office:value-type="percentage" office:value="0.639978568532617" calcext:value-type="percentage">
            <text:p>64,00%</text:p>
          </table:table-cell>
          <table:table-cell table:style-name="ce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292.983333333333" calcext:value-type="float">
            <text:p>292,98</text:p>
          </table:table-cell>
          <table:table-cell office:value-type="float" office:value="2687" calcext:value-type="float">
            <text:p>2687</text:p>
          </table:table-cell>
          <table:table-cell office:value-type="float" office:value="1206.38092562" calcext:value-type="float">
            <text:p>1206,38092562</text:p>
          </table:table-cell>
          <table:table-cell table:style-name="ce11" table:formula="of:=[.K23]/[.L23]" office:value-type="percentage" office:value="2.22732301459347" calcext:value-type="percentage">
            <text:p>222,73%</text:p>
          </table:table-cell>
          <table:table-cell table:style-name="ce11" table:formula="of:=[.F23]/[.L23]" office:value-type="percentage" office:value="0.67909727566271" calcext:value-type="percentage">
            <text:p>67,91%</text:p>
          </table:table-cell>
          <table:table-cell table:style-name="ce1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2.2166666666667" calcext:value-type="float">
            <text:p>12,22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-</text:p>
          </table:table-cell>
          <table:table-cell table:style-name="ce11" table:formula="of:=[.K24]/[.L24]" office:value-type="string" office:string-value="" calcext:value-type="error">
            <text:p>#VALUE!</text:p>
          </table:table-cell>
          <table:table-cell table:style-name="ce11" table:formula="of:=[.F24]/[.L24]" office:value-type="string" office:string-value="" calcext:value-type="error">
            <text:p>#VALUE!</text:p>
          </table:table-cell>
          <table:table-cell table:style-name="ce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173.583333333333" calcext:value-type="float">
            <text:p>173,58</text:p>
          </table:table-cell>
          <table:table-cell office:value-type="float" office:value="2532" calcext:value-type="float">
            <text:p>2532</text:p>
          </table:table-cell>
          <table:table-cell office:value-type="float" office:value="1165.18678337" calcext:value-type="float">
            <text:p>1165,18678337</text:p>
          </table:table-cell>
          <table:table-cell table:style-name="ce11" table:formula="of:=[.K25]/[.L25]" office:value-type="percentage" office:value="2.17304215610552" calcext:value-type="percentage">
            <text:p>217,30%</text:p>
          </table:table-cell>
          <table:table-cell table:style-name="ce11" table:formula="of:=[.F25]/[.L25]" office:value-type="percentage" office:value="0.621393934718262" calcext:value-type="percentage">
            <text:p>62,14%</text:p>
          </table:table-cell>
          <table:table-cell table:style-name="ce1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1.7166666666667" calcext:value-type="float">
            <text:p>11,72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-</text:p>
          </table:table-cell>
          <table:table-cell table:style-name="ce11" table:formula="of:=[.K26]/[.L26]" office:value-type="string" office:string-value="" calcext:value-type="error">
            <text:p>#VALUE!</text:p>
          </table:table-cell>
          <table:table-cell table:style-name="ce11" table:formula="of:=[.F26]/[.L26]" office:value-type="string" office:string-value="" calcext:value-type="error">
            <text:p>#VALUE!</text:p>
          </table:table-cell>
          <table:table-cell table:style-name="ce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29.1333333333333" calcext:value-type="float">
            <text:p>29,13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-</text:p>
          </table:table-cell>
          <table:table-cell table:style-name="ce11" table:formula="of:=[.K27]/[.L27]" office:value-type="string" office:string-value="" calcext:value-type="error">
            <text:p>#VALUE!</text:p>
          </table:table-cell>
          <table:table-cell table:style-name="ce11" table:formula="of:=[.F27]/[.L27]" office:value-type="string" office:string-value="" calcext:value-type="error">
            <text:p>#VALUE!</text:p>
          </table:table-cell>
          <table:table-cell table:style-name="ce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421.083333333333" calcext:value-type="float">
            <text:p>421,08</text:p>
          </table:table-cell>
          <table:table-cell office:value-type="float" office:value="2812" calcext:value-type="float">
            <text:p>2812</text:p>
          </table:table-cell>
          <table:table-cell office:value-type="float" office:value="1172.65349397" calcext:value-type="float">
            <text:p>1172,65349397</text:p>
          </table:table-cell>
          <table:table-cell table:style-name="ce11" table:formula="of:=[.K28]/[.L28]" office:value-type="percentage" office:value="2.39798031938661" calcext:value-type="percentage">
            <text:p>239,80%</text:p>
          </table:table-cell>
          <table:table-cell table:style-name="ce11" table:formula="of:=[.F28]/[.L28]" office:value-type="percentage" office:value="0.637409093004521" calcext:value-type="percentage">
            <text:p>63,74%</text:p>
          </table:table-cell>
          <table:table-cell table:style-name="ce1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26.9" calcext:value-type="float">
            <text:p>26,90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-</text:p>
          </table:table-cell>
          <table:table-cell table:style-name="ce11" table:formula="of:=[.K29]/[.L29]" office:value-type="string" office:string-value="" calcext:value-type="error">
            <text:p>#VALUE!</text:p>
          </table:table-cell>
          <table:table-cell table:style-name="ce11" table:formula="of:=[.F29]/[.L29]" office:value-type="string" office:string-value="" calcext:value-type="error">
            <text:p>#VALUE!</text:p>
          </table:table-cell>
          <table:table-cell table:style-name="ce1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36.1833333333333" calcext:value-type="float">
            <text:p>36,18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-</text:p>
          </table:table-cell>
          <table:table-cell table:style-name="ce11" table:formula="of:=[.K30]/[.L30]" office:value-type="string" office:string-value="" calcext:value-type="error">
            <text:p>#VALUE!</text:p>
          </table:table-cell>
          <table:table-cell table:style-name="ce11" table:formula="of:=[.F30]/[.L30]" office:value-type="string" office:string-value="" calcext:value-type="error">
            <text:p>#VALUE!</text:p>
          </table:table-cell>
          <table:table-cell table:style-name="ce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pr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0.02" calcext:value-type="float">
            <text:p>190,02</text:p>
          </table:table-cell>
          <table:table-cell table:style-name="ce5" table:number-columns-repeated="3"/>
          <table:table-cell office:value-type="float" office:value="18.4" calcext:value-type="float">
            <text:p>18,40</text:p>
          </table:table-cell>
          <table:table-cell table:number-columns-repeated="2" table:style-name="ce5" office:value-type="float" office:value="700" calcext:value-type="float">
            <text:p>700</text:p>
          </table:table-cell>
          <table:table-cell table:style-name="ce14" table:formula="of:=[.K31]/[.L31]" office:value-type="percentage" office:value="1" calcext:value-type="percentage">
            <text:p>100,00%</text:p>
          </table:table-cell>
          <table:table-cell table:style-name="ce14" table:formula="of:=[.F31]/[.L31]" office:value-type="percentage" office:value="0.271457142857143" calcext:value-type="percentage">
            <text:p>27,15%</text:p>
          </table:table-cell>
          <table:table-cell table:style-name="ce1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16.4833333333333" calcext:value-type="float">
            <text:p>16,48</text:p>
          </table:table-cell>
          <table:table-cell table:number-columns-repeated="2" table:style-name="ce3" office:value-type="float" office:value="1550" calcext:value-type="float">
            <text:p>1550</text:p>
          </table:table-cell>
          <table:table-cell table:style-name="ce11" table:formula="of:=[.K32]/[.L32]" office:value-type="percentage" office:value="1" calcext:value-type="percentage">
            <text:p>100,00%</text:p>
          </table:table-cell>
          <table:table-cell table:style-name="ce11" table:formula="of:=[.F32]/[.L32]" office:value-type="percentage" office:value="0.194412903225806" calcext:value-type="percentage">
            <text:p>19,44%</text:p>
          </table:table-cell>
          <table:table-cell table:style-name="ce1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23.5333333333333" calcext:value-type="float">
            <text:p>23,53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11" table:formula="of:=[.K33]/[.L33]" office:value-type="percentage" office:value="1" calcext:value-type="percentage">
            <text:p>100,00%</text:p>
          </table:table-cell>
          <table:table-cell table:style-name="ce11" table:formula="of:=[.F33]/[.L33]" office:value-type="percentage" office:value="0.188118811881188" calcext:value-type="percentage">
            <text:p>18,81%</text:p>
          </table:table-cell>
          <table:table-cell table:style-name="ce1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38.1666666666667" calcext:value-type="float">
            <text:p>38,17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11" table:formula="of:=[.K34]/[.L34]" office:value-type="percentage" office:value="1" calcext:value-type="percentage">
            <text:p>100,00%</text:p>
          </table:table-cell>
          <table:table-cell table:style-name="ce11" table:formula="of:=[.F34]/[.L34]" office:value-type="percentage" office:value="0.173328267477204" calcext:value-type="percentage">
            <text:p>17,33%</text:p>
          </table:table-cell>
          <table:table-cell table:style-name="ce1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57" calcext:value-type="float">
            <text:p>57,00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11" table:formula="of:=[.K35]/[.L35]" office:value-type="percentage" office:value="1" calcext:value-type="percentage">
            <text:p>100,00%</text:p>
          </table:table-cell>
          <table:table-cell table:style-name="ce11" table:formula="of:=[.F35]/[.L35]" office:value-type="percentage" office:value="0.154944458158479" calcext:value-type="percentage">
            <text:p>15,49%</text:p>
          </table:table-cell>
          <table:table-cell table:style-name="ce1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84.25" calcext:value-type="float">
            <text:p>84,25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11" table:formula="of:=[.K36]/[.L36]" office:value-type="percentage" office:value="1" calcext:value-type="percentage">
            <text:p>100,00%</text:p>
          </table:table-cell>
          <table:table-cell table:style-name="ce11" table:formula="of:=[.F36]/[.L36]" office:value-type="percentage" office:value="0.152182170542636" calcext:value-type="percentage">
            <text:p>15,22%</text:p>
          </table:table-cell>
          <table:table-cell table:style-name="ce1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18.4666666666667" calcext:value-type="float">
            <text:p>18,47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11" table:formula="of:=[.K37]/[.L37]" office:value-type="percentage" office:value="1" calcext:value-type="percentage">
            <text:p>100,00%</text:p>
          </table:table-cell>
          <table:table-cell table:style-name="ce11" table:formula="of:=[.F37]/[.L37]" office:value-type="percentage" office:value="0.243497495826377" calcext:value-type="percentage">
            <text:p>24,35%</text:p>
          </table:table-cell>
          <table:table-cell table:style-name="ce1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24.8833333333333" calcext:value-type="float">
            <text:p>24,88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11" table:formula="of:=[.K38]/[.L38]" office:value-type="percentage" office:value="1" calcext:value-type="percentage">
            <text:p>100,00%</text:p>
          </table:table-cell>
          <table:table-cell table:style-name="ce11" table:formula="of:=[.F38]/[.L38]" office:value-type="percentage" office:value="0.203521068001669" calcext:value-type="percentage">
            <text:p>20,35%</text:p>
          </table:table-cell>
          <table:table-cell table:style-name="ce1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47.8333333333333" calcext:value-type="float">
            <text:p>47,83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11" table:formula="of:=[.K39]/[.L39]" office:value-type="percentage" office:value="1" calcext:value-type="percentage">
            <text:p>100,00%</text:p>
          </table:table-cell>
          <table:table-cell table:style-name="ce11" table:formula="of:=[.F39]/[.L39]" office:value-type="percentage" office:value="0.168624487704918" calcext:value-type="percentage">
            <text:p>16,86%</text:p>
          </table:table-cell>
          <table:table-cell table:style-name="ce1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81.15" calcext:value-type="float">
            <text:p>81,15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11" table:formula="of:=[.K40]/[.L40]" office:value-type="percentage" office:value="1" calcext:value-type="percentage">
            <text:p>100,00%</text:p>
          </table:table-cell>
          <table:table-cell table:style-name="ce11" table:formula="of:=[.F40]/[.L40]" office:value-type="percentage" office:value="0.158156093952284" calcext:value-type="percentage">
            <text:p>15,82%</text:p>
          </table:table-cell>
          <table:table-cell table:style-name="ce1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17.6333333333333" calcext:value-type="float">
            <text:p>17,63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11" table:formula="of:=[.K41]/[.L41]" office:value-type="percentage" office:value="1" calcext:value-type="percentage">
            <text:p>100,00%</text:p>
          </table:table-cell>
          <table:table-cell table:style-name="ce11" table:formula="of:=[.F41]/[.L41]" office:value-type="percentage" office:value="0.234942857142857" calcext:value-type="percentage">
            <text:p>23,49%</text:p>
          </table:table-cell>
          <table:table-cell table:style-name="ce1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16.5166666666667" calcext:value-type="float">
            <text:p>16,52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11" table:formula="of:=[.K42]/[.L42]" office:value-type="percentage" office:value="1" calcext:value-type="percentage">
            <text:p>100,00%</text:p>
          </table:table-cell>
          <table:table-cell table:style-name="ce11" table:formula="of:=[.F42]/[.L42]" office:value-type="percentage" office:value="0.190748387096774" calcext:value-type="percentage">
            <text:p>19,07%</text:p>
          </table:table-cell>
          <table:table-cell table:style-name="ce1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24.5" calcext:value-type="float">
            <text:p>24,50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11" table:formula="of:=[.K43]/[.L43]" office:value-type="percentage" office:value="1" calcext:value-type="percentage">
            <text:p>100,00%</text:p>
          </table:table-cell>
          <table:table-cell table:style-name="ce11" table:formula="of:=[.F43]/[.L43]" office:value-type="percentage" office:value="0.171439179632249" calcext:value-type="percentage">
            <text:p>17,14%</text:p>
          </table:table-cell>
          <table:table-cell table:style-name="ce1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432.933333333333" calcext:value-type="float">
            <text:p>432,93</text:p>
          </table:table-cell>
          <table:table-cell office:value-type="float" office:value="3290" calcext:value-type="float">
            <text:p>3290</text:p>
          </table:table-cell>
          <table:table-cell office:value-type="float" office:value="1203.54188144" calcext:value-type="float">
            <text:p>1203,54188144</text:p>
          </table:table-cell>
          <table:table-cell table:style-name="ce11" table:formula="of:=[.K44]/[.L44]" office:value-type="percentage" office:value="2.73359826586476" calcext:value-type="percentage">
            <text:p>273,36%</text:p>
          </table:table-cell>
          <table:table-cell table:style-name="ce11" table:formula="of:=[.F44]/[.L44]" office:value-type="percentage" office:value="0.439810203668753" calcext:value-type="percentage">
            <text:p>43,98%</text:p>
          </table:table-cell>
          <table:table-cell table:style-name="ce1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57.0333333333333" calcext:value-type="float">
            <text:p>57,03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11" table:formula="of:=[.K45]/[.L45]" office:value-type="percentage" office:value="1" calcext:value-type="percentage">
            <text:p>100,00%</text:p>
          </table:table-cell>
          <table:table-cell table:style-name="ce11" table:formula="of:=[.F45]/[.L45]" office:value-type="percentage" office:value="0.142675882498149" calcext:value-type="percentage">
            <text:p>14,27%</text:p>
          </table:table-cell>
          <table:table-cell table:style-name="ce1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72.9666666666667" calcext:value-type="float">
            <text:p>72,97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11" table:formula="of:=[.K46]/[.L46]" office:value-type="percentage" office:value="1" calcext:value-type="percentage">
            <text:p>100,00%</text:p>
          </table:table-cell>
          <table:table-cell table:style-name="ce11" table:formula="of:=[.F46]/[.L46]" office:value-type="percentage" office:value="0.142963178294574" calcext:value-type="percentage">
            <text:p>14,30%</text:p>
          </table:table-cell>
          <table:table-cell table:style-name="ce1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13.4333333333333" calcext:value-type="float">
            <text:p>13,4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11" table:formula="of:=[.K47]/[.L47]" office:value-type="percentage" office:value="1" calcext:value-type="percentage">
            <text:p>100,00%</text:p>
          </table:table-cell>
          <table:table-cell table:style-name="ce11" table:formula="of:=[.F47]/[.L47]" office:value-type="percentage" office:value="0.207186978297162" calcext:value-type="percentage">
            <text:p>20,72%</text:p>
          </table:table-cell>
          <table:table-cell table:style-name="ce1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19.55" calcext:value-type="float">
            <text:p>19,55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11" table:formula="of:=[.K48]/[.L48]" office:value-type="percentage" office:value="1" calcext:value-type="percentage">
            <text:p>100,00%</text:p>
          </table:table-cell>
          <table:table-cell table:style-name="ce11" table:formula="of:=[.F48]/[.L48]" office:value-type="percentage" office:value="0.192486441385065" calcext:value-type="percentage">
            <text:p>19,25%</text:p>
          </table:table-cell>
          <table:table-cell table:style-name="ce1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37.65" calcext:value-type="float">
            <text:p>37,65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11" table:formula="of:=[.K49]/[.L49]" office:value-type="percentage" office:value="1" calcext:value-type="percentage">
            <text:p>100,00%</text:p>
          </table:table-cell>
          <table:table-cell table:style-name="ce11" table:formula="of:=[.F49]/[.L49]" office:value-type="percentage" office:value="0.152021004098361" calcext:value-type="percentage">
            <text:p>15,20%</text:p>
          </table:table-cell>
          <table:table-cell table:style-name="ce1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55.7833333333333" calcext:value-type="float">
            <text:p>55,78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11" table:formula="of:=[.K50]/[.L50]" office:value-type="percentage" office:value="1" calcext:value-type="percentage">
            <text:p>100,00%</text:p>
          </table:table-cell>
          <table:table-cell table:style-name="ce11" table:formula="of:=[.F50]/[.L50]" office:value-type="percentage" office:value="0.146700573330867" calcext:value-type="percentage">
            <text:p>14,67%</text:p>
          </table:table-cell>
          <table:table-cell table:style-name="ce11"/>
        </table:table-row>
        <table:table-row table:style-name="ro2" table:number-rows-repeated="104852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Trial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7.91666666666667" calcext:value-type="float">
            <text:p>7,92</text:p>
          </table:table-cell>
          <table:table-cell office:value-type="float" office:value="344.023742688" calcext:value-type="float">
            <text:p>344,023742688</text:p>
          </table:table-cell>
          <table:table-cell office:value-type="float" office:value="330.855242452" calcext:value-type="float">
            <text:p>330,855242452</text:p>
          </table:table-cell>
          <table:table-cell table:style-name="ce11" table:formula="of:=[.K7]/[.L7]" office:value-type="percentage" office:value="1.03980139513102" calcext:value-type="percentage">
            <text:p>103,98%</text:p>
          </table:table-cell>
          <table:table-cell table:style-name="ce11" table:formula="of:=[.F7]/[.L7]" office:value-type="percentage" office:value="0.889361757786532" calcext:value-type="percentage">
            <text:p>88,94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3.9166666666667" calcext:value-type="float">
            <text:p>13,92</text:p>
          </table:table-cell>
          <table:table-cell office:value-type="float" office:value="890" calcext:value-type="float">
            <text:p>890</text:p>
          </table:table-cell>
          <table:table-cell office:value-type="float" office:value="362.580429611" calcext:value-type="float">
            <text:p>362,580429611</text:p>
          </table:table-cell>
          <table:table-cell table:style-name="ce11" table:formula="of:=[.K8]/[.L8]" office:value-type="percentage" office:value="2.45462779376937" calcext:value-type="percentage">
            <text:p>245,46%</text:p>
          </table:table-cell>
          <table:table-cell table:style-name="ce11" table:formula="of:=[.F8]/[.L8]" office:value-type="percentage" office:value="0.951044159691565" calcext:value-type="percentage">
            <text:p>95,10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17.25" calcext:value-type="float">
            <text:p>17,25</text:p>
          </table:table-cell>
          <table:table-cell office:value-type="float" office:value="495.310760922" calcext:value-type="float">
            <text:p>495,310760922</text:p>
          </table:table-cell>
          <table:table-cell office:value-type="float" office:value="456.680417844" calcext:value-type="float">
            <text:p>456,680417844</text:p>
          </table:table-cell>
          <table:table-cell table:style-name="ce11" table:formula="of:=[.K9]/[.L9]" office:value-type="percentage" office:value="1.08458944497856" calcext:value-type="percentage">
            <text:p>108,46%</text:p>
          </table:table-cell>
          <table:table-cell table:style-name="ce11" table:formula="of:=[.F9]/[.L9]" office:value-type="percentage" office:value="0.944029967466809" calcext:value-type="percentage">
            <text:p>94,40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10" calcext:value-type="float">
            <text:p>10,00</text:p>
          </table:table-cell>
          <table:table-cell office:value-type="float" office:value="808" calcext:value-type="float">
            <text:p>808</text:p>
          </table:table-cell>
          <table:table-cell office:value-type="float" office:value="345.388461925" calcext:value-type="float">
            <text:p>345,388461925</text:p>
          </table:table-cell>
          <table:table-cell table:style-name="ce11" table:formula="of:=[.K10]/[.L10]" office:value-type="percentage" office:value="2.33939488162594" calcext:value-type="percentage">
            <text:p>233,94%</text:p>
          </table:table-cell>
          <table:table-cell table:style-name="ce11" table:formula="of:=[.F10]/[.L10]" office:value-type="percentage" office:value="0.869976948058121" calcext:value-type="percentage">
            <text:p>87,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6.88333333333333" calcext:value-type="float">
            <text:p>6,88</text:p>
          </table:table-cell>
          <table:table-cell office:value-type="float" office:value="975" calcext:value-type="float">
            <text:p>975</text:p>
          </table:table-cell>
          <table:table-cell office:value-type="float" office:value="456.353762977" calcext:value-type="float">
            <text:p>456,353762977</text:p>
          </table:table-cell>
          <table:table-cell table:style-name="ce11" table:formula="of:=[.K11]/[.L11]" office:value-type="percentage" office:value="2.13650040626298" calcext:value-type="percentage">
            <text:p>213,65%</text:p>
          </table:table-cell>
          <table:table-cell table:style-name="ce11" table:formula="of:=[.F11]/[.L11]" office:value-type="percentage" office:value="0.755619933427347" calcext:value-type="percentage">
            <text:p>75,56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0.2" calcext:value-type="float">
            <text:p>10,20</text:p>
          </table:table-cell>
          <table:table-cell office:value-type="float" office:value="1323" calcext:value-type="float">
            <text:p>1323</text:p>
          </table:table-cell>
          <table:table-cell office:value-type="float" office:value="661.8568481" calcext:value-type="float">
            <text:p>661,8568481</text:p>
          </table:table-cell>
          <table:table-cell table:style-name="ce11" table:formula="of:=[.K12]/[.L12]" office:value-type="percentage" office:value="1.99892167588498" calcext:value-type="percentage">
            <text:p>199,89%</text:p>
          </table:table-cell>
          <table:table-cell table:style-name="ce11" table:formula="of:=[.F12]/[.L12]" office:value-type="percentage" office:value="0.747669230016387" calcext:value-type="percentage">
            <text:p>74,77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4.15" calcext:value-type="float">
            <text:p>14,15</text:p>
          </table:table-cell>
          <table:table-cell office:value-type="float" office:value="1683" calcext:value-type="float">
            <text:p>1683</text:p>
          </table:table-cell>
          <table:table-cell office:value-type="float" office:value="780.653695118" calcext:value-type="float">
            <text:p>780,653695118</text:p>
          </table:table-cell>
          <table:table-cell table:style-name="ce11" table:formula="of:=[.K13]/[.L13]" office:value-type="percentage" office:value="2.15588552328008" calcext:value-type="percentage">
            <text:p>215,59%</text:p>
          </table:table-cell>
          <table:table-cell table:style-name="ce11" table:formula="of:=[.F13]/[.L13]" office:value-type="percentage" office:value="0.747053403637381" calcext:value-type="percentage">
            <text:p>74,71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7.25" calcext:value-type="float">
            <text:p>7,25</text:p>
          </table:table-cell>
          <table:table-cell office:value-type="float" office:value="680" calcext:value-type="float">
            <text:p>680</text:p>
          </table:table-cell>
          <table:table-cell office:value-type="float" office:value="317.993965391" calcext:value-type="float">
            <text:p>317,993965391</text:p>
          </table:table-cell>
          <table:table-cell table:style-name="ce11" table:formula="of:=[.K14]/[.L14]" office:value-type="percentage" office:value="2.13840535987494" calcext:value-type="percentage">
            <text:p>213,84%</text:p>
          </table:table-cell>
          <table:table-cell table:style-name="ce11" table:formula="of:=[.F14]/[.L14]" office:value-type="percentage" office:value="0.88894768695507" calcext:value-type="percentage">
            <text:p>88,89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2.75" calcext:value-type="float">
            <text:p>2,75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-</text:p>
          </table:table-cell>
          <table:table-cell table:style-name="ce11" table:formula="of:=[.K15]/[.L15]" office:value-type="string" office:string-value="" calcext:value-type="error">
            <text:p>#VALUE!</text:p>
          </table:table-cell>
          <table:table-cell table:style-name="ce11" table:formula="of:=[.F15]/[.L15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11.8333333333333" calcext:value-type="float">
            <text:p>11,83</text:p>
          </table:table-cell>
          <table:table-cell office:value-type="float" office:value="1445" calcext:value-type="float">
            <text:p>1445</text:p>
          </table:table-cell>
          <table:table-cell office:value-type="float" office:value="674.327912745" calcext:value-type="float">
            <text:p>674,327912745</text:p>
          </table:table-cell>
          <table:table-cell table:style-name="ce11" table:formula="of:=[.K16]/[.L16]" office:value-type="percentage" office:value="2.14287436822511" calcext:value-type="percentage">
            <text:p>214,29%</text:p>
          </table:table-cell>
          <table:table-cell table:style-name="ce11" table:formula="of:=[.F16]/[.L16]" office:value-type="percentage" office:value="0.719976128562832" calcext:value-type="percentage">
            <text:p>72,00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17.35" calcext:value-type="float">
            <text:p>17,35</text:p>
          </table:table-cell>
          <table:table-cell office:value-type="float" office:value="1815" calcext:value-type="float">
            <text:p>1815</text:p>
          </table:table-cell>
          <table:table-cell office:value-type="float" office:value="821.097623927" calcext:value-type="float">
            <text:p>821,097623927</text:p>
          </table:table-cell>
          <table:table-cell table:style-name="ce11" table:formula="of:=[.K17]/[.L17]" office:value-type="percentage" office:value="2.21045579369666" calcext:value-type="percentage">
            <text:p>221,05%</text:p>
          </table:table-cell>
          <table:table-cell table:style-name="ce11" table:formula="of:=[.F17]/[.L17]" office:value-type="percentage" office:value="0.679200601425174" calcext:value-type="percentage">
            <text:p>67,92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25.7166666666667" calcext:value-type="float">
            <text:p>25,72</text:p>
          </table:table-cell>
          <table:table-cell office:value-type="float" office:value="2031" calcext:value-type="float">
            <text:p>2031</text:p>
          </table:table-cell>
          <table:table-cell office:value-type="float" office:value="924.905478474" calcext:value-type="float">
            <text:p>924,905478474</text:p>
          </table:table-cell>
          <table:table-cell table:style-name="ce11" table:formula="of:=[.K18]/[.L18]" office:value-type="percentage" office:value="2.19590006467574" calcext:value-type="percentage">
            <text:p>219,59%</text:p>
          </table:table-cell>
          <table:table-cell table:style-name="ce11" table:formula="of:=[.F18]/[.L18]" office:value-type="percentage" office:value="0.723122541239009" calcext:value-type="percentage">
            <text:p>72,31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18.5166666666667" calcext:value-type="float">
            <text:p>18,52</text:p>
          </table:table-cell>
          <table:table-cell office:value-type="float" office:value="1733" calcext:value-type="float">
            <text:p>1733</text:p>
          </table:table-cell>
          <table:table-cell office:value-type="float" office:value="772.726026342" calcext:value-type="float">
            <text:p>772,726026342</text:p>
          </table:table-cell>
          <table:table-cell table:style-name="ce11" table:formula="of:=[.K19]/[.L19]" office:value-type="percentage" office:value="2.24270949977424" calcext:value-type="percentage">
            <text:p>224,27%</text:p>
          </table:table-cell>
          <table:table-cell table:style-name="ce11" table:formula="of:=[.F19]/[.L19]" office:value-type="percentage" office:value="0.645002216839283" calcext:value-type="percentage">
            <text:p>64,50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7.05" calcext:value-type="float">
            <text:p>27,05</text:p>
          </table:table-cell>
          <table:table-cell office:value-type="float" office:value="2126" calcext:value-type="float">
            <text:p>2126</text:p>
          </table:table-cell>
          <table:table-cell office:value-type="float" office:value="934.816595632" calcext:value-type="float">
            <text:p>934,816595632</text:p>
          </table:table-cell>
          <table:table-cell table:style-name="ce11" table:formula="of:=[.K20]/[.L20]" office:value-type="percentage" office:value="2.27424289420395" calcext:value-type="percentage">
            <text:p>227,42%</text:p>
          </table:table-cell>
          <table:table-cell table:style-name="ce11" table:formula="of:=[.F20]/[.L20]" office:value-type="percentage" office:value="0.734497016001088" calcext:value-type="percentage">
            <text:p>73,45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1.5333333333333" calcext:value-type="float">
            <text:p>11,53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-</text:p>
          </table:table-cell>
          <table:table-cell table:style-name="ce11" table:formula="of:=[.K21]/[.L21]" office:value-type="string" office:string-value="" calcext:value-type="error">
            <text:p>#VALUE!</text:p>
          </table:table-cell>
          <table:table-cell table:style-name="ce11" table:formula="of:=[.F21]/[.L21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21.0166666666667" calcext:value-type="float">
            <text:p>21,02</text:p>
          </table:table-cell>
          <table:table-cell office:value-type="float" office:value="2193" calcext:value-type="float">
            <text:p>2193</text:p>
          </table:table-cell>
          <table:table-cell office:value-type="float" office:value="999.793907292" calcext:value-type="float">
            <text:p>999,793907292</text:p>
          </table:table-cell>
          <table:table-cell table:style-name="ce11" table:formula="of:=[.K22]/[.L22]" office:value-type="percentage" office:value="2.19345205447377" calcext:value-type="percentage">
            <text:p>219,35%</text:p>
          </table:table-cell>
          <table:table-cell table:style-name="ce11" table:formula="of:=[.F22]/[.L22]" office:value-type="percentage" office:value="0.604244530391563" calcext:value-type="percentage">
            <text:p>60,42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8.78333333333333" calcext:value-type="float">
            <text:p>8,78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-</text:p>
          </table:table-cell>
          <table:table-cell table:style-name="ce11" table:formula="of:=[.K23]/[.L23]" office:value-type="string" office:string-value="" calcext:value-type="error">
            <text:p>#VALUE!</text:p>
          </table:table-cell>
          <table:table-cell table:style-name="ce11" table:formula="of:=[.F23]/[.L2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1.95" calcext:value-type="float">
            <text:p>11,95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-</text:p>
          </table:table-cell>
          <table:table-cell table:style-name="ce11" table:formula="of:=[.K24]/[.L24]" office:value-type="string" office:string-value="" calcext:value-type="error">
            <text:p>#VALUE!</text:p>
          </table:table-cell>
          <table:table-cell table:style-name="ce11" table:formula="of:=[.F24]/[.L24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8.05" calcext:value-type="float">
            <text:p>8,05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-</text:p>
          </table:table-cell>
          <table:table-cell table:style-name="ce11" table:formula="of:=[.K25]/[.L25]" office:value-type="string" office:string-value="" calcext:value-type="error">
            <text:p>#VALUE!</text:p>
          </table:table-cell>
          <table:table-cell table:style-name="ce11" table:formula="of:=[.F25]/[.L25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1.5833333333333" calcext:value-type="float">
            <text:p>11,58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-</text:p>
          </table:table-cell>
          <table:table-cell table:style-name="ce11" table:formula="of:=[.K26]/[.L26]" office:value-type="string" office:string-value="" calcext:value-type="error">
            <text:p>#VALUE!</text:p>
          </table:table-cell>
          <table:table-cell table:style-name="ce11" table:formula="of:=[.F26]/[.L26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19.8" calcext:value-type="float">
            <text:p>19,80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-</text:p>
          </table:table-cell>
          <table:table-cell table:style-name="ce11" table:formula="of:=[.K27]/[.L27]" office:value-type="string" office:string-value="" calcext:value-type="error">
            <text:p>#VALUE!</text:p>
          </table:table-cell>
          <table:table-cell table:style-name="ce11" table:formula="of:=[.F27]/[.L27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12.65" calcext:value-type="float">
            <text:p>12,65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-</text:p>
          </table:table-cell>
          <table:table-cell table:style-name="ce11" table:formula="of:=[.K28]/[.L28]" office:value-type="string" office:string-value="" calcext:value-type="error">
            <text:p>#VALUE!</text:p>
          </table:table-cell>
          <table:table-cell table:style-name="ce11" table:formula="of:=[.F28]/[.L28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18.3166666666667" calcext:value-type="float">
            <text:p>18,32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-</text:p>
          </table:table-cell>
          <table:table-cell table:style-name="ce11" table:formula="of:=[.K29]/[.L29]" office:value-type="string" office:string-value="" calcext:value-type="error">
            <text:p>#VALUE!</text:p>
          </table:table-cell>
          <table:table-cell table:style-name="ce11" table:formula="of:=[.F29]/[.L29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24.8333333333333" calcext:value-type="float">
            <text:p>24,83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-</text:p>
          </table:table-cell>
          <table:table-cell table:style-name="ce11" table:formula="of:=[.K30]/[.L30]" office:value-type="string" office:string-value="" calcext:value-type="error">
            <text:p>#VALUE!</text:p>
          </table:table-cell>
          <table:table-cell table:style-name="ce11" table:formula="of:=[.F30]/[.L30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pr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0.02" calcext:value-type="float">
            <text:p>190,02</text:p>
          </table:table-cell>
          <table:table-cell table:style-name="ce5" table:number-columns-repeated="3"/>
          <table:table-cell table:style-name="ce10" office:value-type="float" office:value="3.95" calcext:value-type="float">
            <text:p>3,95</text:p>
          </table:table-cell>
          <table:table-cell table:number-columns-repeated="2" table:style-name="ce5" office:value-type="float" office:value="700" calcext:value-type="float">
            <text:p>700</text:p>
          </table:table-cell>
          <table:table-cell table:style-name="ce14" table:formula="of:=[.K31]/[.L31]" office:value-type="percentage" office:value="1" calcext:value-type="percentage">
            <text:p>100,00%</text:p>
          </table:table-cell>
          <table:table-cell table:style-name="ce14" table:formula="of:=[.F31]/[.L31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8.13333333333333" calcext:value-type="float">
            <text:p>8,13</text:p>
          </table:table-cell>
          <table:table-cell table:number-columns-repeated="2" table:style-name="ce3" office:value-type="float" office:value="1550" calcext:value-type="float">
            <text:p>1550</text:p>
          </table:table-cell>
          <table:table-cell table:style-name="ce11" table:formula="of:=[.K32]/[.L32]" office:value-type="percentage" office:value="1" calcext:value-type="percentage">
            <text:p>100,00%</text:p>
          </table:table-cell>
          <table:table-cell table:style-name="ce11" table:formula="of:=[.F32]/[.L32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15.9833333333333" calcext:value-type="float">
            <text:p>15,9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11" table:formula="of:=[.K33]/[.L33]" office:value-type="percentage" office:value="1" calcext:value-type="percentage">
            <text:p>100,00%</text:p>
          </table:table-cell>
          <table:table-cell table:style-name="ce11" table:formula="of:=[.F33]/[.L33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20.2833333333333" calcext:value-type="float">
            <text:p>20,28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11" table:formula="of:=[.K34]/[.L34]" office:value-type="percentage" office:value="1" calcext:value-type="percentage">
            <text:p>100,00%</text:p>
          </table:table-cell>
          <table:table-cell table:style-name="ce11" table:formula="of:=[.F34]/[.L34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30.1166666666667" calcext:value-type="float">
            <text:p>30,12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11" table:formula="of:=[.K35]/[.L35]" office:value-type="percentage" office:value="1" calcext:value-type="percentage">
            <text:p>100,00%</text:p>
          </table:table-cell>
          <table:table-cell table:style-name="ce11" table:formula="of:=[.F35]/[.L35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33.05" calcext:value-type="float">
            <text:p>33,05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11" table:formula="of:=[.K36]/[.L36]" office:value-type="percentage" office:value="1" calcext:value-type="percentage">
            <text:p>100,00%</text:p>
          </table:table-cell>
          <table:table-cell table:style-name="ce11" table:formula="of:=[.F36]/[.L36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6.23333333333333" calcext:value-type="float">
            <text:p>6,2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11" table:formula="of:=[.K37]/[.L37]" office:value-type="percentage" office:value="1" calcext:value-type="percentage">
            <text:p>100,00%</text:p>
          </table:table-cell>
          <table:table-cell table:style-name="ce11" table:formula="of:=[.F37]/[.L37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17.4" calcext:value-type="float">
            <text:p>17,40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11" table:formula="of:=[.K38]/[.L38]" office:value-type="percentage" office:value="1" calcext:value-type="percentage">
            <text:p>100,00%</text:p>
          </table:table-cell>
          <table:table-cell table:style-name="ce11" table:formula="of:=[.F38]/[.L38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32.8166666666667" calcext:value-type="float">
            <text:p>32,82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11" table:formula="of:=[.K39]/[.L39]" office:value-type="percentage" office:value="1" calcext:value-type="percentage">
            <text:p>100,00%</text:p>
          </table:table-cell>
          <table:table-cell table:style-name="ce11" table:formula="of:=[.F39]/[.L39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54.1" calcext:value-type="float">
            <text:p>54,10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11" table:formula="of:=[.K40]/[.L40]" office:value-type="percentage" office:value="1" calcext:value-type="percentage">
            <text:p>100,00%</text:p>
          </table:table-cell>
          <table:table-cell table:style-name="ce11" table:formula="of:=[.F40]/[.L40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2.98333333333333" calcext:value-type="float">
            <text:p>2,98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11" table:formula="of:=[.K41]/[.L41]" office:value-type="percentage" office:value="1" calcext:value-type="percentage">
            <text:p>100,00%</text:p>
          </table:table-cell>
          <table:table-cell table:style-name="ce11" table:formula="of:=[.F41]/[.L41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6.76666666666667" calcext:value-type="float">
            <text:p>6,77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11" table:formula="of:=[.K42]/[.L42]" office:value-type="percentage" office:value="1" calcext:value-type="percentage">
            <text:p>100,00%</text:p>
          </table:table-cell>
          <table:table-cell table:style-name="ce11" table:formula="of:=[.F42]/[.L42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13.3666666666667" calcext:value-type="float">
            <text:p>13,37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11" table:formula="of:=[.K43]/[.L43]" office:value-type="percentage" office:value="1" calcext:value-type="percentage">
            <text:p>100,00%</text:p>
          </table:table-cell>
          <table:table-cell table:style-name="ce11" table:formula="of:=[.F43]/[.L43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62.4333333333333" calcext:value-type="float">
            <text:p>62,43</text:p>
          </table:table-cell>
          <table:table-cell office:value-type="float" office:value="3290" calcext:value-type="float">
            <text:p>3290</text:p>
          </table:table-cell>
          <table:table-cell office:value-type="float" office:value="1323.23545576" calcext:value-type="float">
            <text:p>1323,23545576</text:p>
          </table:table-cell>
          <table:table-cell table:style-name="ce11" table:formula="of:=[.K44]/[.L44]" office:value-type="percentage" office:value="2.48632999189883" calcext:value-type="percentage">
            <text:p>248,63%</text:p>
          </table:table-cell>
          <table:table-cell table:style-name="ce11" table:formula="of:=[.F44]/[.L44]" office:value-type="percentage" office:value="0.400027068271066" calcext:value-type="percentage">
            <text:p>40,00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21.15" calcext:value-type="float">
            <text:p>21,15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11" table:formula="of:=[.K45]/[.L45]" office:value-type="percentage" office:value="1" calcext:value-type="percentage">
            <text:p>100,00%</text:p>
          </table:table-cell>
          <table:table-cell table:style-name="ce11" table:formula="of:=[.F45]/[.L45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31.1833333333333" calcext:value-type="float">
            <text:p>31,18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11" table:formula="of:=[.K46]/[.L46]" office:value-type="percentage" office:value="1" calcext:value-type="percentage">
            <text:p>100,00%</text:p>
          </table:table-cell>
          <table:table-cell table:style-name="ce11" table:formula="of:=[.F46]/[.L46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3.41666666666667" calcext:value-type="float">
            <text:p>3,42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11" table:formula="of:=[.K47]/[.L47]" office:value-type="percentage" office:value="1" calcext:value-type="percentage">
            <text:p>100,00%</text:p>
          </table:table-cell>
          <table:table-cell table:style-name="ce11" table:formula="of:=[.F47]/[.L47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9.15" calcext:value-type="float">
            <text:p>9,15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11" table:formula="of:=[.K48]/[.L48]" office:value-type="percentage" office:value="1" calcext:value-type="percentage">
            <text:p>100,00%</text:p>
          </table:table-cell>
          <table:table-cell table:style-name="ce11" table:formula="of:=[.F48]/[.L48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17.6833333333333" calcext:value-type="float">
            <text:p>17,68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11" table:formula="of:=[.K49]/[.L49]" office:value-type="percentage" office:value="1" calcext:value-type="percentage">
            <text:p>100,00%</text:p>
          </table:table-cell>
          <table:table-cell table:style-name="ce11" table:formula="of:=[.F49]/[.L49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30.1333333333333" calcext:value-type="float">
            <text:p>30,13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11" table:formula="of:=[.K50]/[.L50]" office:value-type="percentage" office:value="1" calcext:value-type="percentage">
            <text:p>100,00%</text:p>
          </table:table-cell>
          <table:table-cell table:style-name="ce11" table:formula="of:=[.F50]/[.L50]" office:value-type="percentage" office:value="0.146700573330867" calcext:value-type="percentage">
            <text:p>14,67%</text:p>
          </table:table-cell>
        </table:table-row>
        <table:table-row table:style-name="ro2" table:number-rows-repeated="10485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rial06" table:style-name="ta1">
        <table:table-column table:style-name="co1" table:default-cell-style-name="Default"/>
        <table:table-column table:style-name="co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7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35.4333333333333" calcext:value-type="float">
            <text:p>35,43</text:p>
          </table:table-cell>
          <table:table-cell office:value-type="float" office:value="698" calcext:value-type="float">
            <text:p>698</text:p>
          </table:table-cell>
          <table:table-cell office:value-type="float" office:value="307.902243878" calcext:value-type="float">
            <text:p>307,902243878</text:p>
          </table:table-cell>
          <table:table-cell table:style-name="ce11" table:formula="of:=[.K7]/[.L7]" office:value-type="percentage" office:value="2.2669532745483" calcext:value-type="percentage">
            <text:p>226,70%</text:p>
          </table:table-cell>
          <table:table-cell table:style-name="ce11" table:formula="of:=[.F7]/[.L7]" office:value-type="percentage" office:value="0.955660459936728" calcext:value-type="percentage">
            <text:p>95,57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40.4833333333333" calcext:value-type="float">
            <text:p>40,48</text:p>
          </table:table-cell>
          <table:table-cell office:value-type="float" office:value="376.748936996" calcext:value-type="float">
            <text:p>376,748936996</text:p>
          </table:table-cell>
          <table:table-cell office:value-type="float" office:value="357.138839004" calcext:value-type="float">
            <text:p>357,138839004</text:p>
          </table:table-cell>
          <table:table-cell table:style-name="ce11" table:formula="of:=[.K8]/[.L8]" office:value-type="percentage" office:value="1.05490889214595" calcext:value-type="percentage">
            <text:p>105,49%</text:p>
          </table:table-cell>
          <table:table-cell table:style-name="ce11" table:formula="of:=[.F8]/[.L8]" office:value-type="percentage" office:value="0.965534863028823" calcext:value-type="percentage">
            <text:p>96,55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39.2333333333333" calcext:value-type="float">
            <text:p>39,23</text:p>
          </table:table-cell>
          <table:table-cell office:value-type="float" office:value="502.33822806" calcext:value-type="float">
            <text:p>502,33822806</text:p>
          </table:table-cell>
          <table:table-cell office:value-type="float" office:value="432.459316338" calcext:value-type="float">
            <text:p>432,459316338</text:p>
          </table:table-cell>
          <table:table-cell table:style-name="ce11" table:formula="of:=[.K9]/[.L9]" office:value-type="percentage" office:value="1.16158493777802" calcext:value-type="percentage">
            <text:p>116,16%</text:p>
          </table:table-cell>
          <table:table-cell table:style-name="ce11" table:formula="of:=[.F9]/[.L9]" office:value-type="percentage" office:value="0.996903023504405" calcext:value-type="percentage">
            <text:p>99,69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39.4333333333333" calcext:value-type="float">
            <text:p>39,43</text:p>
          </table:table-cell>
          <table:table-cell office:value-type="float" office:value="808" calcext:value-type="float">
            <text:p>808</text:p>
          </table:table-cell>
          <table:table-cell office:value-type="float" office:value="312.371370672" calcext:value-type="float">
            <text:p>312,371370672</text:p>
          </table:table-cell>
          <table:table-cell table:style-name="ce11" table:formula="of:=[.K10]/[.L10]" office:value-type="percentage" office:value="2.58666470701768" calcext:value-type="percentage">
            <text:p>258,67%</text:p>
          </table:table-cell>
          <table:table-cell table:style-name="ce11" table:formula="of:=[.F10]/[.L10]" office:value-type="percentage" office:value="0.961931944510733" calcext:value-type="percentage">
            <text:p>96,19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36.05" calcext:value-type="float">
            <text:p>36,05</text:p>
          </table:table-cell>
          <table:table-cell office:value-type="float" office:value="975" calcext:value-type="float">
            <text:p>975</text:p>
          </table:table-cell>
          <table:table-cell office:value-type="float" office:value="412.463009987" calcext:value-type="float">
            <text:p>412,463009987</text:p>
          </table:table-cell>
          <table:table-cell table:style-name="ce11" table:formula="of:=[.K11]/[.L11]" office:value-type="percentage" office:value="2.36384833643805" calcext:value-type="percentage">
            <text:p>236,38%</text:p>
          </table:table-cell>
          <table:table-cell table:style-name="ce11" table:formula="of:=[.F11]/[.L11]" office:value-type="percentage" office:value="0.836026483952751" calcext:value-type="percentage">
            <text:p>83,6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2.1" calcext:value-type="float">
            <text:p>32,10</text:p>
          </table:table-cell>
          <table:table-cell office:value-type="float" office:value="1323" calcext:value-type="float">
            <text:p>1323</text:p>
          </table:table-cell>
          <table:table-cell office:value-type="float" office:value="604.138370011" calcext:value-type="float">
            <text:p>604,138370011</text:p>
          </table:table-cell>
          <table:table-cell table:style-name="ce11" table:formula="of:=[.K12]/[.L12]" office:value-type="percentage" office:value="2.18989566905991" calcext:value-type="percentage">
            <text:p>218,99%</text:p>
          </table:table-cell>
          <table:table-cell table:style-name="ce11" table:formula="of:=[.F12]/[.L12]" office:value-type="percentage" office:value="0.819100432225468" calcext:value-type="percentage">
            <text:p>81,91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8.45" calcext:value-type="float">
            <text:p>18,45</text:p>
          </table:table-cell>
          <table:table-cell office:value-type="float" office:value="1683" calcext:value-type="float">
            <text:p>1683</text:p>
          </table:table-cell>
          <table:table-cell office:value-type="float" office:value="714.878717494" calcext:value-type="float">
            <text:p>714,878717494</text:p>
          </table:table-cell>
          <table:table-cell table:style-name="ce11" table:formula="of:=[.K13]/[.L13]" office:value-type="percentage" office:value="2.35424549481587" calcext:value-type="percentage">
            <text:p>235,42%</text:p>
          </table:table-cell>
          <table:table-cell table:style-name="ce11" table:formula="of:=[.F13]/[.L13]" office:value-type="percentage" office:value="0.815788728533375" calcext:value-type="percentage">
            <text:p>81,58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10.45" calcext:value-type="float">
            <text:p>10,45</text:p>
          </table:table-cell>
          <table:table-cell office:value-type="float" office:value="680" calcext:value-type="float">
            <text:p>680</text:p>
          </table:table-cell>
          <table:table-cell office:value-type="float" office:value="300.841017601" calcext:value-type="float">
            <text:p>300,841017601</text:p>
          </table:table-cell>
          <table:table-cell table:style-name="ce11" table:formula="of:=[.K14]/[.L14]" office:value-type="percentage" office:value="2.26033007540837" calcext:value-type="percentage">
            <text:p>226,03%</text:p>
          </table:table-cell>
          <table:table-cell table:style-name="ce11" table:formula="of:=[.F14]/[.L14]" office:value-type="percentage" office:value="0.939632508406528" calcext:value-type="percentage">
            <text:p>93,96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6" office:value-type="string" calcext:value-type="string">
            <text:p>-</text:p>
          </table:table-cell>
          <table:table-cell/>
          <table:table-cell office:value-type="float" office:value="12.25" calcext:value-type="float">
            <text:p>12,25</text:p>
          </table:table-cell>
          <table:table-cell office:value-type="float" office:value="1027" calcext:value-type="float">
            <text:p>1027</text:p>
          </table:table-cell>
          <table:table-cell office:value-type="float" office:value="484.737815698" calcext:value-type="float">
            <text:p>484,737815698</text:p>
          </table:table-cell>
          <table:table-cell table:style-name="ce11" table:formula="of:=[.K15]/[.L15]" office:value-type="percentage" office:value="2.1186710975317" calcext:value-type="percentage">
            <text:p>211,87%</text:p>
          </table:table-cell>
          <table:table-cell table:style-name="ce11" table:formula="of:=[.F15]/[.L15]" office:value-type="percentage" office:value="0.773655340794876" calcext:value-type="percentage">
            <text:p>77,37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20.3" calcext:value-type="float">
            <text:p>20,30</text:p>
          </table:table-cell>
          <table:table-cell office:value-type="float" office:value="1445" calcext:value-type="float">
            <text:p>1445</text:p>
          </table:table-cell>
          <table:table-cell office:value-type="float" office:value="576.983953797" calcext:value-type="float">
            <text:p>576,983953797</text:p>
          </table:table-cell>
          <table:table-cell table:style-name="ce11" table:formula="of:=[.K16]/[.L16]" office:value-type="percentage" office:value="2.50440240233855" calcext:value-type="percentage">
            <text:p>250,44%</text:p>
          </table:table-cell>
          <table:table-cell table:style-name="ce11" table:formula="of:=[.F16]/[.L16]" office:value-type="percentage" office:value="0.841444544176723" calcext:value-type="percentage">
            <text:p>84,14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28.2666666666667" calcext:value-type="float">
            <text:p>28,27</text:p>
          </table:table-cell>
          <table:table-cell office:value-type="float" office:value="1815" calcext:value-type="float">
            <text:p>1815</text:p>
          </table:table-cell>
          <table:table-cell office:value-type="float" office:value="850.069745012" calcext:value-type="float">
            <text:p>850,069745012</text:p>
          </table:table-cell>
          <table:table-cell table:style-name="ce11" table:formula="of:=[.K17]/[.L17]" office:value-type="percentage" office:value="2.13511892482937" calcext:value-type="percentage">
            <text:p>213,51%</text:p>
          </table:table-cell>
          <table:table-cell table:style-name="ce11" table:formula="of:=[.F17]/[.L17]" office:value-type="percentage" office:value="0.656052051343302" calcext:value-type="percentage">
            <text:p>65,61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26.5166666666667" calcext:value-type="float">
            <text:p>26,52</text:p>
          </table:table-cell>
          <table:table-cell office:value-type="float" office:value="2031" calcext:value-type="float">
            <text:p>2031</text:p>
          </table:table-cell>
          <table:table-cell office:value-type="float" office:value="962.108642095" calcext:value-type="float">
            <text:p>962,108642095</text:p>
          </table:table-cell>
          <table:table-cell table:style-name="ce11" table:formula="of:=[.K18]/[.L18]" office:value-type="percentage" office:value="2.1109882097904" calcext:value-type="percentage">
            <text:p>211,10%</text:p>
          </table:table-cell>
          <table:table-cell table:style-name="ce11" table:formula="of:=[.F18]/[.L18]" office:value-type="percentage" office:value="0.695160578272781" calcext:value-type="percentage">
            <text:p>69,52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26.3666666666667" calcext:value-type="float">
            <text:p>26,37</text:p>
          </table:table-cell>
          <table:table-cell office:value-type="float" office:value="1733" calcext:value-type="float">
            <text:p>1733</text:p>
          </table:table-cell>
          <table:table-cell office:value-type="float" office:value="805.215772732" calcext:value-type="float">
            <text:p>805,215772732</text:p>
          </table:table-cell>
          <table:table-cell table:style-name="ce11" table:formula="of:=[.K19]/[.L19]" office:value-type="percentage" office:value="2.15221814908089" calcext:value-type="percentage">
            <text:p>215,22%</text:p>
          </table:table-cell>
          <table:table-cell table:style-name="ce11" table:formula="of:=[.F19]/[.L19]" office:value-type="percentage" office:value="0.618976946153147" calcext:value-type="percentage">
            <text:p>61,90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2.8333333333333" calcext:value-type="float">
            <text:p>22,83</text:p>
          </table:table-cell>
          <table:table-cell office:value-type="float" office:value="2126" calcext:value-type="float">
            <text:p>2126</text:p>
          </table:table-cell>
          <table:table-cell office:value-type="float" office:value="969.848734647" calcext:value-type="float">
            <text:p>969,848734647</text:p>
          </table:table-cell>
          <table:table-cell table:style-name="ce11" table:formula="of:=[.K20]/[.L20]" office:value-type="percentage" office:value="2.19209442055292" calcext:value-type="percentage">
            <text:p>219,21%</text:p>
          </table:table-cell>
          <table:table-cell table:style-name="ce11" table:formula="of:=[.F20]/[.L20]" office:value-type="percentage" office:value="0.707966072925704" calcext:value-type="percentage">
            <text:p>70,80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8.8833333333333" calcext:value-type="float">
            <text:p>18,88</text:p>
          </table:table-cell>
          <table:table-cell office:value-type="float" office:value="2722" calcext:value-type="float">
            <text:p>2722</text:p>
          </table:table-cell>
          <table:table-cell office:value-type="float" office:value="1201.39674265" calcext:value-type="float">
            <text:p>1201,39674265</text:p>
          </table:table-cell>
          <table:table-cell table:style-name="ce11" table:formula="of:=[.K21]/[.L21]" office:value-type="percentage" office:value="2.26569617127137" calcext:value-type="percentage">
            <text:p>226,57%</text:p>
          </table:table-cell>
          <table:table-cell table:style-name="ce11" table:formula="of:=[.F21]/[.L21]" office:value-type="percentage" office:value="0.672900109764585" calcext:value-type="percentage">
            <text:p>67,29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21.0166666666667" calcext:value-type="float">
            <text:p>21,02</text:p>
          </table:table-cell>
          <table:table-cell office:value-type="float" office:value="2193" calcext:value-type="float">
            <text:p>2193</text:p>
          </table:table-cell>
          <table:table-cell office:value-type="float" office:value="927.24015364" calcext:value-type="float">
            <text:p>927,24015364</text:p>
          </table:table-cell>
          <table:table-cell table:style-name="ce11" table:formula="of:=[.K22]/[.L22]" office:value-type="percentage" office:value="2.36508308164945" calcext:value-type="percentage">
            <text:p>236,51%</text:p>
          </table:table-cell>
          <table:table-cell table:style-name="ce11" table:formula="of:=[.F22]/[.L22]" office:value-type="percentage" office:value="0.651524847827663" calcext:value-type="percentage">
            <text:p>65,15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14.8666666666667" calcext:value-type="float">
            <text:p>14,87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-</text:p>
          </table:table-cell>
          <table:table-cell table:style-name="ce11" table:formula="of:=[.K23]/[.L23]" office:value-type="string" office:string-value="" calcext:value-type="error">
            <text:p>#VALUE!</text:p>
          </table:table-cell>
          <table:table-cell table:style-name="ce11" table:formula="of:=[.F23]/[.L2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5.8333333333333" calcext:value-type="float">
            <text:p>15,83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-</text:p>
          </table:table-cell>
          <table:table-cell table:style-name="ce11" table:formula="of:=[.K24]/[.L24]" office:value-type="string" office:string-value="" calcext:value-type="error">
            <text:p>#VALUE!</text:p>
          </table:table-cell>
          <table:table-cell table:style-name="ce11" table:formula="of:=[.F24]/[.L24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11.2833333333333" calcext:value-type="float">
            <text:p>11,28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-</text:p>
          </table:table-cell>
          <table:table-cell table:style-name="ce11" table:formula="of:=[.K25]/[.L25]" office:value-type="string" office:string-value="" calcext:value-type="error">
            <text:p>#VALUE!</text:p>
          </table:table-cell>
          <table:table-cell table:style-name="ce11" table:formula="of:=[.F25]/[.L25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2.45" calcext:value-type="float">
            <text:p>12,45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-</text:p>
          </table:table-cell>
          <table:table-cell table:style-name="ce11" table:formula="of:=[.K26]/[.L26]" office:value-type="string" office:string-value="" calcext:value-type="error">
            <text:p>#VALUE!</text:p>
          </table:table-cell>
          <table:table-cell table:style-name="ce11" table:formula="of:=[.F26]/[.L26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17.3666666666667" calcext:value-type="float">
            <text:p>17,37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-</text:p>
          </table:table-cell>
          <table:table-cell table:style-name="ce11" table:formula="of:=[.K27]/[.L27]" office:value-type="string" office:string-value="" calcext:value-type="error">
            <text:p>#VALUE!</text:p>
          </table:table-cell>
          <table:table-cell table:style-name="ce11" table:formula="of:=[.F27]/[.L27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15.6666666666667" calcext:value-type="float">
            <text:p>15,67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-</text:p>
          </table:table-cell>
          <table:table-cell table:style-name="ce11" table:formula="of:=[.K28]/[.L28]" office:value-type="string" office:string-value="" calcext:value-type="error">
            <text:p>#VALUE!</text:p>
          </table:table-cell>
          <table:table-cell table:style-name="ce11" table:formula="of:=[.F28]/[.L28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16.7" calcext:value-type="float">
            <text:p>16,70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-</text:p>
          </table:table-cell>
          <table:table-cell table:style-name="ce11" table:formula="of:=[.K29]/[.L29]" office:value-type="string" office:string-value="" calcext:value-type="error">
            <text:p>#VALUE!</text:p>
          </table:table-cell>
          <table:table-cell table:style-name="ce11" table:formula="of:=[.F29]/[.L29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18.6" calcext:value-type="float">
            <text:p>18,60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-</text:p>
          </table:table-cell>
          <table:table-cell table:style-name="ce11" table:formula="of:=[.K30]/[.L30]" office:value-type="string" office:string-value="" calcext:value-type="error">
            <text:p>#VALUE!</text:p>
          </table:table-cell>
          <table:table-cell table:style-name="ce11" table:formula="of:=[.F30]/[.L30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pr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0.02" calcext:value-type="float">
            <text:p>190,02</text:p>
          </table:table-cell>
          <table:table-cell table:style-name="ce5" table:number-columns-repeated="3"/>
          <table:table-cell table:style-name="ce10" office:value-type="float" office:value="14.5333333333333" calcext:value-type="float">
            <text:p>14,53</text:p>
          </table:table-cell>
          <table:table-cell table:number-columns-repeated="2" table:style-name="ce5" office:value-type="float" office:value="700" calcext:value-type="float">
            <text:p>700</text:p>
          </table:table-cell>
          <table:table-cell table:style-name="ce14" table:formula="of:=[.K31]/[.L31]" office:value-type="percentage" office:value="1" calcext:value-type="percentage">
            <text:p>100,00%</text:p>
          </table:table-cell>
          <table:table-cell table:style-name="ce14" table:formula="of:=[.F31]/[.L31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13.05" calcext:value-type="float">
            <text:p>13,05</text:p>
          </table:table-cell>
          <table:table-cell table:number-columns-repeated="2" table:style-name="ce3" office:value-type="float" office:value="1550" calcext:value-type="float">
            <text:p>1550</text:p>
          </table:table-cell>
          <table:table-cell table:style-name="ce11" table:formula="of:=[.K32]/[.L32]" office:value-type="percentage" office:value="1" calcext:value-type="percentage">
            <text:p>100,00%</text:p>
          </table:table-cell>
          <table:table-cell table:style-name="ce11" table:formula="of:=[.F32]/[.L32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16.1833333333333" calcext:value-type="float">
            <text:p>16,1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11" table:formula="of:=[.K33]/[.L33]" office:value-type="percentage" office:value="1" calcext:value-type="percentage">
            <text:p>100,00%</text:p>
          </table:table-cell>
          <table:table-cell table:style-name="ce11" table:formula="of:=[.F33]/[.L33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18.4166666666667" calcext:value-type="float">
            <text:p>18,42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11" table:formula="of:=[.K34]/[.L34]" office:value-type="percentage" office:value="1" calcext:value-type="percentage">
            <text:p>100,00%</text:p>
          </table:table-cell>
          <table:table-cell table:style-name="ce11" table:formula="of:=[.F34]/[.L34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20.5333333333333" calcext:value-type="float">
            <text:p>20,53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11" table:formula="of:=[.K35]/[.L35]" office:value-type="percentage" office:value="1" calcext:value-type="percentage">
            <text:p>100,00%</text:p>
          </table:table-cell>
          <table:table-cell table:style-name="ce11" table:formula="of:=[.F35]/[.L35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21.9333333333333" calcext:value-type="float">
            <text:p>21,93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11" table:formula="of:=[.K36]/[.L36]" office:value-type="percentage" office:value="1" calcext:value-type="percentage">
            <text:p>100,00%</text:p>
          </table:table-cell>
          <table:table-cell table:style-name="ce11" table:formula="of:=[.F36]/[.L36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12.3833333333333" calcext:value-type="float">
            <text:p>12,38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11" table:formula="of:=[.K37]/[.L37]" office:value-type="percentage" office:value="1" calcext:value-type="percentage">
            <text:p>100,00%</text:p>
          </table:table-cell>
          <table:table-cell table:style-name="ce11" table:formula="of:=[.F37]/[.L37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17.1" calcext:value-type="float">
            <text:p>17,10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11" table:formula="of:=[.K38]/[.L38]" office:value-type="percentage" office:value="1" calcext:value-type="percentage">
            <text:p>100,00%</text:p>
          </table:table-cell>
          <table:table-cell table:style-name="ce11" table:formula="of:=[.F38]/[.L38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20.2" calcext:value-type="float">
            <text:p>20,20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11" table:formula="of:=[.K39]/[.L39]" office:value-type="percentage" office:value="1" calcext:value-type="percentage">
            <text:p>100,00%</text:p>
          </table:table-cell>
          <table:table-cell table:style-name="ce11" table:formula="of:=[.F39]/[.L39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22.9166666666667" calcext:value-type="float">
            <text:p>22,92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11" table:formula="of:=[.K40]/[.L40]" office:value-type="percentage" office:value="1" calcext:value-type="percentage">
            <text:p>100,00%</text:p>
          </table:table-cell>
          <table:table-cell table:style-name="ce11" table:formula="of:=[.F40]/[.L40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13.6166666666667" calcext:value-type="float">
            <text:p>13,62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11" table:formula="of:=[.K41]/[.L41]" office:value-type="percentage" office:value="1" calcext:value-type="percentage">
            <text:p>100,00%</text:p>
          </table:table-cell>
          <table:table-cell table:style-name="ce11" table:formula="of:=[.F41]/[.L41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12.65" calcext:value-type="float">
            <text:p>12,65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11" table:formula="of:=[.K42]/[.L42]" office:value-type="percentage" office:value="1" calcext:value-type="percentage">
            <text:p>100,00%</text:p>
          </table:table-cell>
          <table:table-cell table:style-name="ce11" table:formula="of:=[.F42]/[.L42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17.0833333333333" calcext:value-type="float">
            <text:p>17,0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11" table:formula="of:=[.K43]/[.L43]" office:value-type="percentage" office:value="1" calcext:value-type="percentage">
            <text:p>100,00%</text:p>
          </table:table-cell>
          <table:table-cell table:style-name="ce11" table:formula="of:=[.F43]/[.L43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16.6833333333333" calcext:value-type="float">
            <text:p>16,68</text:p>
          </table:table-cell>
          <table:table-cell office:value-type="float" office:value="3290" calcext:value-type="float">
            <text:p>3290</text:p>
          </table:table-cell>
          <table:table-cell office:value-type="float" office:value="1326.34992161" calcext:value-type="float">
            <text:p>1326,34992161</text:p>
          </table:table-cell>
          <table:table-cell table:style-name="ce11" table:formula="of:=[.K44]/[.L44]" office:value-type="percentage" office:value="2.48049172122422" calcext:value-type="percentage">
            <text:p>248,05%</text:p>
          </table:table-cell>
          <table:table-cell table:style-name="ce11" table:formula="of:=[.F44]/[.L44]" office:value-type="percentage" office:value="0.399087745530583" calcext:value-type="percentage">
            <text:p>39,91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20.8" calcext:value-type="float">
            <text:p>20,80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11" table:formula="of:=[.K45]/[.L45]" office:value-type="percentage" office:value="1" calcext:value-type="percentage">
            <text:p>100,00%</text:p>
          </table:table-cell>
          <table:table-cell table:style-name="ce11" table:formula="of:=[.F45]/[.L45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21.9666666666667" calcext:value-type="float">
            <text:p>21,97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11" table:formula="of:=[.K46]/[.L46]" office:value-type="percentage" office:value="1" calcext:value-type="percentage">
            <text:p>100,00%</text:p>
          </table:table-cell>
          <table:table-cell table:style-name="ce11" table:formula="of:=[.F46]/[.L46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9.43333333333333" calcext:value-type="float">
            <text:p>9,4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11" table:formula="of:=[.K47]/[.L47]" office:value-type="percentage" office:value="1" calcext:value-type="percentage">
            <text:p>100,00%</text:p>
          </table:table-cell>
          <table:table-cell table:style-name="ce11" table:formula="of:=[.F47]/[.L47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13.3333333333333" calcext:value-type="float">
            <text:p>13,33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11" table:formula="of:=[.K48]/[.L48]" office:value-type="percentage" office:value="1" calcext:value-type="percentage">
            <text:p>100,00%</text:p>
          </table:table-cell>
          <table:table-cell table:style-name="ce11" table:formula="of:=[.F48]/[.L48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13" calcext:value-type="float">
            <text:p>13,00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11" table:formula="of:=[.K49]/[.L49]" office:value-type="percentage" office:value="1" calcext:value-type="percentage">
            <text:p>100,00%</text:p>
          </table:table-cell>
          <table:table-cell table:style-name="ce11" table:formula="of:=[.F49]/[.L49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13.8333333333333" calcext:value-type="float">
            <text:p>13,83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11" table:formula="of:=[.K50]/[.L50]" office:value-type="percentage" office:value="1" calcext:value-type="percentage">
            <text:p>100,00%</text:p>
          </table:table-cell>
          <table:table-cell table:style-name="ce11" table:formula="of:=[.F50]/[.L50]" office:value-type="percentage" office:value="0.146700573330867" calcext:value-type="percentage">
            <text:p>14,67%</text:p>
          </table:table-cell>
        </table:table-row>
        <table:table-row table:style-name="ro2" table:number-rows-repeated="10485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rial05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ce11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9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2098" calcext:value-type="float">
            <text:p>2098</text:p>
          </table:table-cell>
          <table:table-cell office:value-type="float" office:value="403.155837818" calcext:value-type="float">
            <text:p>403,155837818</text:p>
          </table:table-cell>
          <table:table-cell office:value-type="float" office:value="314.150681231" calcext:value-type="float">
            <text:p>314,150681231</text:p>
          </table:table-cell>
          <table:table-cell table:formula="of:=[.I6]/[.J6]" office:value-type="percentage" office:value="1.28331995410048" calcext:value-type="percentage">
            <text:p>128,33%</text:p>
          </table:table-cell>
          <table:table-cell table:formula="of:=[.F6]/[.J6]" office:value-type="percentage" office:value="0.936652433306784" calcext:value-type="percentage">
            <text:p>93,67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298" calcext:value-type="float">
            <text:p>2298</text:p>
          </table:table-cell>
          <table:table-cell table:number-columns-repeated="2" office:value-type="float" office:value="392.121285881" calcext:value-type="float">
            <text:p>392,121285881</text:p>
          </table:table-cell>
          <table:table-cell table:formula="of:=[.I7]/[.J7]" office:value-type="percentage" office:value="1" calcext:value-type="percentage">
            <text:p>100,00%</text:p>
          </table:table-cell>
          <table:table-cell table:formula="of:=[.F7]/[.J7]" office:value-type="percentage" office:value="0.879396279712926" calcext:value-type="percentage">
            <text:p>87,94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float" office:value="477.679970867" calcext:value-type="float">
            <text:p>477,679970867</text:p>
          </table:table-cell>
          <table:table-cell office:value-type="float" office:value="431.003826369" calcext:value-type="float">
            <text:p>431,003826369</text:p>
          </table:table-cell>
          <table:table-cell table:formula="of:=[.I8]/[.J8]" office:value-type="percentage" office:value="1.10829635757813" calcext:value-type="percentage">
            <text:p>110,83%</text:p>
          </table:table-cell>
          <table:table-cell table:formula="of:=[.F8]/[.J8]" office:value-type="percentage" office:value="1.00026954199451" calcext:value-type="percentage">
            <text:p>100,03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2314" calcext:value-type="float">
            <text:p>2314</text:p>
          </table:table-cell>
          <table:table-cell office:value-type="float" office:value="808" calcext:value-type="float">
            <text:p>808</text:p>
          </table:table-cell>
          <table:table-cell office:value-type="float" office:value="337.489716255" calcext:value-type="float">
            <text:p>337,489716255</text:p>
          </table:table-cell>
          <table:table-cell table:formula="of:=[.I9]/[.J9]" office:value-type="percentage" office:value="2.39414702458517" calcext:value-type="percentage">
            <text:p>239,41%</text:p>
          </table:table-cell>
          <table:table-cell table:formula="of:=[.F9]/[.J9]" office:value-type="percentage" office:value="0.89033824003385" calcext:value-type="percentage">
            <text:p>89,0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168" calcext:value-type="float">
            <text:p>2168</text:p>
          </table:table-cell>
          <table:table-cell office:value-type="float" office:value="975" calcext:value-type="float">
            <text:p>975</text:p>
          </table:table-cell>
          <table:table-cell office:value-type="float" office:value="399.938863419" calcext:value-type="float">
            <text:p>399,938863419</text:p>
          </table:table-cell>
          <table:table-cell table:formula="of:=[.I10]/[.J10]" office:value-type="percentage" office:value="2.43787260799042" calcext:value-type="percentage">
            <text:p>243,79%</text:p>
          </table:table-cell>
          <table:table-cell table:formula="of:=[.F10]/[.J10]" office:value-type="percentage" office:value="0.862206780936754" calcext:value-type="percentage">
            <text:p>86,22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float" office:value="1323" calcext:value-type="float">
            <text:p>1323</text:p>
          </table:table-cell>
          <table:table-cell office:value-type="float" office:value="613.281445105" calcext:value-type="float">
            <text:p>613,281445105</text:p>
          </table:table-cell>
          <table:table-cell table:formula="of:=[.I11]/[.J11]" office:value-type="percentage" office:value="2.15724772135164" calcext:value-type="percentage">
            <text:p>215,72%</text:p>
          </table:table-cell>
          <table:table-cell table:formula="of:=[.F11]/[.J11]" office:value-type="percentage" office:value="0.806888915276536" calcext:value-type="percentage">
            <text:p>80,69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683" calcext:value-type="float">
            <text:p>1683</text:p>
          </table:table-cell>
          <table:table-cell office:value-type="float" office:value="702.907226465" calcext:value-type="float">
            <text:p>702,907226465</text:p>
          </table:table-cell>
          <table:table-cell table:formula="of:=[.I12]/[.J12]" office:value-type="percentage" office:value="2.39434158112728" calcext:value-type="percentage">
            <text:p>239,43%</text:p>
          </table:table-cell>
          <table:table-cell table:formula="of:=[.F12]/[.J12]" office:value-type="percentage" office:value="0.829682749077611" calcext:value-type="percentage">
            <text:p>82,97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027" calcext:value-type="float">
            <text:p>1027</text:p>
          </table:table-cell>
          <table:table-cell office:value-type="float" office:value="477.077765185" calcext:value-type="float">
            <text:p>477,077765185</text:p>
          </table:table-cell>
          <table:table-cell table:formula="of:=[.I13]/[.J13]" office:value-type="percentage" office:value="2.15268887998113" calcext:value-type="percentage">
            <text:p>215,27%</text:p>
          </table:table-cell>
          <table:table-cell table:formula="of:=[.F13]/[.J13]" office:value-type="percentage" office:value="0.592523946049724" calcext:value-type="percentage">
            <text:p>59,25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1027" calcext:value-type="float">
            <text:p>1027</text:p>
          </table:table-cell>
          <table:table-cell office:value-type="float" office:value="445.499975431" calcext:value-type="float">
            <text:p>445,499975431</text:p>
          </table:table-cell>
          <table:table-cell table:formula="of:=[.I14]/[.J14]" office:value-type="percentage" office:value="2.30527509907588" calcext:value-type="percentage">
            <text:p>230,53%</text:p>
          </table:table-cell>
          <table:table-cell table:formula="of:=[.F14]/[.J14]" office:value-type="percentage" office:value="0.841795781553492" calcext:value-type="percentage">
            <text:p>84,18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1445" calcext:value-type="float">
            <text:p>1445</text:p>
          </table:table-cell>
          <table:table-cell office:value-type="float" office:value="608.258356076" calcext:value-type="float">
            <text:p>608,258356076</text:p>
          </table:table-cell>
          <table:table-cell table:formula="of:=[.I15]/[.J15]" office:value-type="percentage" office:value="2.37563526347914" calcext:value-type="percentage">
            <text:p>237,56%</text:p>
          </table:table-cell>
          <table:table-cell table:formula="of:=[.F15]/[.J15]" office:value-type="percentage" office:value="0.7981805677641" calcext:value-type="percentage">
            <text:p>79,82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float" office:value="1815" calcext:value-type="float">
            <text:p>1815</text:p>
          </table:table-cell>
          <table:table-cell office:value-type="float" office:value="814.140433278" calcext:value-type="float">
            <text:p>814,140433278</text:p>
          </table:table-cell>
          <table:table-cell table:formula="of:=[.I16]/[.J16]" office:value-type="percentage" office:value="2.22934511763801" calcext:value-type="percentage">
            <text:p>222,93%</text:p>
          </table:table-cell>
          <table:table-cell table:formula="of:=[.F16]/[.J16]" office:value-type="percentage" office:value="0.685004671435559" calcext:value-type="percentage">
            <text:p>68,50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float" office:value="2031" calcext:value-type="float">
            <text:p>2031</text:p>
          </table:table-cell>
          <table:table-cell office:value-type="float" office:value="967.566717085" calcext:value-type="float">
            <text:p>967,566717085</text:p>
          </table:table-cell>
          <table:table-cell table:formula="of:=[.I17]/[.J17]" office:value-type="percentage" office:value="2.09908005736164" calcext:value-type="percentage">
            <text:p>209,91%</text:p>
          </table:table-cell>
          <table:table-cell table:formula="of:=[.F17]/[.J17]" office:value-type="percentage" office:value="0.691239155078589" calcext:value-type="percentage">
            <text:p>69,12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float" office:value="1733" calcext:value-type="float">
            <text:p>1733</text:p>
          </table:table-cell>
          <table:table-cell office:value-type="float" office:value="830.201288099" calcext:value-type="float">
            <text:p>830,201288099</text:p>
          </table:table-cell>
          <table:table-cell table:formula="of:=[.I18]/[.J18]" office:value-type="percentage" office:value="2.08744556873458" calcext:value-type="percentage">
            <text:p>208,74%</text:p>
          </table:table-cell>
          <table:table-cell table:formula="of:=[.F18]/[.J18]" office:value-type="percentage" office:value="0.600348381946338" calcext:value-type="percentage">
            <text:p>60,03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422" calcext:value-type="float">
            <text:p>1422</text:p>
          </table:table-cell>
          <table:table-cell office:value-type="float" office:value="2126" calcext:value-type="float">
            <text:p>2126</text:p>
          </table:table-cell>
          <table:table-cell office:value-type="float" office:value="990.105031796" calcext:value-type="float">
            <text:p>990,105031796</text:p>
          </table:table-cell>
          <table:table-cell table:formula="of:=[.I19]/[.J19]" office:value-type="percentage" office:value="2.14724694019941" calcext:value-type="percentage">
            <text:p>214,72%</text:p>
          </table:table-cell>
          <table:table-cell table:formula="of:=[.F19]/[.J19]" office:value-type="percentage" office:value="0.693481982163555" calcext:value-type="percentage">
            <text:p>69,35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2" office:value-type="float" office:value="2722" calcext:value-type="float">
            <text:p>2722</text:p>
          </table:table-cell>
          <table:table-cell table:formula="of:=[.I20]/[.J20]" office:value-type="percentage" office:value="1" calcext:value-type="percentage">
            <text:p>100,00%</text:p>
          </table:table-cell>
          <table:table-cell table:formula="of:=[.F20]/[.J20]" office:value-type="percentage" office:value="0.296994856722998" calcext:value-type="percentage">
            <text:p>29,70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2193" calcext:value-type="float">
            <text:p>2193</text:p>
          </table:table-cell>
          <table:table-cell office:value-type="float" office:value="948.287864459" calcext:value-type="float">
            <text:p>948,287864459</text:p>
          </table:table-cell>
          <table:table-cell table:formula="of:=[.I21]/[.J21]" office:value-type="percentage" office:value="2.31258891122804" calcext:value-type="percentage">
            <text:p>231,26%</text:p>
          </table:table-cell>
          <table:table-cell table:formula="of:=[.F21]/[.J21]" office:value-type="percentage" office:value="0.6370639366398" calcext:value-type="percentage">
            <text:p>63,71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2687" calcext:value-type="float">
            <text:p>2687</text:p>
          </table:table-cell>
          <table:table-cell office:value-type="float" office:value="1267.33138298" calcext:value-type="float">
            <text:p>1267,33138298</text:p>
          </table:table-cell>
          <table:table-cell table:formula="of:=[.I22]/[.J22]" office:value-type="percentage" office:value="2.12020315766331" calcext:value-type="percentage">
            <text:p>212,02%</text:p>
          </table:table-cell>
          <table:table-cell table:formula="of:=[.F22]/[.J22]" office:value-type="percentage" office:value="0.646437081099986" calcext:value-type="percentage">
            <text:p>64,64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2" office:value-type="float" office:value="3197" calcext:value-type="float">
            <text:p>3197</text:p>
          </table:table-cell>
          <table:table-cell table:formula="of:=[.I23]/[.J23]" office:value-type="percentage" office:value="1" calcext:value-type="percentage">
            <text:p>100,00%</text:p>
          </table:table-cell>
          <table:table-cell table:formula="of:=[.F23]/[.J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2" office:value-type="float" office:value="2532" calcext:value-type="float">
            <text:p>2532</text:p>
          </table:table-cell>
          <table:table-cell table:formula="of:=[.I24]/[.J24]" office:value-type="percentage" office:value="1" calcext:value-type="percentage">
            <text:p>100,00%</text:p>
          </table:table-cell>
          <table:table-cell table:formula="of:=[.F24]/[.J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2" office:value-type="float" office:value="3189" calcext:value-type="float">
            <text:p>3189</text:p>
          </table:table-cell>
          <table:table-cell table:formula="of:=[.I25]/[.J25]" office:value-type="percentage" office:value="1" calcext:value-type="percentage">
            <text:p>100,00%</text:p>
          </table:table-cell>
          <table:table-cell table:formula="of:=[.F25]/[.J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3852" calcext:value-type="float">
            <text:p>3852</text:p>
          </table:table-cell>
          <table:table-cell office:value-type="float" office:value="1843.8374103" calcext:value-type="float">
            <text:p>1843,8374103</text:p>
          </table:table-cell>
          <table:table-cell table:formula="of:=[.I26]/[.J26]" office:value-type="percentage" office:value="2.08912129588111" calcext:value-type="percentage">
            <text:p>208,91%</text:p>
          </table:table-cell>
          <table:table-cell table:formula="of:=[.F26]/[.J26]" office:value-type="percentage" office:value="0.560445294269122" calcext:value-type="percentage">
            <text:p>56,04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2812" calcext:value-type="float">
            <text:p>2812</text:p>
          </table:table-cell>
          <table:table-cell office:value-type="float" office:value="1354.65246042" calcext:value-type="float">
            <text:p>1354,65246042</text:p>
          </table:table-cell>
          <table:table-cell table:formula="of:=[.I27]/[.J27]" office:value-type="percentage" office:value="2.07580917036696" calcext:value-type="percentage">
            <text:p>207,58%</text:p>
          </table:table-cell>
          <table:table-cell table:formula="of:=[.F27]/[.J27]" office:value-type="percentage" office:value="0.551772518663758" calcext:value-type="percentage">
            <text:p>55,1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 office:value-type="float" office:value="3536" calcext:value-type="float">
            <text:p>3536</text:p>
          </table:table-cell>
          <table:table-cell table:formula="of:=[.I28]/[.J28]" office:value-type="percentage" office:value="1" calcext:value-type="percentage">
            <text:p>100,00%</text:p>
          </table:table-cell>
          <table:table-cell table:formula="of:=[.F28]/[.J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 office:value-type="float" office:value="4518" calcext:value-type="float">
            <text:p>4518</text:p>
          </table:table-cell>
          <table:table-cell table:formula="of:=[.I29]/[.J29]" office:value-type="percentage" office:value="1" calcext:value-type="percentage">
            <text:p>100,00%</text:p>
          </table:table-cell>
          <table:table-cell table:formula="of:=[.F29]/[.J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pr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0.02" calcext:value-type="float">
            <text:p>190,02</text:p>
          </table:table-cell>
          <table:table-cell table:style-name="ce5"/>
          <table:table-cell table:style-name="ce5" office:value-type="float" office:value="864" calcext:value-type="float">
            <text:p>864</text:p>
          </table:table-cell>
          <table:table-cell table:number-columns-repeated="2" table:style-name="ce5" office:value-type="float" office:value="700" calcext:value-type="float">
            <text:p>700</text:p>
          </table:table-cell>
          <table:table-cell table:style-name="ce14" table:formula="of:=[.I30]/[.J30]" office:value-type="percentage" office:value="1" calcext:value-type="percentage">
            <text:p>100,00%</text:p>
          </table:table-cell>
          <table:table-cell table:style-name="ce14" table:formula="of:=[.F30]/[.J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/>
          <table:table-cell table:style-name="ce3" office:value-type="float" office:value="755" calcext:value-type="float">
            <text:p>755</text:p>
          </table:table-cell>
          <table:table-cell table:number-columns-repeated="2" table:style-name="ce3" office:value-type="float" office:value="1550" calcext:value-type="float">
            <text:p>1550</text:p>
          </table:table-cell>
          <table:table-cell table:formula="of:=[.I31]/[.J31]" office:value-type="percentage" office:value="1" calcext:value-type="percentage">
            <text:p>100,00%</text:p>
          </table:table-cell>
          <table:table-cell table:formula="of:=[.F31]/[.J31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32]/[.J32]" office:value-type="percentage" office:value="1" calcext:value-type="percentage">
            <text:p>100,00%</text:p>
          </table:table-cell>
          <table:table-cell table:formula="of:=[.F32]/[.J32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/>
          <table:table-cell office:value-type="float" office:value="1115" calcext:value-type="float">
            <text:p>1115</text:p>
          </table:table-cell>
          <table:table-cell table:number-columns-repeated="2" office:value-type="float" office:value="3290" calcext:value-type="float">
            <text:p>3290</text:p>
          </table:table-cell>
          <table:table-cell table:formula="of:=[.I33]/[.J33]" office:value-type="percentage" office:value="1" calcext:value-type="percentage">
            <text:p>100,00%</text:p>
          </table:table-cell>
          <table:table-cell table:formula="of:=[.F33]/[.J33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/>
          <table:table-cell office:value-type="float" office:value="1238" calcext:value-type="float">
            <text:p>1238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34]/[.J34]" office:value-type="percentage" office:value="1" calcext:value-type="percentage">
            <text:p>100,00%</text:p>
          </table:table-cell>
          <table:table-cell table:formula="of:=[.F34]/[.J34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/>
          <table:table-cell office:value-type="float" office:value="1361" calcext:value-type="float">
            <text:p>1361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35]/[.J35]" office:value-type="percentage" office:value="1" calcext:value-type="percentage">
            <text:p>100,00%</text:p>
          </table:table-cell>
          <table:table-cell table:formula="of:=[.F35]/[.J35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36]/[.J36]" office:value-type="percentage" office:value="1" calcext:value-type="percentage">
            <text:p>100,00%</text:p>
          </table:table-cell>
          <table:table-cell table:formula="of:=[.F36]/[.J36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37]/[.J37]" office:value-type="percentage" office:value="1" calcext:value-type="percentage">
            <text:p>100,00%</text:p>
          </table:table-cell>
          <table:table-cell table:formula="of:=[.F37]/[.J37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/>
          <table:table-cell office:value-type="float" office:value="1235" calcext:value-type="float">
            <text:p>1235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38]/[.J38]" office:value-type="percentage" office:value="1" calcext:value-type="percentage">
            <text:p>100,00%</text:p>
          </table:table-cell>
          <table:table-cell table:formula="of:=[.F38]/[.J38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/>
          <table:table-cell office:value-type="float" office:value="1359" calcext:value-type="float">
            <text:p>1359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39]/[.J39]" office:value-type="percentage" office:value="1" calcext:value-type="percentage">
            <text:p>100,00%</text:p>
          </table:table-cell>
          <table:table-cell table:formula="of:=[.F39]/[.J39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2" office:value-type="float" office:value="700" calcext:value-type="float">
            <text:p>700</text:p>
          </table:table-cell>
          <table:table-cell table:formula="of:=[.I40]/[.J40]" office:value-type="percentage" office:value="1" calcext:value-type="percentage">
            <text:p>100,00%</text:p>
          </table:table-cell>
          <table:table-cell table:formula="of:=[.F40]/[.J40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2" office:value-type="float" office:value="1550" calcext:value-type="float">
            <text:p>1550</text:p>
          </table:table-cell>
          <table:table-cell table:formula="of:=[.I41]/[.J41]" office:value-type="percentage" office:value="1" calcext:value-type="percentage">
            <text:p>100,00%</text:p>
          </table:table-cell>
          <table:table-cell table:formula="of:=[.F41]/[.J41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42]/[.J42]" office:value-type="percentage" office:value="1" calcext:value-type="percentage">
            <text:p>100,00%</text:p>
          </table:table-cell>
          <table:table-cell table:formula="of:=[.F42]/[.J42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3290" calcext:value-type="float">
            <text:p>3290</text:p>
          </table:table-cell>
          <table:table-cell office:value-type="float" office:value="1333.48973395" calcext:value-type="float">
            <text:p>1333,48973395</text:p>
          </table:table-cell>
          <table:table-cell table:formula="of:=[.I43]/[.J43]" office:value-type="percentage" office:value="2.46721059505611" calcext:value-type="percentage">
            <text:p>246,72%</text:p>
          </table:table-cell>
          <table:table-cell table:formula="of:=[.F43]/[.J43]" office:value-type="percentage" office:value="0.396950937471445" calcext:value-type="percentage">
            <text:p>39,70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/>
          <table:table-cell office:value-type="float" office:value="1223" calcext:value-type="float">
            <text:p>1223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44]/[.J44]" office:value-type="percentage" office:value="1" calcext:value-type="percentage">
            <text:p>100,00%</text:p>
          </table:table-cell>
          <table:table-cell table:formula="of:=[.F44]/[.J44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/>
          <table:table-cell office:value-type="float" office:value="1301" calcext:value-type="float">
            <text:p>1301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45]/[.J45]" office:value-type="percentage" office:value="1" calcext:value-type="percentage">
            <text:p>100,00%</text:p>
          </table:table-cell>
          <table:table-cell table:formula="of:=[.F45]/[.J45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46]/[.J46]" office:value-type="percentage" office:value="1" calcext:value-type="percentage">
            <text:p>100,00%</text:p>
          </table:table-cell>
          <table:table-cell table:formula="of:=[.F46]/[.J46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47]/[.J47]" office:value-type="percentage" office:value="1" calcext:value-type="percentage">
            <text:p>100,00%</text:p>
          </table:table-cell>
          <table:table-cell table:formula="of:=[.F47]/[.J47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48]/[.J48]" office:value-type="percentage" office:value="1" calcext:value-type="percentage">
            <text:p>100,00%</text:p>
          </table:table-cell>
          <table:table-cell table:formula="of:=[.F48]/[.J48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49]/[.J49]" office:value-type="percentage" office:value="1" calcext:value-type="percentage">
            <text:p>100,00%</text:p>
          </table:table-cell>
          <table:table-cell table:formula="of:=[.F49]/[.J49]" office:value-type="percentage" office:value="0.146700573330867" calcext:value-type="percentage">
            <text:p>14,67%</text:p>
          </table:table-cell>
        </table:table-row>
      </table:table>
      <table:table table:name="Trial03" table:style-name="ta1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ce11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298.592617001" calcext:value-type="float">
            <text:p>298,592617001</text:p>
          </table:table-cell>
          <table:table-cell table:formula="of:=[.J6]/[.K6]" office:value-type="percentage" office:value="2.3376331505131" calcext:value-type="percentage">
            <text:p>233,76%</text:p>
          </table:table-cell>
          <table:table-cell table:formula="of:=[.G6]/[.K6]" office:value-type="percentage" office:value="0.985456381860287" calcext:value-type="percentage">
            <text:p>98,5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360.61964145" calcext:value-type="float">
            <text:p>360,61964145</text:p>
          </table:table-cell>
          <table:table-cell table:formula="of:=[.J7]/[.K7]" office:value-type="percentage" office:value="2.46797428010698" calcext:value-type="percentage">
            <text:p>246,80%</text:p>
          </table:table-cell>
          <table:table-cell table:formula="of:=[.G7]/[.K7]" office:value-type="percentage" office:value="0.956215248325044" calcext:value-type="percentage">
            <text:p>95,62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table:number-columns-repeated="2"/>
          <table:table-cell office:value-type="float" office:value="501.122177812" calcext:value-type="float">
            <text:p>501,122177812</text:p>
          </table:table-cell>
          <table:table-cell office:value-type="float" office:value="443.06678755" calcext:value-type="float">
            <text:p>443,06678755</text:p>
          </table:table-cell>
          <table:table-cell table:formula="of:=[.J8]/[.K8]" office:value-type="percentage" office:value="1.13103078789323" calcext:value-type="percentage">
            <text:p>113,10%</text:p>
          </table:table-cell>
          <table:table-cell table:formula="of:=[.G8]/[.K8]" office:value-type="percentage" office:value="0.973036147403281" calcext:value-type="percentage">
            <text:p>97,3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table:number-columns-repeated="2"/>
          <table:table-cell office:value-type="float" office:value="439.215419373" calcext:value-type="float">
            <text:p>439,215419373</text:p>
          </table:table-cell>
          <table:table-cell office:value-type="float" office:value="327.942568127" calcext:value-type="float">
            <text:p>327,942568127</text:p>
          </table:table-cell>
          <table:table-cell table:formula="of:=[.J9]/[.K9]" office:value-type="percentage" office:value="1.33930590920697" calcext:value-type="percentage">
            <text:p>133,93%</text:p>
          </table:table-cell>
          <table:table-cell table:formula="of:=[.G9]/[.K9]" office:value-type="percentage" office:value="0.916257995161016" calcext:value-type="percentage">
            <text:p>91,6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418.095817177" calcext:value-type="float">
            <text:p>418,095817177</text:p>
          </table:table-cell>
          <table:table-cell table:formula="of:=[.J10]/[.K10]" office:value-type="percentage" office:value="2.33200132587606" calcext:value-type="percentage">
            <text:p>233,20%</text:p>
          </table:table-cell>
          <table:table-cell table:formula="of:=[.G10]/[.K10]" office:value-type="percentage" office:value="0.824763094565992" calcext:value-type="percentage">
            <text:p>82,48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table:number-columns-repeated="2"/>
          <table:table-cell office:value-type="float" office:value="1323" calcext:value-type="float">
            <text:p>1323</text:p>
          </table:table-cell>
          <table:table-cell office:value-type="float" office:value="632.715883952" calcext:value-type="float">
            <text:p>632,715883952</text:p>
          </table:table-cell>
          <table:table-cell table:formula="of:=[.J11]/[.K11]" office:value-type="percentage" office:value="2.09098591256541" calcext:value-type="percentage">
            <text:p>209,10%</text:p>
          </table:table-cell>
          <table:table-cell table:formula="of:=[.G11]/[.K11]" office:value-type="percentage" office:value="0.782104594733931" calcext:value-type="percentage">
            <text:p>78,21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table:number-columns-repeated="2"/>
          <table:table-cell office:value-type="float" office:value="1683" calcext:value-type="float">
            <text:p>1683</text:p>
          </table:table-cell>
          <table:table-cell office:value-type="float" office:value="751.938599493" calcext:value-type="float">
            <text:p>751,938599493</text:p>
          </table:table-cell>
          <table:table-cell table:formula="of:=[.J12]/[.K12]" office:value-type="percentage" office:value="2.23821466424888" calcext:value-type="percentage">
            <text:p>223,82%</text:p>
          </table:table-cell>
          <table:table-cell table:formula="of:=[.G12]/[.K12]" office:value-type="percentage" office:value="0.775581942984733" calcext:value-type="percentage">
            <text:p>77,56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formula="of:=[.J13]/[.K13]" office:value-type="string" office:string-value="" calcext:value-type="error">
            <text:p>#VALUE!</text:p>
          </table:table-cell>
          <table:table-cell table:formula="of:=[.G13]/[.K1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477.077765185" calcext:value-type="float">
            <text:p>477,077765185</text:p>
          </table:table-cell>
          <table:table-cell table:formula="of:=[.J14]/[.K14]" office:value-type="percentage" office:value="2.15268887998113" calcext:value-type="percentage">
            <text:p>215,27%</text:p>
          </table:table-cell>
          <table:table-cell table:formula="of:=[.G14]/[.K14]" office:value-type="percentage" office:value="0.786077296758057" calcext:value-type="percentage">
            <text:p>78,6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616.22415042" calcext:value-type="float">
            <text:p>616,22415042</text:p>
          </table:table-cell>
          <table:table-cell table:formula="of:=[.J15]/[.K15]" office:value-type="percentage" office:value="2.34492594783105" calcext:value-type="percentage">
            <text:p>234,49%</text:p>
          </table:table-cell>
          <table:table-cell table:formula="of:=[.G15]/[.K15]" office:value-type="percentage" office:value="0.78786266274877" calcext:value-type="percentage">
            <text:p>78,79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table:number-columns-repeated="2"/>
          <table:table-cell office:value-type="float" office:value="1815" calcext:value-type="float">
            <text:p>1815</text:p>
          </table:table-cell>
          <table:table-cell office:value-type="float" office:value="831.881033262" calcext:value-type="float">
            <text:p>831,881033262</text:p>
          </table:table-cell>
          <table:table-cell table:formula="of:=[.J16]/[.K16]" office:value-type="percentage" office:value="2.1818023580643" calcext:value-type="percentage">
            <text:p>218,18%</text:p>
          </table:table-cell>
          <table:table-cell table:formula="of:=[.G16]/[.K16]" office:value-type="percentage" office:value="0.670396339982855" calcext:value-type="percentage">
            <text:p>67,04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table:number-columns-repeated="2"/>
          <table:table-cell office:value-type="float" office:value="2031" calcext:value-type="float">
            <text:p>2031</text:p>
          </table:table-cell>
          <table:table-cell office:value-type="float" office:value="929.470953935" calcext:value-type="float">
            <text:p>929,470953935</text:p>
          </table:table-cell>
          <table:table-cell table:formula="of:=[.J17]/[.K17]" office:value-type="percentage" office:value="2.18511400641577" calcext:value-type="percentage">
            <text:p>218,51%</text:p>
          </table:table-cell>
          <table:table-cell table:formula="of:=[.G17]/[.K17]" office:value-type="percentage" office:value="0.71957063011866" calcext:value-type="percentage">
            <text:p>71,9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 table:number-columns-repeated="2"/>
          <table:table-cell office:value-type="float" office:value="1733" calcext:value-type="float">
            <text:p>1733</text:p>
          </table:table-cell>
          <table:table-cell office:value-type="float" office:value="812.112725477" calcext:value-type="float">
            <text:p>812,112725477</text:p>
          </table:table-cell>
          <table:table-cell table:formula="of:=[.J18]/[.K18]" office:value-type="percentage" office:value="2.13394021006395" calcext:value-type="percentage">
            <text:p>213,39%</text:p>
          </table:table-cell>
          <table:table-cell table:formula="of:=[.G18]/[.K18]" office:value-type="percentage" office:value="0.613720219329472" calcext:value-type="percentage">
            <text:p>61,37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 table:number-columns-repeated="2"/>
          <table:table-cell office:value-type="float" office:value="2126" calcext:value-type="float">
            <text:p>2126</text:p>
          </table:table-cell>
          <table:table-cell office:value-type="float" office:value="976.801269052" calcext:value-type="float">
            <text:p>976,801269052</text:p>
          </table:table-cell>
          <table:table-cell table:formula="of:=[.J19]/[.K19]" office:value-type="percentage" office:value="2.17649184881108" calcext:value-type="percentage">
            <text:p>217,65%</text:p>
          </table:table-cell>
          <table:table-cell table:formula="of:=[.G19]/[.K19]" office:value-type="percentage" office:value="0.702927014689871" calcext:value-type="percentage">
            <text:p>70,29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1284.18766024" calcext:value-type="float">
            <text:p>1284,18766024</text:p>
          </table:table-cell>
          <table:table-cell table:formula="of:=[.J20]/[.K20]" office:value-type="percentage" office:value="2.11962790507681" calcext:value-type="percentage">
            <text:p>211,96%</text:p>
          </table:table-cell>
          <table:table-cell table:formula="of:=[.G20]/[.K20]" office:value-type="percentage" office:value="0.629518585974355" calcext:value-type="percentage">
            <text:p>62,95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 table:number-columns-repeated="2"/>
          <table:table-cell office:value-type="float" office:value="2193" calcext:value-type="float">
            <text:p>2193</text:p>
          </table:table-cell>
          <table:table-cell office:value-type="float" office:value="974.088175789" calcext:value-type="float">
            <text:p>974,088175789</text:p>
          </table:table-cell>
          <table:table-cell table:formula="of:=[.J21]/[.K21]" office:value-type="percentage" office:value="2.25133622859521" calcext:value-type="percentage">
            <text:p>225,13%</text:p>
          </table:table-cell>
          <table:table-cell table:formula="of:=[.G21]/[.K21]" office:value-type="percentage" office:value="0.620190261020949" calcext:value-type="percentage">
            <text:p>62,02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 table:number-columns-repeated="2"/>
          <table:table-cell office:value-type="float" office:value="2687" calcext:value-type="float">
            <text:p>2687</text:p>
          </table:table-cell>
          <table:table-cell office:value-type="float" office:value="1293.44385653" calcext:value-type="float">
            <text:p>1293,44385653</text:p>
          </table:table-cell>
          <table:table-cell table:formula="of:=[.J22]/[.K22]" office:value-type="percentage" office:value="2.07739979314493" calcext:value-type="percentage">
            <text:p>207,74%</text:p>
          </table:table-cell>
          <table:table-cell table:formula="of:=[.G22]/[.K22]" office:value-type="percentage" office:value="0.633386594914024" calcext:value-type="percentage">
            <text:p>63,34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 table:number-columns-repeated="2"/>
          <table:table-cell table:number-columns-repeated="2" office:value-type="float" office:value="3197" calcext:value-type="float">
            <text:p>3197</text:p>
          </table:table-cell>
          <table:table-cell table:formula="of:=[.J23]/[.K23]" office:value-type="percentage" office:value="1" calcext:value-type="percentage">
            <text:p>100,00%</text:p>
          </table:table-cell>
          <table:table-cell table:formula="of:=[.G23]/[.K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 table:number-columns-repeated="2"/>
          <table:table-cell table:number-columns-repeated="2" office:value-type="float" office:value="2532" calcext:value-type="float">
            <text:p>2532</text:p>
          </table:table-cell>
          <table:table-cell table:formula="of:=[.J24]/[.K24]" office:value-type="percentage" office:value="1" calcext:value-type="percentage">
            <text:p>100,00%</text:p>
          </table:table-cell>
          <table:table-cell table:formula="of:=[.G24]/[.K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 table:number-columns-repeated="2"/>
          <table:table-cell table:number-columns-repeated="2" office:value-type="float" office:value="3189" calcext:value-type="float">
            <text:p>3189</text:p>
          </table:table-cell>
          <table:table-cell table:formula="of:=[.J25]/[.K25]" office:value-type="percentage" office:value="1" calcext:value-type="percentage">
            <text:p>100,00%</text:p>
          </table:table-cell>
          <table:table-cell table:formula="of:=[.G25]/[.K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 table:number-columns-repeated="2"/>
          <table:table-cell table:number-columns-repeated="2" office:value-type="float" office:value="3852" calcext:value-type="float">
            <text:p>3852</text:p>
          </table:table-cell>
          <table:table-cell table:formula="of:=[.J26]/[.K26]" office:value-type="percentage" office:value="1" calcext:value-type="percentage">
            <text:p>100,00%</text:p>
          </table:table-cell>
          <table:table-cell table:formula="of:=[.G26]/[.K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 table:number-columns-repeated="2"/>
          <table:table-cell table:number-columns-repeated="2" office:value-type="float" office:value="2812" calcext:value-type="float">
            <text:p>2812</text:p>
          </table:table-cell>
          <table:table-cell table:formula="of:=[.J27]/[.K27]" office:value-type="percentage" office:value="1" calcext:value-type="percentage">
            <text:p>100,00%</text:p>
          </table:table-cell>
          <table:table-cell table:formula="of:=[.G27]/[.K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 table:number-columns-repeated="2"/>
          <table:table-cell table:number-columns-repeated="2" office:value-type="float" office:value="3536" calcext:value-type="float">
            <text:p>3536</text:p>
          </table:table-cell>
          <table:table-cell table:formula="of:=[.J28]/[.K28]" office:value-type="percentage" office:value="1" calcext:value-type="percentage">
            <text:p>100,00%</text:p>
          </table:table-cell>
          <table:table-cell table:formula="of:=[.G28]/[.K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 table:number-columns-repeated="2"/>
          <table:table-cell table:number-columns-repeated="2" office:value-type="float" office:value="4518" calcext:value-type="float">
            <text:p>4518</text:p>
          </table:table-cell>
          <table:table-cell table:formula="of:=[.J29]/[.K29]" office:value-type="percentage" office:value="1" calcext:value-type="percentage">
            <text:p>100,00%</text:p>
          </table:table-cell>
          <table:table-cell table:formula="of:=[.G29]/[.K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pr01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0.02" calcext:value-type="float">
            <text:p>190,02</text:p>
          </table:table-cell>
          <table:table-cell table:style-name="ce5" table:number-columns-repeated="2"/>
          <table:table-cell table:number-columns-repeated="2" table:style-name="ce5" office:value-type="float" office:value="700" calcext:value-type="float">
            <text:p>700</text:p>
          </table:table-cell>
          <table:table-cell table:style-name="ce14" table:formula="of:=[.J30]/[.K30]" office:value-type="percentage" office:value="1" calcext:value-type="percentage">
            <text:p>100,00%</text:p>
          </table:table-cell>
          <table:table-cell table:style-name="ce14" table:formula="of:=[.G30]/[.K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2"/>
          <table:table-cell table:number-columns-repeated="2" table:style-name="ce3" office:value-type="float" office:value="4051" calcext:value-type="float">
            <text:p>4051</text:p>
          </table:table-cell>
          <table:table-cell table:formula="of:=[.J31]/[.K31]" office:value-type="percentage" office:value="1" calcext:value-type="percentage">
            <text:p>100,00%</text:p>
          </table:table-cell>
          <table:table-cell table:formula="of:=[.G31]/[.K31]" office:value-type="percentage" office:value="0.0743865712169835" calcext:value-type="percentage">
            <text:p>7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formula="of:=[.J32]/[.K32]" office:value-type="percentage" office:value="1" calcext:value-type="percentage">
            <text:p>100,00%</text:p>
          </table:table-cell>
          <table:table-cell table:formula="of:=[.G32]/[.K32]" office:value-type="percentage" office:value="0.444073455759599" calcext:value-type="percentage">
            <text:p>44,4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2"/>
          <table:table-cell table:number-columns-repeated="2" office:value-type="float" office:value="2397" calcext:value-type="float">
            <text:p>2397</text:p>
          </table:table-cell>
          <table:table-cell table:formula="of:=[.J33]/[.K33]" office:value-type="percentage" office:value="1" calcext:value-type="percentage">
            <text:p>100,00%</text:p>
          </table:table-cell>
          <table:table-cell table:formula="of:=[.G33]/[.K33]" office:value-type="percentage" office:value="0.237901543596162" calcext:value-type="percentage">
            <text:p>23,79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2"/>
          <table:table-cell table:number-columns-repeated="2" office:value-type="float" office:value="3904" calcext:value-type="float">
            <text:p>3904</text:p>
          </table:table-cell>
          <table:table-cell table:formula="of:=[.J34]/[.K34]" office:value-type="percentage" office:value="1" calcext:value-type="percentage">
            <text:p>100,00%</text:p>
          </table:table-cell>
          <table:table-cell table:formula="of:=[.G34]/[.K34]" office:value-type="percentage" office:value="0.16077868852459" calcext:value-type="percentage">
            <text:p>16,08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2"/>
          <table:table-cell table:number-columns-repeated="2" office:value-type="float" office:value="700" calcext:value-type="float">
            <text:p>700</text:p>
          </table:table-cell>
          <table:table-cell table:formula="of:=[.J35]/[.K35]" office:value-type="percentage" office:value="1" calcext:value-type="percentage">
            <text:p>100,00%</text:p>
          </table:table-cell>
          <table:table-cell table:formula="of:=[.G35]/[.K35]" office:value-type="percentage" office:value="1.1218" calcext:value-type="percentage">
            <text:p>112,18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2"/>
          <table:table-cell table:number-columns-repeated="2" office:value-type="float" office:value="2397" calcext:value-type="float">
            <text:p>2397</text:p>
          </table:table-cell>
          <table:table-cell table:formula="of:=[.J36]/[.K36]" office:value-type="percentage" office:value="1" calcext:value-type="percentage">
            <text:p>100,00%</text:p>
          </table:table-cell>
          <table:table-cell table:formula="of:=[.G36]/[.K36]" office:value-type="percentage" office:value="0.121697955778056" calcext:value-type="percentage">
            <text:p>12,17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2"/>
          <table:table-cell table:number-columns-repeated="2" office:value-type="float" office:value="3904" calcext:value-type="float">
            <text:p>3904</text:p>
          </table:table-cell>
          <table:table-cell table:formula="of:=[.J37]/[.K37]" office:value-type="percentage" office:value="1" calcext:value-type="percentage">
            <text:p>100,00%</text:p>
          </table:table-cell>
          <table:table-cell table:formula="of:=[.G37]/[.K37]" office:value-type="percentage" office:value="0.124959016393443" calcext:value-type="percentage">
            <text:p>12,50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4"/>
          <table:table-cell table:formula="of:=[.J38]/[.K38]" office:value-type="string" office:string-value="" calcext:value-type="error">
            <text:p>#DIV/0!</text:p>
          </table:table-cell>
          <table:table-cell table:formula="of:=[.G38]/[.K3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4"/>
          <table:table-cell table:formula="of:=[.J39]/[.K39]" office:value-type="string" office:string-value="" calcext:value-type="error">
            <text:p>#DIV/0!</text:p>
          </table:table-cell>
          <table:table-cell table:formula="of:=[.G39]/[.K39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4"/>
          <table:table-cell table:formula="of:=[.J40]/[.K40]" office:value-type="string" office:string-value="" calcext:value-type="error">
            <text:p>#DIV/0!</text:p>
          </table:table-cell>
          <table:table-cell table:formula="of:=[.G40]/[.K40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4"/>
          <table:table-cell table:formula="of:=[.J41]/[.K41]" office:value-type="string" office:string-value="" calcext:value-type="error">
            <text:p>#DIV/0!</text:p>
          </table:table-cell>
          <table:table-cell table:formula="of:=[.G41]/[.K41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4"/>
          <table:table-cell table:formula="of:=[.J42]/[.K42]" office:value-type="string" office:string-value="" calcext:value-type="error">
            <text:p>#DIV/0!</text:p>
          </table:table-cell>
          <table:table-cell table:formula="of:=[.G42]/[.K42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4"/>
          <table:table-cell table:formula="of:=[.J43]/[.K43]" office:value-type="string" office:string-value="" calcext:value-type="error">
            <text:p>#DIV/0!</text:p>
          </table:table-cell>
          <table:table-cell table:formula="of:=[.G43]/[.K43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4"/>
          <table:table-cell table:formula="of:=[.J44]/[.K44]" office:value-type="string" office:string-value="" calcext:value-type="error">
            <text:p>#DIV/0!</text:p>
          </table:table-cell>
          <table:table-cell table:formula="of:=[.G44]/[.K44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4"/>
          <table:table-cell table:formula="of:=[.J45]/[.K45]" office:value-type="string" office:string-value="" calcext:value-type="error">
            <text:p>#DIV/0!</text:p>
          </table:table-cell>
          <table:table-cell table:formula="of:=[.G45]/[.K45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4"/>
          <table:table-cell table:formula="of:=[.J46]/[.K46]" office:value-type="string" office:string-value="" calcext:value-type="error">
            <text:p>#DIV/0!</text:p>
          </table:table-cell>
          <table:table-cell table:formula="of:=[.G46]/[.K46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4"/>
          <table:table-cell table:formula="of:=[.J47]/[.K47]" office:value-type="string" office:string-value="" calcext:value-type="error">
            <text:p>#DIV/0!</text:p>
          </table:table-cell>
          <table:table-cell table:formula="of:=[.G47]/[.K47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4"/>
          <table:table-cell table:formula="of:=[.J48]/[.K48]" office:value-type="string" office:string-value="" calcext:value-type="error">
            <text:p>#DIV/0!</text:p>
          </table:table-cell>
          <table:table-cell table:formula="of:=[.G48]/[.K4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4"/>
          <table:table-cell table:formula="of:=[.J49]/[.K49]" office:value-type="string" office:string-value="" calcext:value-type="error">
            <text:p>#DIV/0!</text:p>
          </table:table-cell>
          <table:table-cell table:formula="of:=[.G49]/[.K49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0]/[.K50]" office:value-type="string" office:string-value="" calcext:value-type="error">
            <text:p>#DIV/0!</text:p>
          </table:table-cell>
          <table:table-cell table:formula="of:=[.G50]/[.K50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1]/[.K51]" office:value-type="string" office:string-value="" calcext:value-type="error">
            <text:p>#DIV/0!</text:p>
          </table:table-cell>
          <table:table-cell table:formula="of:=[.G51]/[.K51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2]/[.K52]" office:value-type="string" office:string-value="" calcext:value-type="error">
            <text:p>#DIV/0!</text:p>
          </table:table-cell>
          <table:table-cell table:formula="of:=[.G52]/[.K5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3]/[.K53]" office:value-type="string" office:string-value="" calcext:value-type="error">
            <text:p>#DIV/0!</text:p>
          </table:table-cell>
          <table:table-cell table:formula="of:=[.G53]/[.K53]" office:value-type="string" office:string-value="" calcext:value-type="error">
            <text:p>#DIV/0!</text:p>
          </table:table-cell>
        </table:table-row>
      </table:table>
      <table:table table:name="Trial02" table:style-name="ta1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ce11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1469" calcext:value-type="float">
            <text:p>1469</text:p>
          </table:table-cell>
          <table:table-cell/>
          <table:table-cell office:value-type="float" office:value="315.550589895" calcext:value-type="float">
            <text:p>315,550589895</text:p>
          </table:table-cell>
          <table:table-cell table:formula="of:=[.J6]/[.K6]" office:value-type="percentage" office:value="0" calcext:value-type="percentage">
            <text:p>0,00%</text:p>
          </table:table-cell>
          <table:table-cell table:formula="of:=[.G6]/[.K6]" office:value-type="percentage" office:value="0.932497068371548" calcext:value-type="percentage">
            <text:p>93,2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054" calcext:value-type="float">
            <text:p>1054</text:p>
          </table:table-cell>
          <table:table-cell/>
          <table:table-cell office:value-type="float" office:value="376.35279042" calcext:value-type="float">
            <text:p>376,35279042</text:p>
          </table:table-cell>
          <table:table-cell table:formula="of:=[.J7]/[.K7]" office:value-type="percentage" office:value="0" calcext:value-type="percentage">
            <text:p>0,00%</text:p>
          </table:table-cell>
          <table:table-cell table:formula="of:=[.G7]/[.K7]" office:value-type="percentage" office:value="0.916241379837196" calcext:value-type="percentage">
            <text:p>91,62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float" office:value="440.972797984" calcext:value-type="float">
            <text:p>440,972797984</text:p>
          </table:table-cell>
          <table:table-cell table:formula="of:=[.J8]/[.K8]" office:value-type="percentage" office:value="0" calcext:value-type="percentage">
            <text:p>0,00%</text:p>
          </table:table-cell>
          <table:table-cell table:formula="of:=[.G8]/[.K8]" office:value-type="percentage" office:value="0.977656676264286" calcext:value-type="percentage">
            <text:p>97,77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float" office:value="339.06744428" calcext:value-type="float">
            <text:p>339,06744428</text:p>
          </table:table-cell>
          <table:table-cell table:formula="of:=[.J9]/[.K9]" office:value-type="percentage" office:value="0" calcext:value-type="percentage">
            <text:p>0,00%</text:p>
          </table:table-cell>
          <table:table-cell table:formula="of:=[.G9]/[.K9]" office:value-type="percentage" office:value="0.886195372245367" calcext:value-type="percentage">
            <text:p>88,62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412" calcext:value-type="float">
            <text:p>1412</text:p>
          </table:table-cell>
          <table:table-cell/>
          <table:table-cell office:value-type="float" office:value="403.28241593" calcext:value-type="float">
            <text:p>403,28241593</text:p>
          </table:table-cell>
          <table:table-cell table:formula="of:=[.J10]/[.K10]" office:value-type="percentage" office:value="0" calcext:value-type="percentage">
            <text:p>0,00%</text:p>
          </table:table-cell>
          <table:table-cell table:formula="of:=[.G10]/[.K10]" office:value-type="percentage" office:value="0.855058357069191" calcext:value-type="percentage">
            <text:p>85,51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670.873686813" calcext:value-type="float">
            <text:p>670,873686813</text:p>
          </table:table-cell>
          <table:table-cell table:formula="of:=[.J11]/[.K11]" office:value-type="percentage" office:value="0" calcext:value-type="percentage">
            <text:p>0,00%</text:p>
          </table:table-cell>
          <table:table-cell table:formula="of:=[.G11]/[.K11]" office:value-type="percentage" office:value="0.73762022527787" calcext:value-type="percentage">
            <text:p>73,76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703.415639116" calcext:value-type="float">
            <text:p>703,415639116</text:p>
          </table:table-cell>
          <table:table-cell table:formula="of:=[.J12]/[.K12]" office:value-type="percentage" office:value="0" calcext:value-type="percentage">
            <text:p>0,00%</text:p>
          </table:table-cell>
          <table:table-cell table:formula="of:=[.G12]/[.K12]" office:value-type="percentage" office:value="0.829083073462668" calcext:value-type="percentage">
            <text:p>82,91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float" office:value="1342" calcext:value-type="float">
            <text:p>1342</text:p>
          </table:table-cell>
          <table:table-cell/>
          <table:table-cell office:value-type="float" office:value="298.331571144" calcext:value-type="float">
            <text:p>298,331571144</text:p>
          </table:table-cell>
          <table:table-cell table:formula="of:=[.J13]/[.K13]" office:value-type="percentage" office:value="0" calcext:value-type="percentage">
            <text:p>0,00%</text:p>
          </table:table-cell>
          <table:table-cell table:formula="of:=[.G13]/[.K13]" office:value-type="percentage" office:value="0.94753632314548" calcext:value-type="percentage">
            <text:p>94,75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485.117261531" calcext:value-type="float">
            <text:p>485,117261531</text:p>
          </table:table-cell>
          <table:table-cell table:formula="of:=[.J14]/[.K14]" office:value-type="percentage" office:value="0" calcext:value-type="percentage">
            <text:p>0,00%</text:p>
          </table:table-cell>
          <table:table-cell table:formula="of:=[.G14]/[.K14]" office:value-type="percentage" office:value="0.773050208142378" calcext:value-type="percentage">
            <text:p>77,3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59" calcext:value-type="float">
            <text:p>1259</text:p>
          </table:table-cell>
          <table:table-cell/>
          <table:table-cell office:value-type="float" office:value="633.178539277" calcext:value-type="float">
            <text:p>633,178539277</text:p>
          </table:table-cell>
          <table:table-cell table:formula="of:=[.J15]/[.K15]" office:value-type="percentage" office:value="0" calcext:value-type="percentage">
            <text:p>0,00%</text:p>
          </table:table-cell>
          <table:table-cell table:formula="of:=[.G15]/[.K15]" office:value-type="percentage" office:value="0.766766354011891" calcext:value-type="percentage">
            <text:p>76,68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794.078847378" calcext:value-type="float">
            <text:p>794,078847378</text:p>
          </table:table-cell>
          <table:table-cell table:formula="of:=[.J16]/[.K16]" office:value-type="percentage" office:value="0" calcext:value-type="percentage">
            <text:p>0,00%</text:p>
          </table:table-cell>
          <table:table-cell table:formula="of:=[.G16]/[.K16]" office:value-type="percentage" office:value="0.702310610390213" calcext:value-type="percentage">
            <text:p>70,23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845.920132909" calcext:value-type="float">
            <text:p>845,920132909</text:p>
          </table:table-cell>
          <table:table-cell table:formula="of:=[.J17]/[.K17]" office:value-type="percentage" office:value="0" calcext:value-type="percentage">
            <text:p>0,00%</text:p>
          </table:table-cell>
          <table:table-cell table:formula="of:=[.G17]/[.K17]" office:value-type="percentage" office:value="0.790642016876963" calcext:value-type="percentage">
            <text:p>79,0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771.773978734" calcext:value-type="float">
            <text:p>771,773978734</text:p>
          </table:table-cell>
          <table:table-cell table:formula="of:=[.J18]/[.K18]" office:value-type="percentage" office:value="0" calcext:value-type="percentage">
            <text:p>0,00%</text:p>
          </table:table-cell>
          <table:table-cell table:formula="of:=[.G18]/[.K18]" office:value-type="percentage" office:value="0.645797880899768" calcext:value-type="percentage">
            <text:p>64,58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706" calcext:value-type="float">
            <text:p>706</text:p>
          </table:table-cell>
          <table:table-cell/>
          <table:table-cell office:value-type="float" office:value="968.338930979" calcext:value-type="float">
            <text:p>968,338930979</text:p>
          </table:table-cell>
          <table:table-cell table:formula="of:=[.J19]/[.K19]" office:value-type="percentage" office:value="0" calcext:value-type="percentage">
            <text:p>0,00%</text:p>
          </table:table-cell>
          <table:table-cell table:formula="of:=[.G19]/[.K19]" office:value-type="percentage" office:value="0.709069911405731" calcext:value-type="percentage">
            <text:p>70,91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office:value-type="float" office:value="1280.8601154" calcext:value-type="float">
            <text:p>1280,8601154</text:p>
          </table:table-cell>
          <table:table-cell table:formula="of:=[.J20]/[.K20]" office:value-type="percentage" office:value="0" calcext:value-type="percentage">
            <text:p>0,00%</text:p>
          </table:table-cell>
          <table:table-cell table:formula="of:=[.G20]/[.K20]" office:value-type="percentage" office:value="0.631154011496047" calcext:value-type="percentage">
            <text:p>63,12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720" calcext:value-type="float">
            <text:p>720</text:p>
          </table:table-cell>
          <table:table-cell/>
          <table:table-cell office:value-type="float" office:value="930.863994936" calcext:value-type="float">
            <text:p>930,863994936</text:p>
          </table:table-cell>
          <table:table-cell table:formula="of:=[.J21]/[.K21]" office:value-type="percentage" office:value="0" calcext:value-type="percentage">
            <text:p>0,00%</text:p>
          </table:table-cell>
          <table:table-cell table:formula="of:=[.G21]/[.K21]" office:value-type="percentage" office:value="0.648988470159419" calcext:value-type="percentage">
            <text:p>64,90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2687" calcext:value-type="float">
            <text:p>2687</text:p>
          </table:table-cell>
          <table:table-cell table:formula="of:=[.J22]/[.K22]" office:value-type="percentage" office:value="0" calcext:value-type="percentage">
            <text:p>0,00%</text:p>
          </table:table-cell>
          <table:table-cell table:formula="of:=[.G22]/[.K22]" office:value-type="percentage" office:value="0.304893933755117" calcext:value-type="percentage">
            <text:p>30,49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3197" calcext:value-type="float">
            <text:p>3197</text:p>
          </table:table-cell>
          <table:table-cell table:formula="of:=[.J23]/[.K23]" office:value-type="percentage" office:value="0" calcext:value-type="percentage">
            <text:p>0,00%</text:p>
          </table:table-cell>
          <table:table-cell table:formula="of:=[.G23]/[.K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office:value-type="float" office:value="2532" calcext:value-type="float">
            <text:p>2532</text:p>
          </table:table-cell>
          <table:table-cell table:formula="of:=[.J24]/[.K24]" office:value-type="percentage" office:value="0" calcext:value-type="percentage">
            <text:p>0,00%</text:p>
          </table:table-cell>
          <table:table-cell table:formula="of:=[.G24]/[.K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3189" calcext:value-type="float">
            <text:p>3189</text:p>
          </table:table-cell>
          <table:table-cell table:formula="of:=[.J25]/[.K25]" office:value-type="percentage" office:value="0" calcext:value-type="percentage">
            <text:p>0,00%</text:p>
          </table:table-cell>
          <table:table-cell table:formula="of:=[.G25]/[.K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3852" calcext:value-type="float">
            <text:p>3852</text:p>
          </table:table-cell>
          <table:table-cell table:formula="of:=[.J26]/[.K26]" office:value-type="percentage" office:value="0" calcext:value-type="percentage">
            <text:p>0,00%</text:p>
          </table:table-cell>
          <table:table-cell table:formula="of:=[.G26]/[.K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2812" calcext:value-type="float">
            <text:p>2812</text:p>
          </table:table-cell>
          <table:table-cell table:formula="of:=[.J27]/[.K27]" office:value-type="percentage" office:value="0" calcext:value-type="percentage">
            <text:p>0,00%</text:p>
          </table:table-cell>
          <table:table-cell table:formula="of:=[.G27]/[.K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3536" calcext:value-type="float">
            <text:p>3536</text:p>
          </table:table-cell>
          <table:table-cell table:formula="of:=[.J28]/[.K28]" office:value-type="percentage" office:value="0" calcext:value-type="percentage">
            <text:p>0,00%</text:p>
          </table:table-cell>
          <table:table-cell table:formula="of:=[.G28]/[.K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[.J29]/[.K29]" office:value-type="percentage" office:value="0" calcext:value-type="percentage">
            <text:p>0,00%</text:p>
          </table:table-cell>
          <table:table-cell table:formula="of:=[.G29]/[.K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pr01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90.02" calcext:value-type="float">
            <text:p>190,02</text:p>
          </table:table-cell>
          <table:table-cell table:style-name="ce5"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1.34" calcext:value-type="float">
            <text:p>301,34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70.25" calcext:value-type="float">
            <text:p>570,25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27.68" calcext:value-type="float">
            <text:p>627,68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85.26" calcext:value-type="float">
            <text:p>785,2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91.71" calcext:value-type="float">
            <text:p>291,7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7.84" calcext:value-type="float">
            <text:p>487,84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658.31" calcext:value-type="float">
            <text:p>658,3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855.15" calcext:value-type="float">
            <text:p>855,15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4.46" calcext:value-type="float">
            <text:p>164,4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5.66" calcext:value-type="float">
            <text:p>295,6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4.83" calcext:value-type="float">
            <text:p>484,83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29.33" calcext:value-type="float">
            <text:p>529,33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77.98" calcext:value-type="float">
            <text:p>577,98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37.69" calcext:value-type="float">
            <text:p>737,6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8.21" calcext:value-type="float">
            <text:p>248,2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61.39" calcext:value-type="float">
            <text:p>461,3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3.49" calcext:value-type="float">
            <text:p>593,4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93.21" calcext:value-type="float">
            <text:p>793,21</text:p>
          </table:table-cell>
          <table:table-cell table:number-columns-repeated="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.00.0000</text:date>, <text:time style:data-style-name="N2" text:time-value="15:23:08.780679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Bombardelli</meta:initial-creator>
    <meta:creation-date>2016-01-09T18:46:03.951796017</meta:creation-date>
    <dc:date>2016-02-27T15:42:22.827388786</dc:date>
    <dc:creator>Fernando Bombardelli</dc:creator>
    <meta:editing-duration>PT5H4M21S</meta:editing-duration>
    <meta:editing-cycles>34</meta:editing-cycles>
    <meta:generator>LibreOffice/4.2.8.2$Linux_X86_64 LibreOffice_project/420$Build-2</meta:generator>
    <meta:document-statistic meta:table-count="10" meta:cell-count="5231" meta:object-count="0"/>
  </office:meta>
</office:document-meta>
</file>